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52.92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20200426_063913" table:style-name="ta1">
        <table:shapes>
          <draw:frame draw:z-index="0" draw:style-name="gr1" draw:text-style-name="P1" svg:width="160.11mm" svg:height="90.05mm" svg:x="284.02mm" svg:y="10.89mm">
            <draw:object draw:notify-on-update-of-ranges="temperature20200426_063913.A1:temperature20200426_063913.A1 temperature20200426_063913.A2:temperature20200426_063913.A387 temperature20200426_063913.B1:temperature20200426_063913.B1 temperature20200426_063913.B2:temperature20200426_063913.B387 temperature20200426_063913.C1:temperature20200426_063913.C1 temperature20200426_063913.C2:temperature20200426_063913.C3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[min]</text:p>
          </table:table-cell>
          <table:table-cell office:value-type="string" calcext:value-type="string">
            <text:p>Temperature[°C]</text:p>
          </table:table-cell>
          <table:table-cell office:value-type="string" calcext:value-type="string">
            <text:p>Reference Temperature[°C]</text:p>
          </table:table-cell>
          <table:table-cell office:value-type="string" calcext:value-type="string">
            <text:p>Power[W]</text:p>
          </table:table-cell>
          <table:table-cell office:value-type="string" calcext:value-type="string">
            <text:p>Observer state Temperature[°C]</text:p>
          </table:table-cell>
          <table:table-cell office:value-type="string" calcext:value-type="string">
            <text:p>Observer state Power[W]</text:p>
          </table:table-cell>
          <table:table-cell office:value-type="string" calcext:value-type="string">
            <text:p>Observer state Ambient temperature[°C]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4.7" calcext:value-type="float">
            <text:p>24.7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0.2386738142273" calcext:value-type="float">
            <text:p>20.2386738142273</text:p>
          </table:table-cell>
          <table:table-cell office:value-type="float" office:value="101.804808694827" calcext:value-type="float">
            <text:p>101.804808694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4.9" calcext:value-type="float">
            <text:p>24.9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3.2875851360377" calcext:value-type="float">
            <text:p>23.2875851360377</text:p>
          </table:table-cell>
          <table:table-cell office:value-type="float" office:value="208.858928707472" calcext:value-type="float">
            <text:p>208.858928707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4.398932982595" calcext:value-type="float">
            <text:p>24.398932982595</text:p>
          </table:table-cell>
          <table:table-cell office:value-type="float" office:value="301.80234126439" calcext:value-type="float">
            <text:p>301.80234126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.3" calcext:value-type="float">
            <text:p>25.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4.9001208479153" calcext:value-type="float">
            <text:p>24.9001208479153</text:p>
          </table:table-cell>
          <table:table-cell office:value-type="float" office:value="388.685771692393" calcext:value-type="float">
            <text:p>388.6857716923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5.6" calcext:value-type="float">
            <text:p>25.6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5.2320752497521" calcext:value-type="float">
            <text:p>25.2320752497521</text:p>
          </table:table-cell>
          <table:table-cell office:value-type="float" office:value="463.428462078641" calcext:value-type="float">
            <text:p>463.4284620786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5.6036815313435" calcext:value-type="float">
            <text:p>25.6036815313435</text:p>
          </table:table-cell>
          <table:table-cell office:value-type="float" office:value="542.994870671888" calcext:value-type="float">
            <text:p>542.994870671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6.3" calcext:value-type="float">
            <text:p>26.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6.0011045539072" calcext:value-type="float">
            <text:p>26.0011045539072</text:p>
          </table:table-cell>
          <table:table-cell office:value-type="float" office:value="620.503061455803" calcext:value-type="float">
            <text:p>620.503061455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6.7" calcext:value-type="float">
            <text:p>26.7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6.3858921089858" calcext:value-type="float">
            <text:p>26.3858921089858</text:p>
          </table:table-cell>
          <table:table-cell office:value-type="float" office:value="694.528220706963" calcext:value-type="float">
            <text:p>694.5282207069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7.1" calcext:value-type="float">
            <text:p>27.1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6.7942828038016" calcext:value-type="float">
            <text:p>26.7942828038016</text:p>
          </table:table-cell>
          <table:table-cell office:value-type="float" office:value="766.213931692317" calcext:value-type="float">
            <text:p>766.213931692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7.5" calcext:value-type="float">
            <text:p>27.5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7.1602490420203" calcext:value-type="float">
            <text:p>27.1602490420203</text:p>
          </table:table-cell>
          <table:table-cell office:value-type="float" office:value="827.223919385159" calcext:value-type="float">
            <text:p>827.223919385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7.8" calcext:value-type="float">
            <text:p>27.8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7.5820162353536" calcext:value-type="float">
            <text:p>27.5820162353536</text:p>
          </table:table-cell>
          <table:table-cell office:value-type="float" office:value="893.828554869289" calcext:value-type="float">
            <text:p>893.828554869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8.3" calcext:value-type="float">
            <text:p>28.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8.0024772934892" calcext:value-type="float">
            <text:p>28.0024772934892</text:p>
          </table:table-cell>
          <table:table-cell office:value-type="float" office:value="958.201885089162" calcext:value-type="float">
            <text:p>958.201885089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8.7" calcext:value-type="float">
            <text:p>28.7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8.4012659502001" calcext:value-type="float">
            <text:p>28.4012659502001</text:p>
          </table:table-cell>
          <table:table-cell office:value-type="float" office:value="1018.93159364255" calcext:value-type="float">
            <text:p>1018.93159364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9.1" calcext:value-type="float">
            <text:p>29.1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8.8233119284293" calcext:value-type="float">
            <text:p>28.8233119284293</text:p>
          </table:table-cell>
          <table:table-cell office:value-type="float" office:value="1077.44843142753" calcext:value-type="float">
            <text:p>1077.44843142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29.4" calcext:value-type="float">
            <text:p>29.4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9.2218464744278" calcext:value-type="float">
            <text:p>29.2218464744278</text:p>
          </table:table-cell>
          <table:table-cell office:value-type="float" office:value="1133.92136501778" calcext:value-type="float">
            <text:p>1133.9213650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9.8" calcext:value-type="float">
            <text:p>29.8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9.5699517395531" calcext:value-type="float">
            <text:p>29.5699517395531</text:p>
          </table:table-cell>
          <table:table-cell office:value-type="float" office:value="1182.22414379314" calcext:value-type="float">
            <text:p>1182.22414379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0.2" calcext:value-type="float">
            <text:p>30.2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29.9576532080769" calcext:value-type="float">
            <text:p>29.9576532080769</text:p>
          </table:table-cell>
          <table:table-cell office:value-type="float" office:value="1234.3133011777" calcext:value-type="float">
            <text:p>1234.3133011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0.5" calcext:value-type="float">
            <text:p>30.5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0.3693750722975" calcext:value-type="float">
            <text:p>30.3693750722975</text:p>
          </table:table-cell>
          <table:table-cell office:value-type="float" office:value="1285.08390155738" calcext:value-type="float">
            <text:p>1285.08390155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0.9" calcext:value-type="float">
            <text:p>30.9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0.7762017508428" calcext:value-type="float">
            <text:p>30.7762017508428</text:p>
          </table:table-cell>
          <table:table-cell office:value-type="float" office:value="1333.05771120178" calcext:value-type="float">
            <text:p>1333.05771120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1.3" calcext:value-type="float">
            <text:p>31.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1.1314752605617" calcext:value-type="float">
            <text:p>31.1314752605617</text:p>
          </table:table-cell>
          <table:table-cell office:value-type="float" office:value="1379.20771261459" calcext:value-type="float">
            <text:p>1379.20771261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1.8" calcext:value-type="float">
            <text:p>31.8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1.5370349500676" calcext:value-type="float">
            <text:p>31.5370349500676</text:p>
          </table:table-cell>
          <table:table-cell office:value-type="float" office:value="1423.83685037479" calcext:value-type="float">
            <text:p>1423.836850374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2.1" calcext:value-type="float">
            <text:p>32.1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1.9104575537428" calcext:value-type="float">
            <text:p>31.9104575537428</text:p>
          </table:table-cell>
          <table:table-cell office:value-type="float" office:value="1463.0332825337" calcext:value-type="float">
            <text:p>1463.03328253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2.5" calcext:value-type="float">
            <text:p>32.5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2.3028274742889" calcext:value-type="float">
            <text:p>32.3028274742889</text:p>
          </table:table-cell>
          <table:table-cell office:value-type="float" office:value="1504.38721099942" calcext:value-type="float">
            <text:p>1504.38721099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2.9" calcext:value-type="float">
            <text:p>32.9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2.7143989145013" calcext:value-type="float">
            <text:p>32.7143989145013</text:p>
          </table:table-cell>
          <table:table-cell office:value-type="float" office:value="1544.03158346265" calcext:value-type="float">
            <text:p>1544.03158346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3.3" calcext:value-type="float">
            <text:p>33.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3.103254041099" calcext:value-type="float">
            <text:p>33.103254041099</text:p>
          </table:table-cell>
          <table:table-cell office:value-type="float" office:value="1582.68723449297" calcext:value-type="float">
            <text:p>1582.68723449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3.7" calcext:value-type="float">
            <text:p>33.7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3.5241498485351" calcext:value-type="float">
            <text:p>33.5241498485351</text:p>
          </table:table-cell>
          <table:table-cell office:value-type="float" office:value="1619.59859434681" calcext:value-type="float">
            <text:p>1619.59859434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3.9237485534496" calcext:value-type="float">
            <text:p>33.9237485534496</text:p>
          </table:table-cell>
          <table:table-cell office:value-type="float" office:value="1655.18517761458" calcext:value-type="float">
            <text:p>1655.18517761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4.5" calcext:value-type="float">
            <text:p>34.5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4.2713473376004" calcext:value-type="float">
            <text:p>34.2713473376004</text:p>
          </table:table-cell>
          <table:table-cell office:value-type="float" office:value="1685.98115805999" calcext:value-type="float">
            <text:p>1685.98115805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34.9" calcext:value-type="float">
            <text:p>34.9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34.6965388596034" calcext:value-type="float">
            <text:p>34.6965388596034</text:p>
          </table:table-cell>
          <table:table-cell office:value-type="float" office:value="1719.13717920336" calcext:value-type="float">
            <text:p>1719.137179203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35.2" calcext:value-type="float">
            <text:p>35.2</text:p>
          </table:table-cell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35.0727614082764" calcext:value-type="float">
            <text:p>35.0727614082764</text:p>
          </table:table-cell>
          <table:table-cell office:value-type="float" office:value="1743.29899504633" calcext:value-type="float">
            <text:p>1743.29899504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5.5" calcext:value-type="float">
            <text:p>35.5</text:p>
          </table:table-cell>
          <table:table-cell office:value-type="float" office:value="17.158" calcext:value-type="float">
            <text:p>17.158</text:p>
          </table:table-cell>
          <table:table-cell office:value-type="float" office:value="1500" calcext:value-type="float">
            <text:p>1500</text:p>
          </table:table-cell>
          <table:table-cell office:value-type="float" office:value="35.4567238339192" calcext:value-type="float">
            <text:p>35.4567238339192</text:p>
          </table:table-cell>
          <table:table-cell office:value-type="float" office:value="1750.00416620132" calcext:value-type="float">
            <text:p>1750.004166201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35.8" calcext:value-type="float">
            <text:p>35.8</text:p>
          </table:table-cell>
          <table:table-cell office:value-type="float" office:value="17.325" calcext:value-type="float">
            <text:p>17.325</text:p>
          </table:table-cell>
          <table:table-cell office:value-type="float" office:value="1500" calcext:value-type="float">
            <text:p>1500</text:p>
          </table:table-cell>
          <table:table-cell office:value-type="float" office:value="35.7468470522928" calcext:value-type="float">
            <text:p>35.7468470522928</text:p>
          </table:table-cell>
          <table:table-cell office:value-type="float" office:value="1756.02029275755" calcext:value-type="float">
            <text:p>1756.02029275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35.8" calcext:value-type="float">
            <text:p>35.8</text:p>
          </table:table-cell>
          <table:table-cell office:value-type="float" office:value="17.492" calcext:value-type="float">
            <text:p>17.492</text:p>
          </table:table-cell>
          <table:table-cell office:value-type="float" office:value="1500" calcext:value-type="float">
            <text:p>1500</text:p>
          </table:table-cell>
          <table:table-cell office:value-type="float" office:value="35.9495577158969" calcext:value-type="float">
            <text:p>35.9495577158969</text:p>
          </table:table-cell>
          <table:table-cell office:value-type="float" office:value="1761.37400406918" calcext:value-type="float">
            <text:p>1761.374004069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5.8" calcext:value-type="float">
            <text:p>35.8</text:p>
          </table:table-cell>
          <table:table-cell office:value-type="float" office:value="17.66" calcext:value-type="float">
            <text:p>17.66</text:p>
          </table:table-cell>
          <table:table-cell office:value-type="float" office:value="1500" calcext:value-type="float">
            <text:p>1500</text:p>
          </table:table-cell>
          <table:table-cell office:value-type="float" office:value="36.0146628552477" calcext:value-type="float">
            <text:p>36.0146628552477</text:p>
          </table:table-cell>
          <table:table-cell office:value-type="float" office:value="1765.41698379489" calcext:value-type="float">
            <text:p>1765.416983794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35.9" calcext:value-type="float">
            <text:p>35.9</text:p>
          </table:table-cell>
          <table:table-cell office:value-type="float" office:value="17.826" calcext:value-type="float">
            <text:p>17.826</text:p>
          </table:table-cell>
          <table:table-cell office:value-type="float" office:value="1500" calcext:value-type="float">
            <text:p>1500</text:p>
          </table:table-cell>
          <table:table-cell office:value-type="float" office:value="36.0415937937841" calcext:value-type="float">
            <text:p>36.0415937937841</text:p>
          </table:table-cell>
          <table:table-cell office:value-type="float" office:value="1769.54886354924" calcext:value-type="float">
            <text:p>1769.54886354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35.8" calcext:value-type="float">
            <text:p>35.8</text:p>
          </table:table-cell>
          <table:table-cell office:value-type="float" office:value="17.993" calcext:value-type="float">
            <text:p>17.993</text:p>
          </table:table-cell>
          <table:table-cell office:value-type="float" office:value="1500" calcext:value-type="float">
            <text:p>1500</text:p>
          </table:table-cell>
          <table:table-cell office:value-type="float" office:value="36.0552907485737" calcext:value-type="float">
            <text:p>36.0552907485737</text:p>
          </table:table-cell>
          <table:table-cell office:value-type="float" office:value="1773.43361575666" calcext:value-type="float">
            <text:p>1773.433615756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5.8" calcext:value-type="float">
            <text:p>35.8</text:p>
          </table:table-cell>
          <table:table-cell office:value-type="float" office:value="18.159" calcext:value-type="float">
            <text:p>18.159</text:p>
          </table:table-cell>
          <table:table-cell office:value-type="float" office:value="1500" calcext:value-type="float">
            <text:p>1500</text:p>
          </table:table-cell>
          <table:table-cell office:value-type="float" office:value="36.0562291840287" calcext:value-type="float">
            <text:p>36.0562291840287</text:p>
          </table:table-cell>
          <table:table-cell office:value-type="float" office:value="1777.12893895355" calcext:value-type="float">
            <text:p>1777.12893895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5.8" calcext:value-type="float">
            <text:p>35.8</text:p>
          </table:table-cell>
          <table:table-cell office:value-type="float" office:value="18.326" calcext:value-type="float">
            <text:p>18.326</text:p>
          </table:table-cell>
          <table:table-cell office:value-type="float" office:value="1500" calcext:value-type="float">
            <text:p>1500</text:p>
          </table:table-cell>
          <table:table-cell office:value-type="float" office:value="36.0569304009415" calcext:value-type="float">
            <text:p>36.0569304009415</text:p>
          </table:table-cell>
          <table:table-cell office:value-type="float" office:value="1780.70091475083" calcext:value-type="float">
            <text:p>1780.70091475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5.9" calcext:value-type="float">
            <text:p>35.9</text:p>
          </table:table-cell>
          <table:table-cell office:value-type="float" office:value="18.493" calcext:value-type="float">
            <text:p>18.493</text:p>
          </table:table-cell>
          <table:table-cell office:value-type="float" office:value="1500" calcext:value-type="float">
            <text:p>1500</text:p>
          </table:table-cell>
          <table:table-cell office:value-type="float" office:value="36.076496423027" calcext:value-type="float">
            <text:p>36.076496423027</text:p>
          </table:table-cell>
          <table:table-cell office:value-type="float" office:value="1783.87347274659" calcext:value-type="float">
            <text:p>1783.873472746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5.9" calcext:value-type="float">
            <text:p>35.9</text:p>
          </table:table-cell>
          <table:table-cell office:value-type="float" office:value="18.66" calcext:value-type="float">
            <text:p>18.66</text:p>
          </table:table-cell>
          <table:table-cell office:value-type="float" office:value="1500" calcext:value-type="float">
            <text:p>1500</text:p>
          </table:table-cell>
          <table:table-cell office:value-type="float" office:value="36.1106911069481" calcext:value-type="float">
            <text:p>36.1106911069481</text:p>
          </table:table-cell>
          <table:table-cell office:value-type="float" office:value="1787.30995359647" calcext:value-type="float">
            <text:p>1787.30995359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35.9" calcext:value-type="float">
            <text:p>35.9</text:p>
          </table:table-cell>
          <table:table-cell office:value-type="float" office:value="18.826" calcext:value-type="float">
            <text:p>18.826</text:p>
          </table:table-cell>
          <table:table-cell office:value-type="float" office:value="1500" calcext:value-type="float">
            <text:p>1500</text:p>
          </table:table-cell>
          <table:table-cell office:value-type="float" office:value="36.1423658537748" calcext:value-type="float">
            <text:p>36.1423658537748</text:p>
          </table:table-cell>
          <table:table-cell office:value-type="float" office:value="1790.62058507869" calcext:value-type="float">
            <text:p>1790.62058507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36" calcext:value-type="float">
            <text:p>36</text:p>
          </table:table-cell>
          <table:table-cell office:value-type="float" office:value="18.993" calcext:value-type="float">
            <text:p>18.993</text:p>
          </table:table-cell>
          <table:table-cell office:value-type="float" office:value="1500" calcext:value-type="float">
            <text:p>1500</text:p>
          </table:table-cell>
          <table:table-cell office:value-type="float" office:value="36.1486054233887" calcext:value-type="float">
            <text:p>36.1486054233887</text:p>
          </table:table-cell>
          <table:table-cell office:value-type="float" office:value="1793.6620250572" calcext:value-type="float">
            <text:p>1793.6620250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6" calcext:value-type="float">
            <text:p>36</text:p>
          </table:table-cell>
          <table:table-cell office:value-type="float" office:value="19.159" calcext:value-type="float">
            <text:p>19.159</text:p>
          </table:table-cell>
          <table:table-cell office:value-type="float" office:value="1500" calcext:value-type="float">
            <text:p>1500</text:p>
          </table:table-cell>
          <table:table-cell office:value-type="float" office:value="36.1998446113014" calcext:value-type="float">
            <text:p>36.1998446113014</text:p>
          </table:table-cell>
          <table:table-cell office:value-type="float" office:value="1796.80804747533" calcext:value-type="float">
            <text:p>1796.80804747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6" calcext:value-type="float">
            <text:p>36</text:p>
          </table:table-cell>
          <table:table-cell office:value-type="float" office:value="19.326" calcext:value-type="float">
            <text:p>19.326</text:p>
          </table:table-cell>
          <table:table-cell office:value-type="float" office:value="1500" calcext:value-type="float">
            <text:p>1500</text:p>
          </table:table-cell>
          <table:table-cell office:value-type="float" office:value="36.239532289249" calcext:value-type="float">
            <text:p>36.239532289249</text:p>
          </table:table-cell>
          <table:table-cell office:value-type="float" office:value="1799.7919984025" calcext:value-type="float">
            <text:p>1799.7919984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36" calcext:value-type="float">
            <text:p>36</text:p>
          </table:table-cell>
          <table:table-cell office:value-type="float" office:value="19.493" calcext:value-type="float">
            <text:p>19.493</text:p>
          </table:table-cell>
          <table:table-cell office:value-type="float" office:value="1500" calcext:value-type="float">
            <text:p>1500</text:p>
          </table:table-cell>
          <table:table-cell office:value-type="float" office:value="36.2525602275935" calcext:value-type="float">
            <text:p>36.2525602275935</text:p>
          </table:table-cell>
          <table:table-cell office:value-type="float" office:value="1802.28336550939" calcext:value-type="float">
            <text:p>1802.28336550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6.1" calcext:value-type="float">
            <text:p>36.1</text:p>
          </table:table-cell>
          <table:table-cell office:value-type="float" office:value="19.659" calcext:value-type="float">
            <text:p>19.659</text:p>
          </table:table-cell>
          <table:table-cell office:value-type="float" office:value="1500" calcext:value-type="float">
            <text:p>1500</text:p>
          </table:table-cell>
          <table:table-cell office:value-type="float" office:value="36.2925338168665" calcext:value-type="float">
            <text:p>36.2925338168665</text:p>
          </table:table-cell>
          <table:table-cell office:value-type="float" office:value="1805.04527559126" calcext:value-type="float">
            <text:p>1805.04527559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36.1" calcext:value-type="float">
            <text:p>36.1</text:p>
          </table:table-cell>
          <table:table-cell office:value-type="float" office:value="19.826" calcext:value-type="float">
            <text:p>19.826</text:p>
          </table:table-cell>
          <table:table-cell office:value-type="float" office:value="1500" calcext:value-type="float">
            <text:p>1500</text:p>
          </table:table-cell>
          <table:table-cell office:value-type="float" office:value="36.3376189473792" calcext:value-type="float">
            <text:p>36.3376189473792</text:p>
          </table:table-cell>
          <table:table-cell office:value-type="float" office:value="1807.72420443928" calcext:value-type="float">
            <text:p>1807.724204439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36.2" calcext:value-type="float">
            <text:p>36.2</text:p>
          </table:table-cell>
          <table:table-cell office:value-type="float" office:value="19.994" calcext:value-type="float">
            <text:p>19.994</text:p>
          </table:table-cell>
          <table:table-cell office:value-type="float" office:value="1500" calcext:value-type="float">
            <text:p>1500</text:p>
          </table:table-cell>
          <table:table-cell office:value-type="float" office:value="36.3953661699291" calcext:value-type="float">
            <text:p>36.3953661699291</text:p>
          </table:table-cell>
          <table:table-cell office:value-type="float" office:value="1810.3788093383" calcext:value-type="float">
            <text:p>1810.3788093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6.3" calcext:value-type="float">
            <text:p>36.3</text:p>
          </table:table-cell>
          <table:table-cell office:value-type="float" office:value="20.159" calcext:value-type="float">
            <text:p>20.159</text:p>
          </table:table-cell>
          <table:table-cell office:value-type="float" office:value="1500" calcext:value-type="float">
            <text:p>1500</text:p>
          </table:table-cell>
          <table:table-cell office:value-type="float" office:value="36.4960003172736" calcext:value-type="float">
            <text:p>36.4960003172736</text:p>
          </table:table-cell>
          <table:table-cell office:value-type="float" office:value="1813.12720437137" calcext:value-type="float">
            <text:p>1813.12720437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36.4" calcext:value-type="float">
            <text:p>36.4</text:p>
          </table:table-cell>
          <table:table-cell office:value-type="float" office:value="20.327" calcext:value-type="float">
            <text:p>20.327</text:p>
          </table:table-cell>
          <table:table-cell office:value-type="float" office:value="1500" calcext:value-type="float">
            <text:p>1500</text:p>
          </table:table-cell>
          <table:table-cell office:value-type="float" office:value="36.5498943245886" calcext:value-type="float">
            <text:p>36.5498943245886</text:p>
          </table:table-cell>
          <table:table-cell office:value-type="float" office:value="1815.56677797091" calcext:value-type="float">
            <text:p>1815.566777970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36.5" calcext:value-type="float">
            <text:p>36.5</text:p>
          </table:table-cell>
          <table:table-cell office:value-type="float" office:value="20.492" calcext:value-type="float">
            <text:p>20.492</text:p>
          </table:table-cell>
          <table:table-cell office:value-type="float" office:value="1500" calcext:value-type="float">
            <text:p>1500</text:p>
          </table:table-cell>
          <table:table-cell office:value-type="float" office:value="36.6395395141746" calcext:value-type="float">
            <text:p>36.6395395141746</text:p>
          </table:table-cell>
          <table:table-cell office:value-type="float" office:value="1817.87380995523" calcext:value-type="float">
            <text:p>1817.873809955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6.5" calcext:value-type="float">
            <text:p>36.5</text:p>
          </table:table-cell>
          <table:table-cell office:value-type="float" office:value="20.66" calcext:value-type="float">
            <text:p>20.66</text:p>
          </table:table-cell>
          <table:table-cell office:value-type="float" office:value="1500" calcext:value-type="float">
            <text:p>1500</text:p>
          </table:table-cell>
          <table:table-cell office:value-type="float" office:value="36.7203169663613" calcext:value-type="float">
            <text:p>36.7203169663613</text:p>
          </table:table-cell>
          <table:table-cell office:value-type="float" office:value="1820.23827211086" calcext:value-type="float">
            <text:p>1820.23827211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36.7" calcext:value-type="float">
            <text:p>36.7</text:p>
          </table:table-cell>
          <table:table-cell office:value-type="float" office:value="20.827" calcext:value-type="float">
            <text:p>20.827</text:p>
          </table:table-cell>
          <table:table-cell office:value-type="float" office:value="1500" calcext:value-type="float">
            <text:p>1500</text:p>
          </table:table-cell>
          <table:table-cell office:value-type="float" office:value="36.8252688095277" calcext:value-type="float">
            <text:p>36.8252688095277</text:p>
          </table:table-cell>
          <table:table-cell office:value-type="float" office:value="1822.63423422111" calcext:value-type="float">
            <text:p>1822.63423422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36.7" calcext:value-type="float">
            <text:p>36.7</text:p>
          </table:table-cell>
          <table:table-cell office:value-type="float" office:value="20.993" calcext:value-type="float">
            <text:p>20.993</text:p>
          </table:table-cell>
          <table:table-cell office:value-type="float" office:value="1500" calcext:value-type="float">
            <text:p>1500</text:p>
          </table:table-cell>
          <table:table-cell office:value-type="float" office:value="36.915993314141" calcext:value-type="float">
            <text:p>36.915993314141</text:p>
          </table:table-cell>
          <table:table-cell office:value-type="float" office:value="1824.87667233041" calcext:value-type="float">
            <text:p>1824.87667233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6.8" calcext:value-type="float">
            <text:p>36.8</text:p>
          </table:table-cell>
          <table:table-cell office:value-type="float" office:value="21.16" calcext:value-type="float">
            <text:p>21.16</text:p>
          </table:table-cell>
          <table:table-cell office:value-type="float" office:value="1500" calcext:value-type="float">
            <text:p>1500</text:p>
          </table:table-cell>
          <table:table-cell office:value-type="float" office:value="37.0004006711772" calcext:value-type="float">
            <text:p>37.0004006711772</text:p>
          </table:table-cell>
          <table:table-cell office:value-type="float" office:value="1827.0141280725" calcext:value-type="float">
            <text:p>1827.0141280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6.9" calcext:value-type="float">
            <text:p>36.9</text:p>
          </table:table-cell>
          <table:table-cell office:value-type="float" office:value="21.326" calcext:value-type="float">
            <text:p>21.326</text:p>
          </table:table-cell>
          <table:table-cell office:value-type="float" office:value="1500" calcext:value-type="float">
            <text:p>1500</text:p>
          </table:table-cell>
          <table:table-cell office:value-type="float" office:value="37.0759722345202" calcext:value-type="float">
            <text:p>37.0759722345202</text:p>
          </table:table-cell>
          <table:table-cell office:value-type="float" office:value="1828.98896783632" calcext:value-type="float">
            <text:p>1828.988967836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37" calcext:value-type="float">
            <text:p>37</text:p>
          </table:table-cell>
          <table:table-cell office:value-type="float" office:value="21.494" calcext:value-type="float">
            <text:p>21.494</text:p>
          </table:table-cell>
          <table:table-cell office:value-type="float" office:value="1500" calcext:value-type="float">
            <text:p>1500</text:p>
          </table:table-cell>
          <table:table-cell office:value-type="float" office:value="37.1998583374247" calcext:value-type="float">
            <text:p>37.1998583374247</text:p>
          </table:table-cell>
          <table:table-cell office:value-type="float" office:value="1831.02488602321" calcext:value-type="float">
            <text:p>1831.02488602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7.2" calcext:value-type="float">
            <text:p>37.2</text:p>
          </table:table-cell>
          <table:table-cell office:value-type="float" office:value="21.66" calcext:value-type="float">
            <text:p>21.66</text:p>
          </table:table-cell>
          <table:table-cell office:value-type="float" office:value="1500" calcext:value-type="float">
            <text:p>1500</text:p>
          </table:table-cell>
          <table:table-cell office:value-type="float" office:value="37.2847821628391" calcext:value-type="float">
            <text:p>37.2847821628391</text:p>
          </table:table-cell>
          <table:table-cell office:value-type="float" office:value="1832.92920416798" calcext:value-type="float">
            <text:p>1832.929204167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37.2" calcext:value-type="float">
            <text:p>37.2</text:p>
          </table:table-cell>
          <table:table-cell office:value-type="float" office:value="21.827" calcext:value-type="float">
            <text:p>21.827</text:p>
          </table:table-cell>
          <table:table-cell office:value-type="float" office:value="1500" calcext:value-type="float">
            <text:p>1500</text:p>
          </table:table-cell>
          <table:table-cell office:value-type="float" office:value="37.4035127792638" calcext:value-type="float">
            <text:p>37.4035127792638</text:p>
          </table:table-cell>
          <table:table-cell office:value-type="float" office:value="1834.93156051323" calcext:value-type="float">
            <text:p>1834.93156051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7.4" calcext:value-type="float">
            <text:p>37.4</text:p>
          </table:table-cell>
          <table:table-cell office:value-type="float" office:value="21.994" calcext:value-type="float">
            <text:p>21.994</text:p>
          </table:table-cell>
          <table:table-cell office:value-type="float" office:value="1500" calcext:value-type="float">
            <text:p>1500</text:p>
          </table:table-cell>
          <table:table-cell office:value-type="float" office:value="37.5237553148218" calcext:value-type="float">
            <text:p>37.5237553148218</text:p>
          </table:table-cell>
          <table:table-cell office:value-type="float" office:value="1836.85307794929" calcext:value-type="float">
            <text:p>1836.85307794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7.5" calcext:value-type="float">
            <text:p>37.5</text:p>
          </table:table-cell>
          <table:table-cell office:value-type="float" office:value="22.16" calcext:value-type="float">
            <text:p>22.16</text:p>
          </table:table-cell>
          <table:table-cell office:value-type="float" office:value="1500" calcext:value-type="float">
            <text:p>1500</text:p>
          </table:table-cell>
          <table:table-cell office:value-type="float" office:value="37.6464533400967" calcext:value-type="float">
            <text:p>37.6464533400967</text:p>
          </table:table-cell>
          <table:table-cell office:value-type="float" office:value="1838.59685621696" calcext:value-type="float">
            <text:p>1838.59685621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37.6" calcext:value-type="float">
            <text:p>37.6</text:p>
          </table:table-cell>
          <table:table-cell office:value-type="float" office:value="22.328" calcext:value-type="float">
            <text:p>22.328</text:p>
          </table:table-cell>
          <table:table-cell office:value-type="float" office:value="1500" calcext:value-type="float">
            <text:p>1500</text:p>
          </table:table-cell>
          <table:table-cell office:value-type="float" office:value="37.7752924241364" calcext:value-type="float">
            <text:p>37.7752924241364</text:p>
          </table:table-cell>
          <table:table-cell office:value-type="float" office:value="1840.41843540909" calcext:value-type="float">
            <text:p>1840.41843540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37.8" calcext:value-type="float">
            <text:p>37.8</text:p>
          </table:table-cell>
          <table:table-cell office:value-type="float" office:value="22.493" calcext:value-type="float">
            <text:p>22.493</text:p>
          </table:table-cell>
          <table:table-cell office:value-type="float" office:value="1500" calcext:value-type="float">
            <text:p>1500</text:p>
          </table:table-cell>
          <table:table-cell office:value-type="float" office:value="37.8919551064694" calcext:value-type="float">
            <text:p>37.8919551064694</text:p>
          </table:table-cell>
          <table:table-cell office:value-type="float" office:value="1842.11758743967" calcext:value-type="float">
            <text:p>1842.117587439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22.661" calcext:value-type="float">
            <text:p>22.661</text:p>
          </table:table-cell>
          <table:table-cell office:value-type="float" office:value="1500" calcext:value-type="float">
            <text:p>1500</text:p>
          </table:table-cell>
          <table:table-cell office:value-type="float" office:value="38.0329513431538" calcext:value-type="float">
            <text:p>38.0329513431538</text:p>
          </table:table-cell>
          <table:table-cell office:value-type="float" office:value="1843.8658168543" calcext:value-type="float">
            <text:p>1843.86581685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38" calcext:value-type="float">
            <text:p>38</text:p>
          </table:table-cell>
          <table:table-cell office:value-type="float" office:value="22.827" calcext:value-type="float">
            <text:p>22.827</text:p>
          </table:table-cell>
          <table:table-cell office:value-type="float" office:value="1500" calcext:value-type="float">
            <text:p>1500</text:p>
          </table:table-cell>
          <table:table-cell office:value-type="float" office:value="38.1540384117233" calcext:value-type="float">
            <text:p>38.1540384117233</text:p>
          </table:table-cell>
          <table:table-cell office:value-type="float" office:value="1845.44480338176" calcext:value-type="float">
            <text:p>1845.44480338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38.1" calcext:value-type="float">
            <text:p>38.1</text:p>
          </table:table-cell>
          <table:table-cell office:value-type="float" office:value="22.994" calcext:value-type="float">
            <text:p>22.994</text:p>
          </table:table-cell>
          <table:table-cell office:value-type="float" office:value="1500" calcext:value-type="float">
            <text:p>1500</text:p>
          </table:table-cell>
          <table:table-cell office:value-type="float" office:value="38.2814160078951" calcext:value-type="float">
            <text:p>38.2814160078951</text:p>
          </table:table-cell>
          <table:table-cell office:value-type="float" office:value="1846.91954671497" calcext:value-type="float">
            <text:p>1846.919546714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8.3" calcext:value-type="float">
            <text:p>38.3</text:p>
          </table:table-cell>
          <table:table-cell office:value-type="float" office:value="23.16" calcext:value-type="float">
            <text:p>23.16</text:p>
          </table:table-cell>
          <table:table-cell office:value-type="float" office:value="1500" calcext:value-type="float">
            <text:p>1500</text:p>
          </table:table-cell>
          <table:table-cell office:value-type="float" office:value="38.4213091919138" calcext:value-type="float">
            <text:p>38.4213091919138</text:p>
          </table:table-cell>
          <table:table-cell office:value-type="float" office:value="1848.47679595948" calcext:value-type="float">
            <text:p>1848.476795959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38.4" calcext:value-type="float">
            <text:p>38.4</text:p>
          </table:table-cell>
          <table:table-cell office:value-type="float" office:value="23.328" calcext:value-type="float">
            <text:p>23.328</text:p>
          </table:table-cell>
          <table:table-cell office:value-type="float" office:value="1500" calcext:value-type="float">
            <text:p>1500</text:p>
          </table:table-cell>
          <table:table-cell office:value-type="float" office:value="38.5566337575352" calcext:value-type="float">
            <text:p>38.5566337575352</text:p>
          </table:table-cell>
          <table:table-cell office:value-type="float" office:value="1849.95665880506" calcext:value-type="float">
            <text:p>1849.956658805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38.6" calcext:value-type="float">
            <text:p>38.6</text:p>
          </table:table-cell>
          <table:table-cell office:value-type="float" office:value="23.493" calcext:value-type="float">
            <text:p>23.493</text:p>
          </table:table-cell>
          <table:table-cell office:value-type="float" office:value="1500" calcext:value-type="float">
            <text:p>1500</text:p>
          </table:table-cell>
          <table:table-cell office:value-type="float" office:value="38.6856820120403" calcext:value-type="float">
            <text:p>38.6856820120403</text:p>
          </table:table-cell>
          <table:table-cell office:value-type="float" office:value="1851.35310150272" calcext:value-type="float">
            <text:p>1851.35310150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23.661" calcext:value-type="float">
            <text:p>23.661</text:p>
          </table:table-cell>
          <table:table-cell office:value-type="float" office:value="1500" calcext:value-type="float">
            <text:p>1500</text:p>
          </table:table-cell>
          <table:table-cell office:value-type="float" office:value="38.8028368625758" calcext:value-type="float">
            <text:p>38.8028368625758</text:p>
          </table:table-cell>
          <table:table-cell office:value-type="float" office:value="1852.62880479307" calcext:value-type="float">
            <text:p>1852.62880479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38.7" calcext:value-type="float">
            <text:p>38.7</text:p>
          </table:table-cell>
          <table:table-cell office:value-type="float" office:value="23.827" calcext:value-type="float">
            <text:p>23.827</text:p>
          </table:table-cell>
          <table:table-cell office:value-type="float" office:value="1500" calcext:value-type="float">
            <text:p>1500</text:p>
          </table:table-cell>
          <table:table-cell office:value-type="float" office:value="38.8997083501248" calcext:value-type="float">
            <text:p>38.8997083501248</text:p>
          </table:table-cell>
          <table:table-cell office:value-type="float" office:value="1853.71326638966" calcext:value-type="float">
            <text:p>1853.71326638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38.9" calcext:value-type="float">
            <text:p>38.9</text:p>
          </table:table-cell>
          <table:table-cell office:value-type="float" office:value="23.993" calcext:value-type="float">
            <text:p>23.993</text:p>
          </table:table-cell>
          <table:table-cell office:value-type="float" office:value="1500" calcext:value-type="float">
            <text:p>1500</text:p>
          </table:table-cell>
          <table:table-cell office:value-type="float" office:value="39.0001224959814" calcext:value-type="float">
            <text:p>39.0001224959814</text:p>
          </table:table-cell>
          <table:table-cell office:value-type="float" office:value="1854.82307395971" calcext:value-type="float">
            <text:p>1854.823073959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9" calcext:value-type="float">
            <text:p>39</text:p>
          </table:table-cell>
          <table:table-cell office:value-type="float" office:value="24.161" calcext:value-type="float">
            <text:p>24.161</text:p>
          </table:table-cell>
          <table:table-cell office:value-type="float" office:value="1500" calcext:value-type="float">
            <text:p>1500</text:p>
          </table:table-cell>
          <table:table-cell office:value-type="float" office:value="39.1479519194147" calcext:value-type="float">
            <text:p>39.1479519194147</text:p>
          </table:table-cell>
          <table:table-cell office:value-type="float" office:value="1856.12091494282" calcext:value-type="float">
            <text:p>1856.12091494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9.1" calcext:value-type="float">
            <text:p>39.1</text:p>
          </table:table-cell>
          <table:table-cell office:value-type="float" office:value="24.328" calcext:value-type="float">
            <text:p>24.328</text:p>
          </table:table-cell>
          <table:table-cell office:value-type="float" office:value="1500" calcext:value-type="float">
            <text:p>1500</text:p>
          </table:table-cell>
          <table:table-cell office:value-type="float" office:value="39.2592297502206" calcext:value-type="float">
            <text:p>39.2592297502206</text:p>
          </table:table-cell>
          <table:table-cell office:value-type="float" office:value="1857.19723619048" calcext:value-type="float">
            <text:p>1857.197236190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39.2" calcext:value-type="float">
            <text:p>39.2</text:p>
          </table:table-cell>
          <table:table-cell office:value-type="float" office:value="24.494" calcext:value-type="float">
            <text:p>24.494</text:p>
          </table:table-cell>
          <table:table-cell office:value-type="float" office:value="1500" calcext:value-type="float">
            <text:p>1500</text:p>
          </table:table-cell>
          <table:table-cell office:value-type="float" office:value="39.3664574016853" calcext:value-type="float">
            <text:p>39.3664574016853</text:p>
          </table:table-cell>
          <table:table-cell office:value-type="float" office:value="1858.16609926254" calcext:value-type="float">
            <text:p>1858.16609926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9.4" calcext:value-type="float">
            <text:p>39.4</text:p>
          </table:table-cell>
          <table:table-cell office:value-type="float" office:value="24.66" calcext:value-type="float">
            <text:p>24.66</text:p>
          </table:table-cell>
          <table:table-cell office:value-type="float" office:value="1500" calcext:value-type="float">
            <text:p>1500</text:p>
          </table:table-cell>
          <table:table-cell office:value-type="float" office:value="39.5308879589293" calcext:value-type="float">
            <text:p>39.5308879589293</text:p>
          </table:table-cell>
          <table:table-cell office:value-type="float" office:value="1859.42682729074" calcext:value-type="float">
            <text:p>1859.42682729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39.6" calcext:value-type="float">
            <text:p>39.6</text:p>
          </table:table-cell>
          <table:table-cell office:value-type="float" office:value="24.827" calcext:value-type="float">
            <text:p>24.827</text:p>
          </table:table-cell>
          <table:table-cell office:value-type="float" office:value="1500" calcext:value-type="float">
            <text:p>1500</text:p>
          </table:table-cell>
          <table:table-cell office:value-type="float" office:value="39.654212053546" calcext:value-type="float">
            <text:p>39.654212053546</text:p>
          </table:table-cell>
          <table:table-cell office:value-type="float" office:value="1860.4372623239" calcext:value-type="float">
            <text:p>1860.43726232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39.8" calcext:value-type="float">
            <text:p>39.8</text:p>
          </table:table-cell>
          <table:table-cell office:value-type="float" office:value="24.993" calcext:value-type="float">
            <text:p>24.993</text:p>
          </table:table-cell>
          <table:table-cell office:value-type="float" office:value="1500" calcext:value-type="float">
            <text:p>1500</text:p>
          </table:table-cell>
          <table:table-cell office:value-type="float" office:value="39.8403384451524" calcext:value-type="float">
            <text:p>39.8403384451524</text:p>
          </table:table-cell>
          <table:table-cell office:value-type="float" office:value="1861.71711367206" calcext:value-type="float">
            <text:p>1861.71711367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0" calcext:value-type="float">
            <text:p>40</text:p>
          </table:table-cell>
          <table:table-cell office:value-type="float" office:value="25.161" calcext:value-type="float">
            <text:p>25.161</text:p>
          </table:table-cell>
          <table:table-cell office:value-type="float" office:value="1500" calcext:value-type="float">
            <text:p>1500</text:p>
          </table:table-cell>
          <table:table-cell office:value-type="float" office:value="40.0196566882114" calcext:value-type="float">
            <text:p>40.0196566882114</text:p>
          </table:table-cell>
          <table:table-cell office:value-type="float" office:value="1862.88469005989" calcext:value-type="float">
            <text:p>1862.88469005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40.2" calcext:value-type="float">
            <text:p>40.2</text:p>
          </table:table-cell>
          <table:table-cell office:value-type="float" office:value="25.328" calcext:value-type="float">
            <text:p>25.328</text:p>
          </table:table-cell>
          <table:table-cell office:value-type="float" office:value="1500" calcext:value-type="float">
            <text:p>1500</text:p>
          </table:table-cell>
          <table:table-cell office:value-type="float" office:value="40.2330013452418" calcext:value-type="float">
            <text:p>40.2330013452418</text:p>
          </table:table-cell>
          <table:table-cell office:value-type="float" office:value="1864.20654823618" calcext:value-type="float">
            <text:p>1864.20654823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40.4" calcext:value-type="float">
            <text:p>40.4</text:p>
          </table:table-cell>
          <table:table-cell office:value-type="float" office:value="25.494" calcext:value-type="float">
            <text:p>25.494</text:p>
          </table:table-cell>
          <table:table-cell office:value-type="float" office:value="1500" calcext:value-type="float">
            <text:p>1500</text:p>
          </table:table-cell>
          <table:table-cell office:value-type="float" office:value="40.4534616743767" calcext:value-type="float">
            <text:p>40.4534616743767</text:p>
          </table:table-cell>
          <table:table-cell office:value-type="float" office:value="1865.5135985052" calcext:value-type="float">
            <text:p>1865.5135985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0.7" calcext:value-type="float">
            <text:p>40.7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40.9" calcext:value-type="float">
            <text:p>40.9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41" calcext:value-type="float">
            <text:p>41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1.3" calcext:value-type="float">
            <text:p>41.3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41.5" calcext:value-type="float">
            <text:p>41.5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41.7" calcext:value-type="float">
            <text:p>41.7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1.8" calcext:value-type="float">
            <text:p>41.8</text:p>
          </table:table-cell>
          <table:table-cell office:value-type="float" office:value="25.656" calcext:value-type="float">
            <text:p>25.656</text:p>
          </table:table-cell>
          <table:table-cell office:value-type="float" office:value="0" calcext:value-type="float">
            <text:p>0</text:p>
          </table:table-cell>
          <table:table-cell office:value-type="float" office:value="40.6708896139568" calcext:value-type="float">
            <text:p>40.6708896139568</text:p>
          </table:table-cell>
          <table:table-cell office:value-type="float" office:value="1866.75517851782" calcext:value-type="float">
            <text:p>1866.75517851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42" calcext:value-type="float">
            <text:p>42</text:p>
          </table:table-cell>
          <table:table-cell office:value-type="float" office:value="25.685" calcext:value-type="float">
            <text:p>25.685</text:p>
          </table:table-cell>
          <table:table-cell office:value-type="float" office:value="1500" calcext:value-type="float">
            <text:p>1500</text:p>
          </table:table-cell>
          <table:table-cell office:value-type="float" office:value="40.856071791314" calcext:value-type="float">
            <text:p>40.856071791314</text:p>
          </table:table-cell>
          <table:table-cell office:value-type="float" office:value="1865.97694735784" calcext:value-type="float">
            <text:p>1865.976947357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42.1" calcext:value-type="float">
            <text:p>42.1</text:p>
          </table:table-cell>
          <table:table-cell office:value-type="float" office:value="25.853" calcext:value-type="float">
            <text:p>25.853</text:p>
          </table:table-cell>
          <table:table-cell office:value-type="float" office:value="1500" calcext:value-type="float">
            <text:p>1500</text:p>
          </table:table-cell>
          <table:table-cell office:value-type="float" office:value="41.8414994149299" calcext:value-type="float">
            <text:p>41.8414994149299</text:p>
          </table:table-cell>
          <table:table-cell office:value-type="float" office:value="1870.9668542291" calcext:value-type="float">
            <text:p>1870.9668542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2.4" calcext:value-type="float">
            <text:p>42.4</text:p>
          </table:table-cell>
          <table:table-cell office:value-type="float" office:value="26.018" calcext:value-type="float">
            <text:p>26.018</text:p>
          </table:table-cell>
          <table:table-cell office:value-type="float" office:value="0" calcext:value-type="float">
            <text:p>0</text:p>
          </table:table-cell>
          <table:table-cell office:value-type="float" office:value="42.2580380852154" calcext:value-type="float">
            <text:p>42.2580380852154</text:p>
          </table:table-cell>
          <table:table-cell office:value-type="float" office:value="1808.02317949781" calcext:value-type="float">
            <text:p>1808.02317949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42.5" calcext:value-type="float">
            <text:p>42.5</text:p>
          </table:table-cell>
          <table:table-cell office:value-type="float" office:value="26.186" calcext:value-type="float">
            <text:p>26.186</text:p>
          </table:table-cell>
          <table:table-cell office:value-type="float" office:value="0" calcext:value-type="float">
            <text:p>0</text:p>
          </table:table-cell>
          <table:table-cell office:value-type="float" office:value="42.5308163424407" calcext:value-type="float">
            <text:p>42.5308163424407</text:p>
          </table:table-cell>
          <table:table-cell office:value-type="float" office:value="1740.1330422988" calcext:value-type="float">
            <text:p>1740.1330422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42.6" calcext:value-type="float">
            <text:p>42.6</text:p>
          </table:table-cell>
          <table:table-cell office:value-type="float" office:value="26.353" calcext:value-type="float">
            <text:p>26.353</text:p>
          </table:table-cell>
          <table:table-cell office:value-type="float" office:value="0" calcext:value-type="float">
            <text:p>0</text:p>
          </table:table-cell>
          <table:table-cell office:value-type="float" office:value="42.6847263405428" calcext:value-type="float">
            <text:p>42.6847263405428</text:p>
          </table:table-cell>
          <table:table-cell office:value-type="float" office:value="1680.46599705656" calcext:value-type="float">
            <text:p>1680.465997056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2.8" calcext:value-type="float">
            <text:p>42.8</text:p>
          </table:table-cell>
          <table:table-cell office:value-type="float" office:value="26.519" calcext:value-type="float">
            <text:p>26.519</text:p>
          </table:table-cell>
          <table:table-cell office:value-type="float" office:value="0" calcext:value-type="float">
            <text:p>0</text:p>
          </table:table-cell>
          <table:table-cell office:value-type="float" office:value="42.8239028785387" calcext:value-type="float">
            <text:p>42.8239028785387</text:p>
          </table:table-cell>
          <table:table-cell office:value-type="float" office:value="1616.82222534664" calcext:value-type="float">
            <text:p>1616.822225346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42.8" calcext:value-type="float">
            <text:p>42.8</text:p>
          </table:table-cell>
          <table:table-cell office:value-type="float" office:value="26.686" calcext:value-type="float">
            <text:p>26.686</text:p>
          </table:table-cell>
          <table:table-cell office:value-type="float" office:value="0" calcext:value-type="float">
            <text:p>0</text:p>
          </table:table-cell>
          <table:table-cell office:value-type="float" office:value="42.9453517999898" calcext:value-type="float">
            <text:p>42.9453517999898</text:p>
          </table:table-cell>
          <table:table-cell office:value-type="float" office:value="1555.17450404766" calcext:value-type="float">
            <text:p>1555.174504047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43" calcext:value-type="float">
            <text:p>43</text:p>
          </table:table-cell>
          <table:table-cell office:value-type="float" office:value="26.852" calcext:value-type="float">
            <text:p>26.852</text:p>
          </table:table-cell>
          <table:table-cell office:value-type="float" office:value="0" calcext:value-type="float">
            <text:p>0</text:p>
          </table:table-cell>
          <table:table-cell office:value-type="float" office:value="43.0568794766594" calcext:value-type="float">
            <text:p>43.0568794766594</text:p>
          </table:table-cell>
          <table:table-cell office:value-type="float" office:value="1496.2088179683" calcext:value-type="float">
            <text:p>1496.2088179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3.1" calcext:value-type="float">
            <text:p>43.1</text:p>
          </table:table-cell>
          <table:table-cell office:value-type="float" office:value="27.019" calcext:value-type="float">
            <text:p>27.019</text:p>
          </table:table-cell>
          <table:table-cell office:value-type="float" office:value="0" calcext:value-type="float">
            <text:p>0</text:p>
          </table:table-cell>
          <table:table-cell office:value-type="float" office:value="43.1751303619968" calcext:value-type="float">
            <text:p>43.1751303619968</text:p>
          </table:table-cell>
          <table:table-cell office:value-type="float" office:value="1439.53928864328" calcext:value-type="float">
            <text:p>1439.53928864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43.2" calcext:value-type="float">
            <text:p>43.2</text:p>
          </table:table-cell>
          <table:table-cell office:value-type="float" office:value="27.187" calcext:value-type="float">
            <text:p>27.187</text:p>
          </table:table-cell>
          <table:table-cell office:value-type="float" office:value="0" calcext:value-type="float">
            <text:p>0</text:p>
          </table:table-cell>
          <table:table-cell office:value-type="float" office:value="43.2887126743771" calcext:value-type="float">
            <text:p>43.2887126743771</text:p>
          </table:table-cell>
          <table:table-cell office:value-type="float" office:value="1385.0235104317" calcext:value-type="float">
            <text:p>1385.0235104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43.3" calcext:value-type="float">
            <text:p>43.3</text:p>
          </table:table-cell>
          <table:table-cell office:value-type="float" office:value="27.353" calcext:value-type="float">
            <text:p>27.353</text:p>
          </table:table-cell>
          <table:table-cell office:value-type="float" office:value="0" calcext:value-type="float">
            <text:p>0</text:p>
          </table:table-cell>
          <table:table-cell office:value-type="float" office:value="43.3669408874434" calcext:value-type="float">
            <text:p>43.3669408874434</text:p>
          </table:table-cell>
          <table:table-cell office:value-type="float" office:value="1332.11983764231" calcext:value-type="float">
            <text:p>1332.11983764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3.4" calcext:value-type="float">
            <text:p>43.4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office:value-type="float" office:value="43.4649900496665" calcext:value-type="float">
            <text:p>43.4649900496665</text:p>
          </table:table-cell>
          <table:table-cell office:value-type="float" office:value="1286.9868992022" calcext:value-type="float">
            <text:p>1286.98689920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43.5" calcext:value-type="float">
            <text:p>43.5</text:p>
          </table:table-cell>
          <table:table-cell office:value-type="float" office:value="27.686" calcext:value-type="float">
            <text:p>27.686</text:p>
          </table:table-cell>
          <table:table-cell office:value-type="float" office:value="0" calcext:value-type="float">
            <text:p>0</text:p>
          </table:table-cell>
          <table:table-cell office:value-type="float" office:value="43.5697112410467" calcext:value-type="float">
            <text:p>43.5697112410467</text:p>
          </table:table-cell>
          <table:table-cell office:value-type="float" office:value="1238.28681684135" calcext:value-type="float">
            <text:p>1238.28681684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43.6" calcext:value-type="float">
            <text:p>43.6</text:p>
          </table:table-cell>
          <table:table-cell office:value-type="float" office:value="27.852" calcext:value-type="float">
            <text:p>27.852</text:p>
          </table:table-cell>
          <table:table-cell office:value-type="float" office:value="0" calcext:value-type="float">
            <text:p>0</text:p>
          </table:table-cell>
          <table:table-cell office:value-type="float" office:value="43.634811580153" calcext:value-type="float">
            <text:p>43.634811580153</text:p>
          </table:table-cell>
          <table:table-cell office:value-type="float" office:value="1190.98612742849" calcext:value-type="float">
            <text:p>1190.98612742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3.7" calcext:value-type="float">
            <text:p>43.7</text:p>
          </table:table-cell>
          <table:table-cell office:value-type="float" office:value="28.02" calcext:value-type="float">
            <text:p>28.02</text:p>
          </table:table-cell>
          <table:table-cell office:value-type="float" office:value="0" calcext:value-type="float">
            <text:p>0</text:p>
          </table:table-cell>
          <table:table-cell office:value-type="float" office:value="43.7357401570417" calcext:value-type="float">
            <text:p>43.7357401570417</text:p>
          </table:table-cell>
          <table:table-cell office:value-type="float" office:value="1145.95392117407" calcext:value-type="float">
            <text:p>1145.95392117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43.8" calcext:value-type="float">
            <text:p>43.8</text:p>
          </table:table-cell>
          <table:table-cell office:value-type="float" office:value="28.187" calcext:value-type="float">
            <text:p>28.187</text:p>
          </table:table-cell>
          <table:table-cell office:value-type="float" office:value="0" calcext:value-type="float">
            <text:p>0</text:p>
          </table:table-cell>
          <table:table-cell office:value-type="float" office:value="43.8318480898738" calcext:value-type="float">
            <text:p>43.8318480898738</text:p>
          </table:table-cell>
          <table:table-cell office:value-type="float" office:value="1116.61149375497" calcext:value-type="float">
            <text:p>1116.611493754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43.8" calcext:value-type="float">
            <text:p>43.8</text:p>
          </table:table-cell>
          <table:table-cell office:value-type="float" office:value="28.353" calcext:value-type="float">
            <text:p>28.353</text:p>
          </table:table-cell>
          <table:table-cell office:value-type="float" office:value="0" calcext:value-type="float">
            <text:p>0</text:p>
          </table:table-cell>
          <table:table-cell office:value-type="float" office:value="43.9094343298584" calcext:value-type="float">
            <text:p>43.9094343298584</text:p>
          </table:table-cell>
          <table:table-cell office:value-type="float" office:value="1073.82452789293" calcext:value-type="float">
            <text:p>1073.82452789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3.9" calcext:value-type="float">
            <text:p>43.9</text:p>
          </table:table-cell>
          <table:table-cell office:value-type="float" office:value="28.519" calcext:value-type="float">
            <text:p>28.519</text:p>
          </table:table-cell>
          <table:table-cell office:value-type="float" office:value="0" calcext:value-type="float">
            <text:p>0</text:p>
          </table:table-cell>
          <table:table-cell office:value-type="float" office:value="43.9790611501938" calcext:value-type="float">
            <text:p>43.9790611501938</text:p>
          </table:table-cell>
          <table:table-cell office:value-type="float" office:value="1036.9541388333" calcext:value-type="float">
            <text:p>1036.9541388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44" calcext:value-type="float">
            <text:p>44</text:p>
          </table:table-cell>
          <table:table-cell office:value-type="float" office:value="28.686" calcext:value-type="float">
            <text:p>28.686</text:p>
          </table:table-cell>
          <table:table-cell office:value-type="float" office:value="0" calcext:value-type="float">
            <text:p>0</text:p>
          </table:table-cell>
          <table:table-cell office:value-type="float" office:value="44.0343208787974" calcext:value-type="float">
            <text:p>44.0343208787974</text:p>
          </table:table-cell>
          <table:table-cell office:value-type="float" office:value="997.614578880085" calcext:value-type="float">
            <text:p>997.614578880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44.1" calcext:value-type="float">
            <text:p>44.1</text:p>
          </table:table-cell>
          <table:table-cell office:value-type="float" office:value="28.853" calcext:value-type="float">
            <text:p>28.853</text:p>
          </table:table-cell>
          <table:table-cell office:value-type="float" office:value="0" calcext:value-type="float">
            <text:p>0</text:p>
          </table:table-cell>
          <table:table-cell office:value-type="float" office:value="44.1288105776729" calcext:value-type="float">
            <text:p>44.1288105776729</text:p>
          </table:table-cell>
          <table:table-cell office:value-type="float" office:value="960.199797721398" calcext:value-type="float">
            <text:p>960.1997977213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4.1" calcext:value-type="float">
            <text:p>44.1</text:p>
          </table:table-cell>
          <table:table-cell office:value-type="float" office:value="29.02" calcext:value-type="float">
            <text:p>29.02</text:p>
          </table:table-cell>
          <table:table-cell office:value-type="float" office:value="0" calcext:value-type="float">
            <text:p>0</text:p>
          </table:table-cell>
          <table:table-cell office:value-type="float" office:value="44.1816015586059" calcext:value-type="float">
            <text:p>44.1816015586059</text:p>
          </table:table-cell>
          <table:table-cell office:value-type="float" office:value="924.220454266283" calcext:value-type="float">
            <text:p>924.2204542662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44.2" calcext:value-type="float">
            <text:p>44.2</text:p>
          </table:table-cell>
          <table:table-cell office:value-type="float" office:value="29.187" calcext:value-type="float">
            <text:p>29.187</text:p>
          </table:table-cell>
          <table:table-cell office:value-type="float" office:value="0" calcext:value-type="float">
            <text:p>0</text:p>
          </table:table-cell>
          <table:table-cell office:value-type="float" office:value="44.2375555510299" calcext:value-type="float">
            <text:p>44.2375555510299</text:p>
          </table:table-cell>
          <table:table-cell office:value-type="float" office:value="889.214219643458" calcext:value-type="float">
            <text:p>889.214219643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53" calcext:value-type="float">
            <text:p>18.53</text:p>
          </table:table-cell>
          <table:table-cell office:value-type="float" office:value="44.3" calcext:value-type="float">
            <text:p>44.3</text:p>
          </table:table-cell>
          <table:table-cell office:value-type="float" office:value="29.354" calcext:value-type="float">
            <text:p>29.354</text:p>
          </table:table-cell>
          <table:table-cell office:value-type="float" office:value="0" calcext:value-type="float">
            <text:p>0</text:p>
          </table:table-cell>
          <table:table-cell office:value-type="float" office:value="44.2774538955915" calcext:value-type="float">
            <text:p>44.2774538955915</text:p>
          </table:table-cell>
          <table:table-cell office:value-type="float" office:value="855.668597687128" calcext:value-type="float">
            <text:p>855.668597687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4.3" calcext:value-type="float">
            <text:p>44.3</text:p>
          </table:table-cell>
          <table:table-cell office:value-type="float" office:value="29.519" calcext:value-type="float">
            <text:p>29.519</text:p>
          </table:table-cell>
          <table:table-cell office:value-type="float" office:value="0" calcext:value-type="float">
            <text:p>0</text:p>
          </table:table-cell>
          <table:table-cell office:value-type="float" office:value="44.3539671962405" calcext:value-type="float">
            <text:p>44.3539671962405</text:p>
          </table:table-cell>
          <table:table-cell office:value-type="float" office:value="823.013555079157" calcext:value-type="float">
            <text:p>823.0135550791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44.3" calcext:value-type="float">
            <text:p>44.3</text:p>
          </table:table-cell>
          <table:table-cell office:value-type="float" office:value="29.686" calcext:value-type="float">
            <text:p>29.686</text:p>
          </table:table-cell>
          <table:table-cell office:value-type="float" office:value="0" calcext:value-type="float">
            <text:p>0</text:p>
          </table:table-cell>
          <table:table-cell office:value-type="float" office:value="44.3762610956907" calcext:value-type="float">
            <text:p>44.3762610956907</text:p>
          </table:table-cell>
          <table:table-cell office:value-type="float" office:value="791.909292352767" calcext:value-type="float">
            <text:p>791.9092923527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44.4" calcext:value-type="float">
            <text:p>44.4</text:p>
          </table:table-cell>
          <table:table-cell office:value-type="float" office:value="29.853" calcext:value-type="float">
            <text:p>29.853</text:p>
          </table:table-cell>
          <table:table-cell office:value-type="float" office:value="0" calcext:value-type="float">
            <text:p>0</text:p>
          </table:table-cell>
          <table:table-cell office:value-type="float" office:value="44.4384179853089" calcext:value-type="float">
            <text:p>44.4384179853089</text:p>
          </table:table-cell>
          <table:table-cell office:value-type="float" office:value="764.998269379211" calcext:value-type="float">
            <text:p>764.998269379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4.5" calcext:value-type="float">
            <text:p>44.5</text:p>
          </table:table-cell>
          <table:table-cell office:value-type="float" office:value="30.02" calcext:value-type="float">
            <text:p>30.02</text:p>
          </table:table-cell>
          <table:table-cell office:value-type="float" office:value="0" calcext:value-type="float">
            <text:p>0</text:p>
          </table:table-cell>
          <table:table-cell office:value-type="float" office:value="44.4979786543825" calcext:value-type="float">
            <text:p>44.4979786543825</text:p>
          </table:table-cell>
          <table:table-cell office:value-type="float" office:value="735.954226967228" calcext:value-type="float">
            <text:p>735.9542269672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44.5" calcext:value-type="float">
            <text:p>44.5</text:p>
          </table:table-cell>
          <table:table-cell office:value-type="float" office:value="30.187" calcext:value-type="float">
            <text:p>30.187</text:p>
          </table:table-cell>
          <table:table-cell office:value-type="float" office:value="0" calcext:value-type="float">
            <text:p>0</text:p>
          </table:table-cell>
          <table:table-cell office:value-type="float" office:value="44.5480430561999" calcext:value-type="float">
            <text:p>44.5480430561999</text:p>
          </table:table-cell>
          <table:table-cell office:value-type="float" office:value="708.146886648686" calcext:value-type="float">
            <text:p>708.146886648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44.6" calcext:value-type="float">
            <text:p>44.6</text:p>
          </table:table-cell>
          <table:table-cell office:value-type="float" office:value="30.354" calcext:value-type="float">
            <text:p>30.354</text:p>
          </table:table-cell>
          <table:table-cell office:value-type="float" office:value="0" calcext:value-type="float">
            <text:p>0</text:p>
          </table:table-cell>
          <table:table-cell office:value-type="float" office:value="44.5899687708611" calcext:value-type="float">
            <text:p>44.5899687708611</text:p>
          </table:table-cell>
          <table:table-cell office:value-type="float" office:value="681.21293165485" calcext:value-type="float">
            <text:p>681.212931654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4.6" calcext:value-type="float">
            <text:p>44.6</text:p>
          </table:table-cell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  <table:table-cell office:value-type="float" office:value="44.6396002256918" calcext:value-type="float">
            <text:p>44.6396002256918</text:p>
          </table:table-cell>
          <table:table-cell office:value-type="float" office:value="655.505705169858" calcext:value-type="float">
            <text:p>655.5057051698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44.6" calcext:value-type="float">
            <text:p>44.6</text:p>
          </table:table-cell>
          <table:table-cell office:value-type="float" office:value="30.688" calcext:value-type="float">
            <text:p>30.688</text:p>
          </table:table-cell>
          <table:table-cell office:value-type="float" office:value="0" calcext:value-type="float">
            <text:p>0</text:p>
          </table:table-cell>
          <table:table-cell office:value-type="float" office:value="44.6540060974557" calcext:value-type="float">
            <text:p>44.6540060974557</text:p>
          </table:table-cell>
          <table:table-cell office:value-type="float" office:value="630.468059538588" calcext:value-type="float">
            <text:p>630.468059538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44.7" calcext:value-type="float">
            <text:p>44.7</text:p>
          </table:table-cell>
          <table:table-cell office:value-type="float" office:value="30.853" calcext:value-type="float">
            <text:p>30.853</text:p>
          </table:table-cell>
          <table:table-cell office:value-type="float" office:value="0" calcext:value-type="float">
            <text:p>0</text:p>
          </table:table-cell>
          <table:table-cell office:value-type="float" office:value="44.6917638991246" calcext:value-type="float">
            <text:p>44.6917638991246</text:p>
          </table:table-cell>
          <table:table-cell office:value-type="float" office:value="608.885842566638" calcext:value-type="float">
            <text:p>608.885842566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4.7" calcext:value-type="float">
            <text:p>44.7</text:p>
          </table:table-cell>
          <table:table-cell office:value-type="float" office:value="31.021" calcext:value-type="float">
            <text:p>31.021</text:p>
          </table:table-cell>
          <table:table-cell office:value-type="float" office:value="0" calcext:value-type="float">
            <text:p>0</text:p>
          </table:table-cell>
          <table:table-cell office:value-type="float" office:value="44.7419363484397" calcext:value-type="float">
            <text:p>44.7419363484397</text:p>
          </table:table-cell>
          <table:table-cell office:value-type="float" office:value="585.959507122047" calcext:value-type="float">
            <text:p>585.95950712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44.8" calcext:value-type="float">
            <text:p>44.8</text:p>
          </table:table-cell>
          <table:table-cell office:value-type="float" office:value="31.188" calcext:value-type="float">
            <text:p>31.188</text:p>
          </table:table-cell>
          <table:table-cell office:value-type="float" office:value="0" calcext:value-type="float">
            <text:p>0</text:p>
          </table:table-cell>
          <table:table-cell office:value-type="float" office:value="44.7730450372782" calcext:value-type="float">
            <text:p>44.7730450372782</text:p>
          </table:table-cell>
          <table:table-cell office:value-type="float" office:value="563.821279021455" calcext:value-type="float">
            <text:p>563.821279021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44.8" calcext:value-type="float">
            <text:p>44.8</text:p>
          </table:table-cell>
          <table:table-cell office:value-type="float" office:value="31.354" calcext:value-type="float">
            <text:p>31.354</text:p>
          </table:table-cell>
          <table:table-cell office:value-type="float" office:value="0" calcext:value-type="float">
            <text:p>0</text:p>
          </table:table-cell>
          <table:table-cell office:value-type="float" office:value="44.8215904540634" calcext:value-type="float">
            <text:p>44.8215904540634</text:p>
          </table:table-cell>
          <table:table-cell office:value-type="float" office:value="542.617025757624" calcext:value-type="float">
            <text:p>542.617025757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4.8" calcext:value-type="float">
            <text:p>44.8</text:p>
          </table:table-cell>
          <table:table-cell office:value-type="float" office:value="31.521" calcext:value-type="float">
            <text:p>31.521</text:p>
          </table:table-cell>
          <table:table-cell office:value-type="float" office:value="0" calcext:value-type="float">
            <text:p>0</text:p>
          </table:table-cell>
          <table:table-cell office:value-type="float" office:value="44.8361314702205" calcext:value-type="float">
            <text:p>44.8361314702205</text:p>
          </table:table-cell>
          <table:table-cell office:value-type="float" office:value="521.820643773544" calcext:value-type="float">
            <text:p>521.8206437735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44.8" calcext:value-type="float">
            <text:p>44.8</text:p>
          </table:table-cell>
          <table:table-cell office:value-type="float" office:value="31.689" calcext:value-type="float">
            <text:p>31.689</text:p>
          </table:table-cell>
          <table:table-cell office:value-type="float" office:value="0" calcext:value-type="float">
            <text:p>0</text:p>
          </table:table-cell>
          <table:table-cell office:value-type="float" office:value="44.8389032638282" calcext:value-type="float">
            <text:p>44.8389032638282</text:p>
          </table:table-cell>
          <table:table-cell office:value-type="float" office:value="501.889732690882" calcext:value-type="float">
            <text:p>501.8897326908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44.9" calcext:value-type="float">
            <text:p>44.9</text:p>
          </table:table-cell>
          <table:table-cell office:value-type="float" office:value="31.854" calcext:value-type="float">
            <text:p>31.854</text:p>
          </table:table-cell>
          <table:table-cell office:value-type="float" office:value="0" calcext:value-type="float">
            <text:p>0</text:p>
          </table:table-cell>
          <table:table-cell office:value-type="float" office:value="44.8799936547631" calcext:value-type="float">
            <text:p>44.8799936547631</text:p>
          </table:table-cell>
          <table:table-cell office:value-type="float" office:value="484.802209823818" calcext:value-type="float">
            <text:p>484.802209823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5" calcext:value-type="float">
            <text:p>45</text:p>
          </table:table-cell>
          <table:table-cell office:value-type="float" office:value="32.022" calcext:value-type="float">
            <text:p>32.022</text:p>
          </table:table-cell>
          <table:table-cell office:value-type="float" office:value="0" calcext:value-type="float">
            <text:p>0</text:p>
          </table:table-cell>
          <table:table-cell office:value-type="float" office:value="44.9356858307245" calcext:value-type="float">
            <text:p>44.9356858307245</text:p>
          </table:table-cell>
          <table:table-cell office:value-type="float" office:value="466.669196037177" calcext:value-type="float">
            <text:p>466.669196037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45" calcext:value-type="float">
            <text:p>45</text:p>
          </table:table-cell>
          <table:table-cell office:value-type="float" office:value="32.189" calcext:value-type="float">
            <text:p>32.189</text:p>
          </table:table-cell>
          <table:table-cell office:value-type="float" office:value="0" calcext:value-type="float">
            <text:p>0</text:p>
          </table:table-cell>
          <table:table-cell office:value-type="float" office:value="44.9687843540914" calcext:value-type="float">
            <text:p>44.9687843540914</text:p>
          </table:table-cell>
          <table:table-cell office:value-type="float" office:value="449.016463704903" calcext:value-type="float">
            <text:p>449.0164637049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45" calcext:value-type="float">
            <text:p>45</text:p>
          </table:table-cell>
          <table:table-cell office:value-type="float" office:value="32.354" calcext:value-type="float">
            <text:p>32.354</text:p>
          </table:table-cell>
          <table:table-cell office:value-type="float" office:value="0" calcext:value-type="float">
            <text:p>0</text:p>
          </table:table-cell>
          <table:table-cell office:value-type="float" office:value="45.0083122021074" calcext:value-type="float">
            <text:p>45.0083122021074</text:p>
          </table:table-cell>
          <table:table-cell office:value-type="float" office:value="432.078018002814" calcext:value-type="float">
            <text:p>432.078018002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5" calcext:value-type="float">
            <text:p>45</text:p>
          </table:table-cell>
          <table:table-cell office:value-type="float" office:value="32.522" calcext:value-type="float">
            <text:p>32.522</text:p>
          </table:table-cell>
          <table:table-cell office:value-type="float" office:value="0" calcext:value-type="float">
            <text:p>0</text:p>
          </table:table-cell>
          <table:table-cell office:value-type="float" office:value="45.0200538456301" calcext:value-type="float">
            <text:p>45.0200538456301</text:p>
          </table:table-cell>
          <table:table-cell office:value-type="float" office:value="415.562568818694" calcext:value-type="float">
            <text:p>415.5625688186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45" calcext:value-type="float">
            <text:p>45</text:p>
          </table:table-cell>
          <table:table-cell office:value-type="float" office:value="32.688" calcext:value-type="float">
            <text:p>32.688</text:p>
          </table:table-cell>
          <table:table-cell office:value-type="float" office:value="0" calcext:value-type="float">
            <text:p>0</text:p>
          </table:table-cell>
          <table:table-cell office:value-type="float" office:value="45.0222844152632" calcext:value-type="float">
            <text:p>45.0222844152632</text:p>
          </table:table-cell>
          <table:table-cell office:value-type="float" office:value="401.473441836578" calcext:value-type="float">
            <text:p>401.473441836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45" calcext:value-type="float">
            <text:p>45</text:p>
          </table:table-cell>
          <table:table-cell office:value-type="float" office:value="32.855" calcext:value-type="float">
            <text:p>32.855</text:p>
          </table:table-cell>
          <table:table-cell office:value-type="float" office:value="0" calcext:value-type="float">
            <text:p>0</text:p>
          </table:table-cell>
          <table:table-cell office:value-type="float" office:value="45.0216376486059" calcext:value-type="float">
            <text:p>45.0216376486059</text:p>
          </table:table-cell>
          <table:table-cell office:value-type="float" office:value="386.174356595843" calcext:value-type="float">
            <text:p>386.1743565958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5.1" calcext:value-type="float">
            <text:p>45.1</text:p>
          </table:table-cell>
          <table:table-cell office:value-type="float" office:value="33.022" calcext:value-type="float">
            <text:p>33.022</text:p>
          </table:table-cell>
          <table:table-cell office:value-type="float" office:value="0" calcext:value-type="float">
            <text:p>0</text:p>
          </table:table-cell>
          <table:table-cell office:value-type="float" office:value="45.0474313478019" calcext:value-type="float">
            <text:p>45.0474313478019</text:p>
          </table:table-cell>
          <table:table-cell office:value-type="float" office:value="371.512713656483" calcext:value-type="float">
            <text:p>371.5127136564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45.1" calcext:value-type="float">
            <text:p>45.1</text:p>
          </table:table-cell>
          <table:table-cell office:value-type="float" office:value="33.188" calcext:value-type="float">
            <text:p>33.188</text:p>
          </table:table-cell>
          <table:table-cell office:value-type="float" office:value="0" calcext:value-type="float">
            <text:p>0</text:p>
          </table:table-cell>
          <table:table-cell office:value-type="float" office:value="45.088301549198" calcext:value-type="float">
            <text:p>45.088301549198</text:p>
          </table:table-cell>
          <table:table-cell office:value-type="float" office:value="357.656327409113" calcext:value-type="float">
            <text:p>357.656327409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45.1" calcext:value-type="float">
            <text:p>45.1</text:p>
          </table:table-cell>
          <table:table-cell office:value-type="float" office:value="33.356" calcext:value-type="float">
            <text:p>33.356</text:p>
          </table:table-cell>
          <table:table-cell office:value-type="float" office:value="0" calcext:value-type="float">
            <text:p>0</text:p>
          </table:table-cell>
          <table:table-cell office:value-type="float" office:value="45.1054236307411" calcext:value-type="float">
            <text:p>45.1054236307411</text:p>
          </table:table-cell>
          <table:table-cell office:value-type="float" office:value="344.215421223639" calcext:value-type="float">
            <text:p>344.215421223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5.1" calcext:value-type="float">
            <text:p>45.1</text:p>
          </table:table-cell>
          <table:table-cell office:value-type="float" office:value="33.521" calcext:value-type="float">
            <text:p>33.521</text:p>
          </table:table-cell>
          <table:table-cell office:value-type="float" office:value="0" calcext:value-type="float">
            <text:p>0</text:p>
          </table:table-cell>
          <table:table-cell office:value-type="float" office:value="45.1099138845943" calcext:value-type="float">
            <text:p>45.1099138845943</text:p>
          </table:table-cell>
          <table:table-cell office:value-type="float" office:value="331.228710118725" calcext:value-type="float">
            <text:p>331.228710118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45.1" calcext:value-type="float">
            <text:p>45.1</text:p>
          </table:table-cell>
          <table:table-cell office:value-type="float" office:value="33.689" calcext:value-type="float">
            <text:p>33.689</text:p>
          </table:table-cell>
          <table:table-cell office:value-type="float" office:value="0" calcext:value-type="float">
            <text:p>0</text:p>
          </table:table-cell>
          <table:table-cell office:value-type="float" office:value="45.1354343165899" calcext:value-type="float">
            <text:p>45.1354343165899</text:p>
          </table:table-cell>
          <table:table-cell office:value-type="float" office:value="318.770668923101" calcext:value-type="float">
            <text:p>318.770668923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45.1" calcext:value-type="float">
            <text:p>45.1</text:p>
          </table:table-cell>
          <table:table-cell office:value-type="float" office:value="33.856" calcext:value-type="float">
            <text:p>33.856</text:p>
          </table:table-cell>
          <table:table-cell office:value-type="float" office:value="0" calcext:value-type="float">
            <text:p>0</text:p>
          </table:table-cell>
          <table:table-cell office:value-type="float" office:value="45.1349503946572" calcext:value-type="float">
            <text:p>45.1349503946572</text:p>
          </table:table-cell>
          <table:table-cell office:value-type="float" office:value="307.996523389868" calcext:value-type="float">
            <text:p>307.996523389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5.2" calcext:value-type="float">
            <text:p>45.2</text:p>
          </table:table-cell>
          <table:table-cell office:value-type="float" office:value="34.022" calcext:value-type="float">
            <text:p>34.022</text:p>
          </table:table-cell>
          <table:table-cell office:value-type="float" office:value="0" calcext:value-type="float">
            <text:p>0</text:p>
          </table:table-cell>
          <table:table-cell office:value-type="float" office:value="45.1573960311854" calcext:value-type="float">
            <text:p>45.1573960311854</text:p>
          </table:table-cell>
          <table:table-cell office:value-type="float" office:value="296.355899037508" calcext:value-type="float">
            <text:p>296.355899037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45.2" calcext:value-type="float">
            <text:p>45.2</text:p>
          </table:table-cell>
          <table:table-cell office:value-type="float" office:value="34.189" calcext:value-type="float">
            <text:p>34.189</text:p>
          </table:table-cell>
          <table:table-cell office:value-type="float" office:value="0" calcext:value-type="float">
            <text:p>0</text:p>
          </table:table-cell>
          <table:table-cell office:value-type="float" office:value="45.1887811262449" calcext:value-type="float">
            <text:p>45.1887811262449</text:p>
          </table:table-cell>
          <table:table-cell office:value-type="float" office:value="285.143953051318" calcext:value-type="float">
            <text:p>285.143953051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45.2" calcext:value-type="float">
            <text:p>45.2</text:p>
          </table:table-cell>
          <table:table-cell office:value-type="float" office:value="34.355" calcext:value-type="float">
            <text:p>34.355</text:p>
          </table:table-cell>
          <table:table-cell office:value-type="float" office:value="0" calcext:value-type="float">
            <text:p>0</text:p>
          </table:table-cell>
          <table:table-cell office:value-type="float" office:value="45.198099644754" calcext:value-type="float">
            <text:p>45.198099644754</text:p>
          </table:table-cell>
          <table:table-cell office:value-type="float" office:value="274.386942292824" calcext:value-type="float">
            <text:p>274.386942292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5.2" calcext:value-type="float">
            <text:p>45.2</text:p>
          </table:table-cell>
          <table:table-cell office:value-type="float" office:value="34.522" calcext:value-type="float">
            <text:p>34.522</text:p>
          </table:table-cell>
          <table:table-cell office:value-type="float" office:value="0" calcext:value-type="float">
            <text:p>0</text:p>
          </table:table-cell>
          <table:table-cell office:value-type="float" office:value="45.200112906857" calcext:value-type="float">
            <text:p>45.200112906857</text:p>
          </table:table-cell>
          <table:table-cell office:value-type="float" office:value="265.030036425935" calcext:value-type="float">
            <text:p>265.0300364259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45.2" calcext:value-type="float">
            <text:p>45.2</text:p>
          </table:table-cell>
          <table:table-cell office:value-type="float" office:value="34.689" calcext:value-type="float">
            <text:p>34.689</text:p>
          </table:table-cell>
          <table:table-cell office:value-type="float" office:value="0" calcext:value-type="float">
            <text:p>0</text:p>
          </table:table-cell>
          <table:table-cell office:value-type="float" office:value="45.1998933062725" calcext:value-type="float">
            <text:p>45.1998933062725</text:p>
          </table:table-cell>
          <table:table-cell office:value-type="float" office:value="255.003037152978" calcext:value-type="float">
            <text:p>255.003037152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03" calcext:value-type="float">
            <text:p>24.03</text:p>
          </table:table-cell>
          <table:table-cell office:value-type="float" office:value="45.2" calcext:value-type="float">
            <text:p>45.2</text:p>
          </table:table-cell>
          <table:table-cell office:value-type="float" office:value="34.856" calcext:value-type="float">
            <text:p>34.856</text:p>
          </table:table-cell>
          <table:table-cell office:value-type="float" office:value="0" calcext:value-type="float">
            <text:p>0</text:p>
          </table:table-cell>
          <table:table-cell office:value-type="float" office:value="45.2125137388687" calcext:value-type="float">
            <text:p>45.2125137388687</text:p>
          </table:table-cell>
          <table:table-cell office:value-type="float" office:value="245.482105316899" calcext:value-type="float">
            <text:p>245.4821053168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5.3" calcext:value-type="float">
            <text:p>45.3</text:p>
          </table:table-cell>
          <table:table-cell office:value-type="float" office:value="35.022" calcext:value-type="float">
            <text:p>35.022</text:p>
          </table:table-cell>
          <table:table-cell office:value-type="float" office:value="0" calcext:value-type="float">
            <text:p>0</text:p>
          </table:table-cell>
          <table:table-cell office:value-type="float" office:value="45.242278807384" calcext:value-type="float">
            <text:p>45.242278807384</text:p>
          </table:table-cell>
          <table:table-cell office:value-type="float" office:value="236.359000208305" calcext:value-type="float">
            <text:p>236.359000208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45.3" calcext:value-type="float">
            <text:p>45.3</text:p>
          </table:table-cell>
          <table:table-cell office:value-type="float" office:value="35.19" calcext:value-type="float">
            <text:p>35.19</text:p>
          </table:table-cell>
          <table:table-cell office:value-type="float" office:value="0" calcext:value-type="float">
            <text:p>0</text:p>
          </table:table-cell>
          <table:table-cell office:value-type="float" office:value="45.2770578469151" calcext:value-type="float">
            <text:p>45.2770578469151</text:p>
          </table:table-cell>
          <table:table-cell office:value-type="float" office:value="227.66251484983" calcext:value-type="float">
            <text:p>227.66251484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45.2" calcext:value-type="float">
            <text:p>45.2</text:p>
          </table:table-cell>
          <table:table-cell office:value-type="float" office:value="35.357" calcext:value-type="float">
            <text:p>35.357</text:p>
          </table:table-cell>
          <table:table-cell office:value-type="float" office:value="0" calcext:value-type="float">
            <text:p>0</text:p>
          </table:table-cell>
          <table:table-cell office:value-type="float" office:value="45.2691791512349" calcext:value-type="float">
            <text:p>45.2691791512349</text:p>
          </table:table-cell>
          <table:table-cell office:value-type="float" office:value="219.091595344507" calcext:value-type="float">
            <text:p>219.091595344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5.3" calcext:value-type="float">
            <text:p>45.3</text:p>
          </table:table-cell>
          <table:table-cell office:value-type="float" office:value="35.524" calcext:value-type="float">
            <text:p>35.524</text:p>
          </table:table-cell>
          <table:table-cell office:value-type="float" office:value="0" calcext:value-type="float">
            <text:p>0</text:p>
          </table:table-cell>
          <table:table-cell office:value-type="float" office:value="45.2736609428012" calcext:value-type="float">
            <text:p>45.2736609428012</text:p>
          </table:table-cell>
          <table:table-cell office:value-type="float" office:value="210.910293710404" calcext:value-type="float">
            <text:p>210.9102937104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45.3" calcext:value-type="float">
            <text:p>45.3</text:p>
          </table:table-cell>
          <table:table-cell office:value-type="float" office:value="35.689" calcext:value-type="float">
            <text:p>35.689</text:p>
          </table:table-cell>
          <table:table-cell office:value-type="float" office:value="0" calcext:value-type="float">
            <text:p>0</text:p>
          </table:table-cell>
          <table:table-cell office:value-type="float" office:value="45.2678370531599" calcext:value-type="float">
            <text:p>45.2678370531599</text:p>
          </table:table-cell>
          <table:table-cell office:value-type="float" office:value="203.726953282554" calcext:value-type="float">
            <text:p>203.7269532825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45.3" calcext:value-type="float">
            <text:p>45.3</text:p>
          </table:table-cell>
          <table:table-cell office:value-type="float" office:value="35.857" calcext:value-type="float">
            <text:p>35.857</text:p>
          </table:table-cell>
          <table:table-cell office:value-type="float" office:value="0" calcext:value-type="float">
            <text:p>0</text:p>
          </table:table-cell>
          <table:table-cell office:value-type="float" office:value="45.264490477111" calcext:value-type="float">
            <text:p>45.264490477111</text:p>
          </table:table-cell>
          <table:table-cell office:value-type="float" office:value="196.09535907791" calcext:value-type="float">
            <text:p>196.09535907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5.3" calcext:value-type="float">
            <text:p>45.3</text:p>
          </table:table-cell>
          <table:table-cell office:value-type="float" office:value="36.023" calcext:value-type="float">
            <text:p>36.023</text:p>
          </table:table-cell>
          <table:table-cell office:value-type="float" office:value="0" calcext:value-type="float">
            <text:p>0</text:p>
          </table:table-cell>
          <table:table-cell office:value-type="float" office:value="45.2805513186008" calcext:value-type="float">
            <text:p>45.2805513186008</text:p>
          </table:table-cell>
          <table:table-cell office:value-type="float" office:value="188.853051596357" calcext:value-type="float">
            <text:p>188.8530515963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45.3" calcext:value-type="float">
            <text:p>45.3</text:p>
          </table:table-cell>
          <table:table-cell office:value-type="float" office:value="36.19" calcext:value-type="float">
            <text:p>36.19</text:p>
          </table:table-cell>
          <table:table-cell office:value-type="float" office:value="0" calcext:value-type="float">
            <text:p>0</text:p>
          </table:table-cell>
          <table:table-cell office:value-type="float" office:value="45.2691697580124" calcext:value-type="float">
            <text:p>45.2691697580124</text:p>
          </table:table-cell>
          <table:table-cell office:value-type="float" office:value="181.712747752851" calcext:value-type="float">
            <text:p>181.712747752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45.3" calcext:value-type="float">
            <text:p>45.3</text:p>
          </table:table-cell>
          <table:table-cell office:value-type="float" office:value="36.356" calcext:value-type="float">
            <text:p>36.356</text:p>
          </table:table-cell>
          <table:table-cell office:value-type="float" office:value="0" calcext:value-type="float">
            <text:p>0</text:p>
          </table:table-cell>
          <table:table-cell office:value-type="float" office:value="45.2807607210882" calcext:value-type="float">
            <text:p>45.2807607210882</text:p>
          </table:table-cell>
          <table:table-cell office:value-type="float" office:value="174.921996097888" calcext:value-type="float">
            <text:p>174.921996097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5.3" calcext:value-type="float">
            <text:p>45.3</text:p>
          </table:table-cell>
          <table:table-cell office:value-type="float" office:value="36.523" calcext:value-type="float">
            <text:p>36.523</text:p>
          </table:table-cell>
          <table:table-cell office:value-type="float" office:value="0" calcext:value-type="float">
            <text:p>0</text:p>
          </table:table-cell>
          <table:table-cell office:value-type="float" office:value="45.2838236075926" calcext:value-type="float">
            <text:p>45.2838236075926</text:p>
          </table:table-cell>
          <table:table-cell office:value-type="float" office:value="169.034201754027" calcext:value-type="float">
            <text:p>169.034201754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45.3" calcext:value-type="float">
            <text:p>45.3</text:p>
          </table:table-cell>
          <table:table-cell office:value-type="float" office:value="36.69" calcext:value-type="float">
            <text:p>36.69</text:p>
          </table:table-cell>
          <table:table-cell office:value-type="float" office:value="0" calcext:value-type="float">
            <text:p>0</text:p>
          </table:table-cell>
          <table:table-cell office:value-type="float" office:value="45.2652470260189" calcext:value-type="float">
            <text:p>45.2652470260189</text:p>
          </table:table-cell>
          <table:table-cell office:value-type="float" office:value="162.624700221328" calcext:value-type="float">
            <text:p>162.624700221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45.3" calcext:value-type="float">
            <text:p>45.3</text:p>
          </table:table-cell>
          <table:table-cell office:value-type="float" office:value="36.857" calcext:value-type="float">
            <text:p>36.857</text:p>
          </table:table-cell>
          <table:table-cell office:value-type="float" office:value="0" calcext:value-type="float">
            <text:p>0</text:p>
          </table:table-cell>
          <table:table-cell office:value-type="float" office:value="45.2773947914556" calcext:value-type="float">
            <text:p>45.2773947914556</text:p>
          </table:table-cell>
          <table:table-cell office:value-type="float" office:value="156.648140125365" calcext:value-type="float">
            <text:p>156.648140125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689640670801" calcext:value-type="float">
            <text:p>45.2689640670801</text:p>
          </table:table-cell>
          <table:table-cell office:value-type="float" office:value="150.800396086493" calcext:value-type="float">
            <text:p>150.800396086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29903355875" calcext:value-type="float">
            <text:p>45.229903355875</text:p>
          </table:table-cell>
          <table:table-cell office:value-type="float" office:value="145.024575643757" calcext:value-type="float">
            <text:p>145.0245756437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202594153637" calcext:value-type="float">
            <text:p>45.2202594153637</text:p>
          </table:table-cell>
          <table:table-cell office:value-type="float" office:value="139.584218006621" calcext:value-type="float">
            <text:p>139.584218006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050902854346" calcext:value-type="float">
            <text:p>45.2050902854346</text:p>
          </table:table-cell>
          <table:table-cell office:value-type="float" office:value="134.357159325252" calcext:value-type="float">
            <text:p>134.3571593252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892301514834" calcext:value-type="float">
            <text:p>45.1892301514834</text:p>
          </table:table-cell>
          <table:table-cell office:value-type="float" office:value="129.788237040061" calcext:value-type="float">
            <text:p>129.788237040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123782987962" calcext:value-type="float">
            <text:p>45.2123782987962</text:p>
          </table:table-cell>
          <table:table-cell office:value-type="float" office:value="125.124757785921" calcext:value-type="float">
            <text:p>125.124757785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023226428628" calcext:value-type="float">
            <text:p>45.2023226428628</text:p>
          </table:table-cell>
          <table:table-cell office:value-type="float" office:value="120.451609384815" calcext:value-type="float">
            <text:p>120.4516093848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857827738789" calcext:value-type="float">
            <text:p>45.1857827738789</text:p>
          </table:table-cell>
          <table:table-cell office:value-type="float" office:value="115.901544038997" calcext:value-type="float">
            <text:p>115.901544038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797515291098" calcext:value-type="float">
            <text:p>45.1797515291098</text:p>
          </table:table-cell>
          <table:table-cell office:value-type="float" office:value="111.604183918556" calcext:value-type="float">
            <text:p>111.604183918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2155258009188" calcext:value-type="float">
            <text:p>45.2155258009188</text:p>
          </table:table-cell>
          <table:table-cell office:value-type="float" office:value="108.082067413373" calcext:value-type="float">
            <text:p>108.0820674133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891572483178" calcext:value-type="float">
            <text:p>45.1891572483178</text:p>
          </table:table-cell>
          <table:table-cell office:value-type="float" office:value="104.010138962344" calcext:value-type="float">
            <text:p>104.0101389623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796463773577" calcext:value-type="float">
            <text:p>45.1796463773577</text:p>
          </table:table-cell>
          <table:table-cell office:value-type="float" office:value="100.132892879212" calcext:value-type="float">
            <text:p>100.1328928792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82346155175" calcext:value-type="float">
            <text:p>45.182346155175</text:p>
          </table:table-cell>
          <table:table-cell office:value-type="float" office:value="96.5083100326762" calcext:value-type="float">
            <text:p>96.5083100326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77812327755" calcext:value-type="float">
            <text:p>45.177812327755</text:p>
          </table:table-cell>
          <table:table-cell office:value-type="float" office:value="106.763806746882" calcext:value-type="float">
            <text:p>106.7638067468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761206262258" calcext:value-type="float">
            <text:p>45.1761206262258</text:p>
          </table:table-cell>
          <table:table-cell office:value-type="float" office:value="102.885734486677" calcext:value-type="float">
            <text:p>102.8857344866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1752059846743" calcext:value-type="float">
            <text:p>45.1752059846743</text:p>
          </table:table-cell>
          <table:table-cell office:value-type="float" office:value="99.4421522559524" calcext:value-type="float">
            <text:p>99.44215225595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4507769784" calcext:value-type="float">
            <text:p>45.174507769784</text:p>
          </table:table-cell>
          <table:table-cell office:value-type="float" office:value="98.6858904813058" calcext:value-type="float">
            <text:p>98.6858904813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46978221151" calcext:value-type="float">
            <text:p>45.1746978221151</text:p>
          </table:table-cell>
          <table:table-cell office:value-type="float" office:value="104.689235710838" calcext:value-type="float">
            <text:p>104.689235710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53725195377" calcext:value-type="float">
            <text:p>45.1753725195377</text:p>
          </table:table-cell>
          <table:table-cell office:value-type="float" office:value="110.429838127474" calcext:value-type="float">
            <text:p>110.4298381274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61098604646" calcext:value-type="float">
            <text:p>45.1761098604646</text:p>
          </table:table-cell>
          <table:table-cell office:value-type="float" office:value="115.437333231463" calcext:value-type="float">
            <text:p>115.4373332314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69577082426" calcext:value-type="float">
            <text:p>45.1769577082426</text:p>
          </table:table-cell>
          <table:table-cell office:value-type="float" office:value="120.797114714703" calcext:value-type="float">
            <text:p>120.797114714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77996463788" calcext:value-type="float">
            <text:p>45.1777996463788</text:p>
          </table:table-cell>
          <table:table-cell office:value-type="float" office:value="125.97965747683" calcext:value-type="float">
            <text:p>125.97965747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786069969851" calcext:value-type="float">
            <text:p>45.1786069969851</text:p>
          </table:table-cell>
          <table:table-cell office:value-type="float" office:value="130.903579611843" calcext:value-type="float">
            <text:p>130.9035796118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45.1647842225772" calcext:value-type="float">
            <text:p>45.1647842225772</text:p>
          </table:table-cell>
          <table:table-cell office:value-type="float" office:value="135.538994261821" calcext:value-type="float">
            <text:p>135.538994261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1194496346166" calcext:value-type="float">
            <text:p>45.1194496346166</text:p>
          </table:table-cell>
          <table:table-cell office:value-type="float" office:value="145.730488251126" calcext:value-type="float">
            <text:p>145.730488251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37" calcext:value-type="float">
            <text:p>30.37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1073698913831" calcext:value-type="float">
            <text:p>45.1073698913831</text:p>
          </table:table-cell>
          <table:table-cell office:value-type="float" office:value="158.106729350848" calcext:value-type="float">
            <text:p>158.106729350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0926612640848" calcext:value-type="float">
            <text:p>45.0926612640848</text:p>
          </table:table-cell>
          <table:table-cell office:value-type="float" office:value="171.270769084118" calcext:value-type="float">
            <text:p>171.270769084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0888246136141" calcext:value-type="float">
            <text:p>45.0888246136141</text:p>
          </table:table-cell>
          <table:table-cell office:value-type="float" office:value="180.169792251864" calcext:value-type="float">
            <text:p>180.169792251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0887086018863" calcext:value-type="float">
            <text:p>45.0887086018863</text:p>
          </table:table-cell>
          <table:table-cell office:value-type="float" office:value="196.395296041308" calcext:value-type="float">
            <text:p>196.3952960413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0744669320119" calcext:value-type="float">
            <text:p>45.0744669320119</text:p>
          </table:table-cell>
          <table:table-cell office:value-type="float" office:value="208.090815481816" calcext:value-type="float">
            <text:p>208.090815481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.030424219054" calcext:value-type="float">
            <text:p>45.030424219054</text:p>
          </table:table-cell>
          <table:table-cell office:value-type="float" office:value="219.191090946421" calcext:value-type="float">
            <text:p>219.191090946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0492076946549" calcext:value-type="float">
            <text:p>45.0492076946549</text:p>
          </table:table-cell>
          <table:table-cell office:value-type="float" office:value="245.231141587574" calcext:value-type="float">
            <text:p>245.231141587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0647758626199" calcext:value-type="float">
            <text:p>45.0647758626199</text:p>
          </table:table-cell>
          <table:table-cell office:value-type="float" office:value="308.086375832311" calcext:value-type="float">
            <text:p>308.086375832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0744232235748" calcext:value-type="float">
            <text:p>45.0744232235748</text:p>
          </table:table-cell>
          <table:table-cell office:value-type="float" office:value="368.487449459495" calcext:value-type="float">
            <text:p>368.487449459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87" calcext:value-type="float">
            <text:p>31.87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0945403806546" calcext:value-type="float">
            <text:p>45.0945403806546</text:p>
          </table:table-cell>
          <table:table-cell office:value-type="float" office:value="426.60518725464" calcext:value-type="float">
            <text:p>426.60518725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1147381368339" calcext:value-type="float">
            <text:p>45.1147381368339</text:p>
          </table:table-cell>
          <table:table-cell office:value-type="float" office:value="482.803343507818" calcext:value-type="float">
            <text:p>482.803343507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129945429914" calcext:value-type="float">
            <text:p>45.129945429914</text:p>
          </table:table-cell>
          <table:table-cell office:value-type="float" office:value="530.907160801765" calcext:value-type="float">
            <text:p>530.907160801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1413886656308" calcext:value-type="float">
            <text:p>45.1413886656308</text:p>
          </table:table-cell>
          <table:table-cell office:value-type="float" office:value="582.413238157444" calcext:value-type="float">
            <text:p>582.413238157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45.1" calcext:value-type="float">
            <text:p>45.1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1551543471297" calcext:value-type="float">
            <text:p>45.1551543471297</text:p>
          </table:table-cell>
          <table:table-cell office:value-type="float" office:value="631.953110960523" calcext:value-type="float">
            <text:p>631.9531109605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1720532613297" calcext:value-type="float">
            <text:p>45.1720532613297</text:p>
          </table:table-cell>
          <table:table-cell office:value-type="float" office:value="680.436424141705" calcext:value-type="float">
            <text:p>680.436424141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87" calcext:value-type="float">
            <text:p>32.87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2372059497862" calcext:value-type="float">
            <text:p>45.2372059497862</text:p>
          </table:table-cell>
          <table:table-cell office:value-type="float" office:value="726.997539076099" calcext:value-type="float">
            <text:p>726.9975390760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2620230636063" calcext:value-type="float">
            <text:p>45.2620230636063</text:p>
          </table:table-cell>
          <table:table-cell office:value-type="float" office:value="766.95804603006" calcext:value-type="float">
            <text:p>766.95804603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276473512346" calcext:value-type="float">
            <text:p>45.276473512346</text:p>
          </table:table-cell>
          <table:table-cell office:value-type="float" office:value="809.911144496655" calcext:value-type="float">
            <text:p>809.911144496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45.3" calcext:value-type="float">
            <text:p>45.3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3474269808702" calcext:value-type="float">
            <text:p>45.3474269808702</text:p>
          </table:table-cell>
          <table:table-cell office:value-type="float" office:value="851.000200068634" calcext:value-type="float">
            <text:p>851.0002000686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45.4" calcext:value-type="float">
            <text:p>45.4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4148990248656" calcext:value-type="float">
            <text:p>45.4148990248656</text:p>
          </table:table-cell>
          <table:table-cell office:value-type="float" office:value="890.724627860167" calcext:value-type="float">
            <text:p>890.724627860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71" calcext:value-type="float">
            <text:p>33.71</text:p>
          </table:table-cell>
          <table:table-cell office:value-type="float" office:value="45.5" calcext:value-type="float">
            <text:p>45.5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4728208653828" calcext:value-type="float">
            <text:p>45.4728208653828</text:p>
          </table:table-cell>
          <table:table-cell office:value-type="float" office:value="928.866687261981" calcext:value-type="float">
            <text:p>928.8666872619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87" calcext:value-type="float">
            <text:p>33.87</text:p>
          </table:table-cell>
          <table:table-cell office:value-type="float" office:value="45.5" calcext:value-type="float">
            <text:p>45.5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5478426532151" calcext:value-type="float">
            <text:p>45.5478426532151</text:p>
          </table:table-cell>
          <table:table-cell office:value-type="float" office:value="965.621683589782" calcext:value-type="float">
            <text:p>965.621683589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45.5" calcext:value-type="float">
            <text:p>45.5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5887758725314" calcext:value-type="float">
            <text:p>45.5887758725314</text:p>
          </table:table-cell>
          <table:table-cell office:value-type="float" office:value="997.355011361523" calcext:value-type="float">
            <text:p>997.3550113615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45.6" calcext:value-type="float">
            <text:p>45.6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6286456980172" calcext:value-type="float">
            <text:p>45.6286456980172</text:p>
          </table:table-cell>
          <table:table-cell office:value-type="float" office:value="1031.29465910233" calcext:value-type="float">
            <text:p>1031.294659102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37" calcext:value-type="float">
            <text:p>34.37</text:p>
          </table:table-cell>
          <table:table-cell office:value-type="float" office:value="45.7" calcext:value-type="float">
            <text:p>45.7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7397322941146" calcext:value-type="float">
            <text:p>45.7397322941146</text:p>
          </table:table-cell>
          <table:table-cell office:value-type="float" office:value="1064.64817150841" calcext:value-type="float">
            <text:p>1064.64817150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45.7" calcext:value-type="float">
            <text:p>45.7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float" office:value="45.8093046416137" calcext:value-type="float">
            <text:p>45.8093046416137</text:p>
          </table:table-cell>
          <table:table-cell office:value-type="float" office:value="1093.25649931284" calcext:value-type="float">
            <text:p>1093.25649931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71" calcext:value-type="float">
            <text:p>34.71</text:p>
          </table:table-cell>
          <table:table-cell office:value-type="float" office:value="45.9" calcext:value-type="float">
            <text:p>45.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5.9081840239837" calcext:value-type="float">
            <text:p>45.9081840239837</text:p>
          </table:table-cell>
          <table:table-cell office:value-type="float" office:value="1105.9121166458" calcext:value-type="float">
            <text:p>1105.9121166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87" calcext:value-type="float">
            <text:p>34.87</text:p>
          </table:table-cell>
          <table:table-cell office:value-type="float" office:value="45.9" calcext:value-type="float">
            <text:p>45.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5.9909124920228" calcext:value-type="float">
            <text:p>45.9909124920228</text:p>
          </table:table-cell>
          <table:table-cell office:value-type="float" office:value="1111.88916893053" calcext:value-type="float">
            <text:p>1111.88916893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46.1" calcext:value-type="float">
            <text:p>46.1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1050362894776" calcext:value-type="float">
            <text:p>46.1050362894776</text:p>
          </table:table-cell>
          <table:table-cell office:value-type="float" office:value="1117.792285209" calcext:value-type="float">
            <text:p>1117.7922852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21" calcext:value-type="float">
            <text:p>35.21</text:p>
          </table:table-cell>
          <table:table-cell office:value-type="float" office:value="46.2" calcext:value-type="float">
            <text:p>46.2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1908337850337" calcext:value-type="float">
            <text:p>46.1908337850337</text:p>
          </table:table-cell>
          <table:table-cell office:value-type="float" office:value="1123.32477112812" calcext:value-type="float">
            <text:p>1123.32477112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37" calcext:value-type="float">
            <text:p>35.37</text:p>
          </table:table-cell>
          <table:table-cell office:value-type="float" office:value="46.3" calcext:value-type="float">
            <text:p>46.3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2909538319432" calcext:value-type="float">
            <text:p>46.2909538319432</text:p>
          </table:table-cell>
          <table:table-cell office:value-type="float" office:value="1128.18082890418" calcext:value-type="float">
            <text:p>1128.18082890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46.4" calcext:value-type="float">
            <text:p>46.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3961832508479" calcext:value-type="float">
            <text:p>46.3961832508479</text:p>
          </table:table-cell>
          <table:table-cell office:value-type="float" office:value="1133.38073768348" calcext:value-type="float">
            <text:p>1133.38073768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71" calcext:value-type="float">
            <text:p>35.71</text:p>
          </table:table-cell>
          <table:table-cell office:value-type="float" office:value="46.4" calcext:value-type="float">
            <text:p>46.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4890953211421" calcext:value-type="float">
            <text:p>46.4890953211421</text:p>
          </table:table-cell>
          <table:table-cell office:value-type="float" office:value="1138.34532746123" calcext:value-type="float">
            <text:p>1138.34532746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87" calcext:value-type="float">
            <text:p>35.87</text:p>
          </table:table-cell>
          <table:table-cell office:value-type="float" office:value="46.6" calcext:value-type="float">
            <text:p>46.6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5936644879784" calcext:value-type="float">
            <text:p>46.5936644879784</text:p>
          </table:table-cell>
          <table:table-cell office:value-type="float" office:value="1143.15397526986" calcext:value-type="float">
            <text:p>1143.15397526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46.7" calcext:value-type="float">
            <text:p>46.7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688348825281" calcext:value-type="float">
            <text:p>46.688348825281</text:p>
          </table:table-cell>
          <table:table-cell office:value-type="float" office:value="1147.70211411036" calcext:value-type="float">
            <text:p>1147.70211411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46.8" calcext:value-type="float">
            <text:p>46.8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8081996462286" calcext:value-type="float">
            <text:p>46.8081996462286</text:p>
          </table:table-cell>
          <table:table-cell office:value-type="float" office:value="1151.79389546147" calcext:value-type="float">
            <text:p>1151.79389546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37" calcext:value-type="float">
            <text:p>36.37</text:p>
          </table:table-cell>
          <table:table-cell office:value-type="float" office:value="46.9" calcext:value-type="float">
            <text:p>46.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6.9158427236655" calcext:value-type="float">
            <text:p>46.9158427236655</text:p>
          </table:table-cell>
          <table:table-cell office:value-type="float" office:value="1156.14290908864" calcext:value-type="float">
            <text:p>1156.14290908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0506881539483" calcext:value-type="float">
            <text:p>47.0506881539483</text:p>
          </table:table-cell>
          <table:table-cell office:value-type="float" office:value="1160.43553738067" calcext:value-type="float">
            <text:p>1160.43553738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71" calcext:value-type="float">
            <text:p>36.71</text:p>
          </table:table-cell>
          <table:table-cell office:value-type="float" office:value="47.1" calcext:value-type="float">
            <text:p>47.1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1607390676297" calcext:value-type="float">
            <text:p>47.1607390676297</text:p>
          </table:table-cell>
          <table:table-cell office:value-type="float" office:value="1164.42125618471" calcext:value-type="float">
            <text:p>1164.421256184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87" calcext:value-type="float">
            <text:p>36.87</text:p>
          </table:table-cell>
          <table:table-cell office:value-type="float" office:value="47.2" calcext:value-type="float">
            <text:p>47.2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2655749335082" calcext:value-type="float">
            <text:p>47.2655749335082</text:p>
          </table:table-cell>
          <table:table-cell office:value-type="float" office:value="1170.48298953941" calcext:value-type="float">
            <text:p>1170.482989539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47.3" calcext:value-type="float">
            <text:p>47.3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3696997438038" calcext:value-type="float">
            <text:p>47.3696997438038</text:p>
          </table:table-cell>
          <table:table-cell office:value-type="float" office:value="1173.75334553264" calcext:value-type="float">
            <text:p>1173.75334553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47.5" calcext:value-type="float">
            <text:p>47.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464564668416" calcext:value-type="float">
            <text:p>47.464564668416</text:p>
          </table:table-cell>
          <table:table-cell office:value-type="float" office:value="1177.17062344115" calcext:value-type="float">
            <text:p>1177.170623441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37" calcext:value-type="float">
            <text:p>37.37</text:p>
          </table:table-cell>
          <table:table-cell office:value-type="float" office:value="47.5" calcext:value-type="float">
            <text:p>47.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5784367767252" calcext:value-type="float">
            <text:p>47.5784367767252</text:p>
          </table:table-cell>
          <table:table-cell office:value-type="float" office:value="1180.56372598737" calcext:value-type="float">
            <text:p>1180.563725987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54" calcext:value-type="float">
            <text:p>37.54</text:p>
          </table:table-cell>
          <table:table-cell office:value-type="float" office:value="47.7" calcext:value-type="float">
            <text:p>47.7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6787791986427" calcext:value-type="float">
            <text:p>47.6787791986427</text:p>
          </table:table-cell>
          <table:table-cell office:value-type="float" office:value="1183.74631653198" calcext:value-type="float">
            <text:p>1183.74631653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71" calcext:value-type="float">
            <text:p>37.71</text:p>
          </table:table-cell>
          <table:table-cell office:value-type="float" office:value="47.7" calcext:value-type="float">
            <text:p>47.7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7801446021138" calcext:value-type="float">
            <text:p>47.7801446021138</text:p>
          </table:table-cell>
          <table:table-cell office:value-type="float" office:value="1186.54392628577" calcext:value-type="float">
            <text:p>1186.543926285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87" calcext:value-type="float">
            <text:p>37.87</text:p>
          </table:table-cell>
          <table:table-cell office:value-type="float" office:value="47.8" calcext:value-type="float">
            <text:p>47.8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8777963340829" calcext:value-type="float">
            <text:p>47.8777963340829</text:p>
          </table:table-cell>
          <table:table-cell office:value-type="float" office:value="1189.45435115042" calcext:value-type="float">
            <text:p>1189.45435115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47.9" calcext:value-type="float">
            <text:p>47.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7.9780367544981" calcext:value-type="float">
            <text:p>47.9780367544981</text:p>
          </table:table-cell>
          <table:table-cell office:value-type="float" office:value="1192.27852514677" calcext:value-type="float">
            <text:p>1192.278525146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1000770979431" calcext:value-type="float">
            <text:p>48.1000770979431</text:p>
          </table:table-cell>
          <table:table-cell office:value-type="float" office:value="1195.09121542046" calcext:value-type="float">
            <text:p>1195.09121542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37" calcext:value-type="float">
            <text:p>38.37</text:p>
          </table:table-cell>
          <table:table-cell office:value-type="float" office:value="48.2" calcext:value-type="float">
            <text:p>48.2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1851828368599" calcext:value-type="float">
            <text:p>48.1851828368599</text:p>
          </table:table-cell>
          <table:table-cell office:value-type="float" office:value="1197.60119153722" calcext:value-type="float">
            <text:p>1197.601191537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54" calcext:value-type="float">
            <text:p>38.54</text:p>
          </table:table-cell>
          <table:table-cell office:value-type="float" office:value="48.2" calcext:value-type="float">
            <text:p>48.2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2894879102125" calcext:value-type="float">
            <text:p>48.2894879102125</text:p>
          </table:table-cell>
          <table:table-cell office:value-type="float" office:value="1200.13203934791" calcext:value-type="float">
            <text:p>1200.13203934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office:value-type="float" office:value="48.4" calcext:value-type="float">
            <text:p>48.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4061782708404" calcext:value-type="float">
            <text:p>48.4061782708404</text:p>
          </table:table-cell>
          <table:table-cell office:value-type="float" office:value="1202.63089270192" calcext:value-type="float">
            <text:p>1202.63089270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87" calcext:value-type="float">
            <text:p>38.87</text:p>
          </table:table-cell>
          <table:table-cell office:value-type="float" office:value="48.5" calcext:value-type="float">
            <text:p>48.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5190254248469" calcext:value-type="float">
            <text:p>48.5190254248469</text:p>
          </table:table-cell>
          <table:table-cell office:value-type="float" office:value="1204.84560907018" calcext:value-type="float">
            <text:p>1204.84560907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48.6" calcext:value-type="float">
            <text:p>48.6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6486311682672" calcext:value-type="float">
            <text:p>48.6486311682672</text:p>
          </table:table-cell>
          <table:table-cell office:value-type="float" office:value="1221.6839155253" calcext:value-type="float">
            <text:p>1221.68391552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21" calcext:value-type="float">
            <text:p>39.21</text:p>
          </table:table-cell>
          <table:table-cell office:value-type="float" office:value="48.7" calcext:value-type="float">
            <text:p>48.7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739936079118" calcext:value-type="float">
            <text:p>48.739936079118</text:p>
          </table:table-cell>
          <table:table-cell office:value-type="float" office:value="1223.22119163577" calcext:value-type="float">
            <text:p>1223.221191635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37" calcext:value-type="float">
            <text:p>39.37</text:p>
          </table:table-cell>
          <table:table-cell office:value-type="float" office:value="48.8" calcext:value-type="float">
            <text:p>48.8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8636565844379" calcext:value-type="float">
            <text:p>48.8636565844379</text:p>
          </table:table-cell>
          <table:table-cell office:value-type="float" office:value="1224.86473475764" calcext:value-type="float">
            <text:p>1224.86473475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54" calcext:value-type="float">
            <text:p>39.54</text:p>
          </table:table-cell>
          <table:table-cell office:value-type="float" office:value="48.9" calcext:value-type="float">
            <text:p>48.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8.9652652403795" calcext:value-type="float">
            <text:p>48.9652652403795</text:p>
          </table:table-cell>
          <table:table-cell office:value-type="float" office:value="1226.33238081816" calcext:value-type="float">
            <text:p>1226.33238081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0758726294313" calcext:value-type="float">
            <text:p>49.0758726294313</text:p>
          </table:table-cell>
          <table:table-cell office:value-type="float" office:value="1227.78258757462" calcext:value-type="float">
            <text:p>1227.78258757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87" calcext:value-type="float">
            <text:p>39.87</text:p>
          </table:table-cell>
          <table:table-cell office:value-type="float" office:value="49.2" calcext:value-type="float">
            <text:p>49.2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1870567672351" calcext:value-type="float">
            <text:p>49.1870567672351</text:p>
          </table:table-cell>
          <table:table-cell office:value-type="float" office:value="1229.10801747383" calcext:value-type="float">
            <text:p>1229.10801747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49.3" calcext:value-type="float">
            <text:p>49.3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3198791153788" calcext:value-type="float">
            <text:p>49.3198791153788</text:p>
          </table:table-cell>
          <table:table-cell office:value-type="float" office:value="1230.56861102738" calcext:value-type="float">
            <text:p>1230.56861102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49.4" calcext:value-type="float">
            <text:p>49.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3988636614108" calcext:value-type="float">
            <text:p>49.3988636614108</text:p>
          </table:table-cell>
          <table:table-cell office:value-type="float" office:value="1231.70467066916" calcext:value-type="float">
            <text:p>1231.704670669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49.5" calcext:value-type="float">
            <text:p>49.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5392556609166" calcext:value-type="float">
            <text:p>49.5392556609166</text:p>
          </table:table-cell>
          <table:table-cell office:value-type="float" office:value="1233.1169259997" calcext:value-type="float">
            <text:p>1233.1169259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54" calcext:value-type="float">
            <text:p>40.54</text:p>
          </table:table-cell>
          <table:table-cell office:value-type="float" office:value="49.6" calcext:value-type="float">
            <text:p>49.6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6437681640391" calcext:value-type="float">
            <text:p>49.6437681640391</text:p>
          </table:table-cell>
          <table:table-cell office:value-type="float" office:value="1234.28063143807" calcext:value-type="float">
            <text:p>1234.280631438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49.7" calcext:value-type="float">
            <text:p>49.7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49.7636304931286" calcext:value-type="float">
            <text:p>49.7636304931286</text:p>
          </table:table-cell>
          <table:table-cell office:value-type="float" office:value="1235.47935308957" calcext:value-type="float">
            <text:p>1235.47935308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87" calcext:value-type="float">
            <text:p>40.87</text:p>
          </table:table-cell>
          <table:table-cell office:value-type="float" office:value="49.8" calcext:value-type="float">
            <text:p>49.8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office:value-type="float" office:value="49.8654644893183" calcext:value-type="float">
            <text:p>49.8654644893183</text:p>
          </table:table-cell>
          <table:table-cell office:value-type="float" office:value="1234.54309868737" calcext:value-type="float">
            <text:p>1234.543098687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49.9" calcext:value-type="float">
            <text:p>49.9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office:value-type="float" office:value="49.9669679196312" calcext:value-type="float">
            <text:p>49.9669679196312</text:p>
          </table:table-cell>
          <table:table-cell office:value-type="float" office:value="1227.03414976056" calcext:value-type="float">
            <text:p>1227.03414976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office:value-type="float" office:value="50.0640366477418" calcext:value-type="float">
            <text:p>50.0640366477418</text:p>
          </table:table-cell>
          <table:table-cell office:value-type="float" office:value="1218.80552346975" calcext:value-type="float">
            <text:p>1218.80552346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50.1" calcext:value-type="float">
            <text:p>50.1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office:value-type="float" office:value="50.1491901043555" calcext:value-type="float">
            <text:p>50.1491901043555</text:p>
          </table:table-cell>
          <table:table-cell office:value-type="float" office:value="1211.03150767967" calcext:value-type="float">
            <text:p>1211.031507679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54" calcext:value-type="float">
            <text:p>41.54</text:p>
          </table:table-cell>
          <table:table-cell office:value-type="float" office:value="50.2" calcext:value-type="float">
            <text:p>50.2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2682123738551" calcext:value-type="float">
            <text:p>50.2682123738551</text:p>
          </table:table-cell>
          <table:table-cell office:value-type="float" office:value="1194.63802727515" calcext:value-type="float">
            <text:p>1194.63802727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50.3" calcext:value-type="float">
            <text:p>50.3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3609559450025" calcext:value-type="float">
            <text:p>50.3609559450025</text:p>
          </table:table-cell>
          <table:table-cell office:value-type="float" office:value="1173.48639358082" calcext:value-type="float">
            <text:p>1173.486393580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office:value-type="float" office:value="50.5" calcext:value-type="float">
            <text:p>50.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4697117350713" calcext:value-type="float">
            <text:p>50.4697117350713</text:p>
          </table:table-cell>
          <table:table-cell office:value-type="float" office:value="1153.34167294111" calcext:value-type="float">
            <text:p>1153.34167294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04" calcext:value-type="float">
            <text:p>42.04</text:p>
          </table:table-cell>
          <table:table-cell office:value-type="float" office:value="50.6" calcext:value-type="float">
            <text:p>50.6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5937249958219" calcext:value-type="float">
            <text:p>50.5937249958219</text:p>
          </table:table-cell>
          <table:table-cell office:value-type="float" office:value="1133.92071393872" calcext:value-type="float">
            <text:p>1133.92071393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50.7" calcext:value-type="float">
            <text:p>50.7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6915926017901" calcext:value-type="float">
            <text:p>50.6915926017901</text:p>
          </table:table-cell>
          <table:table-cell office:value-type="float" office:value="1115.00034621303" calcext:value-type="float">
            <text:p>1115.00034621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37" calcext:value-type="float">
            <text:p>42.37</text:p>
          </table:table-cell>
          <table:table-cell office:value-type="float" office:value="50.8" calcext:value-type="float">
            <text:p>50.8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8128496790406" calcext:value-type="float">
            <text:p>50.8128496790406</text:p>
          </table:table-cell>
          <table:table-cell office:value-type="float" office:value="1097.03181495069" calcext:value-type="float">
            <text:p>1097.031814950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54" calcext:value-type="float">
            <text:p>42.54</text:p>
          </table:table-cell>
          <table:table-cell office:value-type="float" office:value="50.9" calcext:value-type="float">
            <text:p>50.9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0.8936515965102" calcext:value-type="float">
            <text:p>50.8936515965102</text:p>
          </table:table-cell>
          <table:table-cell office:value-type="float" office:value="1079.65518083226" calcext:value-type="float">
            <text:p>1079.65518083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0326162444872" calcext:value-type="float">
            <text:p>51.0326162444872</text:p>
          </table:table-cell>
          <table:table-cell office:value-type="float" office:value="1063.12322019785" calcext:value-type="float">
            <text:p>1063.12322019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87" calcext:value-type="float">
            <text:p>42.87</text:p>
          </table:table-cell>
          <table:table-cell office:value-type="float" office:value="51.1" calcext:value-type="float">
            <text:p>51.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12902922288" calcext:value-type="float">
            <text:p>51.12902922288</text:p>
          </table:table-cell>
          <table:table-cell office:value-type="float" office:value="1048.46956477271" calcext:value-type="float">
            <text:p>1048.469564772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04" calcext:value-type="float">
            <text:p>43.04</text:p>
          </table:table-cell>
          <table:table-cell office:value-type="float" office:value="51.2" calcext:value-type="float">
            <text:p>51.2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1932057886634" calcext:value-type="float">
            <text:p>51.1932057886634</text:p>
          </table:table-cell>
          <table:table-cell office:value-type="float" office:value="1032.9505081799" calcext:value-type="float">
            <text:p>1032.9505081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51.3" calcext:value-type="float">
            <text:p>51.3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2975674718352" calcext:value-type="float">
            <text:p>51.2975674718352</text:p>
          </table:table-cell>
          <table:table-cell office:value-type="float" office:value="1017.85437249843" calcext:value-type="float">
            <text:p>1017.854372498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37" calcext:value-type="float">
            <text:p>43.37</text:p>
          </table:table-cell>
          <table:table-cell office:value-type="float" office:value="51.4" calcext:value-type="float">
            <text:p>51.4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3886559033296" calcext:value-type="float">
            <text:p>51.3886559033296</text:p>
          </table:table-cell>
          <table:table-cell office:value-type="float" office:value="1003.27633627613" calcext:value-type="float">
            <text:p>1003.27633627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54" calcext:value-type="float">
            <text:p>43.54</text:p>
          </table:table-cell>
          <table:table-cell office:value-type="float" office:value="51.5" calcext:value-type="float">
            <text:p>51.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4944865947972" calcext:value-type="float">
            <text:p>51.4944865947972</text:p>
          </table:table-cell>
          <table:table-cell office:value-type="float" office:value="989.084219614845" calcext:value-type="float">
            <text:p>989.0842196148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51.5" calcext:value-type="float">
            <text:p>51.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5619460350971" calcext:value-type="float">
            <text:p>51.5619460350971</text:p>
          </table:table-cell>
          <table:table-cell office:value-type="float" office:value="976.869205602377" calcext:value-type="float">
            <text:p>976.869205602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87" calcext:value-type="float">
            <text:p>43.87</text:p>
          </table:table-cell>
          <table:table-cell office:value-type="float" office:value="51.6" calcext:value-type="float">
            <text:p>51.6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6458155274272" calcext:value-type="float">
            <text:p>51.6458155274272</text:p>
          </table:table-cell>
          <table:table-cell office:value-type="float" office:value="963.76289856969" calcext:value-type="float">
            <text:p>963.76289856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04" calcext:value-type="float">
            <text:p>44.04</text:p>
          </table:table-cell>
          <table:table-cell office:value-type="float" office:value="51.7" calcext:value-type="float">
            <text:p>51.7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7213859342854" calcext:value-type="float">
            <text:p>51.7213859342854</text:p>
          </table:table-cell>
          <table:table-cell office:value-type="float" office:value="951.351034046632" calcext:value-type="float">
            <text:p>951.3510340466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21" calcext:value-type="float">
            <text:p>44.21</text:p>
          </table:table-cell>
          <table:table-cell office:value-type="float" office:value="51.8" calcext:value-type="float">
            <text:p>51.8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8186690488282" calcext:value-type="float">
            <text:p>51.8186690488282</text:p>
          </table:table-cell>
          <table:table-cell office:value-type="float" office:value="939.375727842328" calcext:value-type="float">
            <text:p>939.375727842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37" calcext:value-type="float">
            <text:p>44.37</text:p>
          </table:table-cell>
          <table:table-cell office:value-type="float" office:value="51.9" calcext:value-type="float">
            <text:p>51.9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903372347382" calcext:value-type="float">
            <text:p>51.903372347382</text:p>
          </table:table-cell>
          <table:table-cell office:value-type="float" office:value="927.802263666548" calcext:value-type="float">
            <text:p>927.8022636665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54" calcext:value-type="float">
            <text:p>44.54</text:p>
          </table:table-cell>
          <table:table-cell office:value-type="float" office:value="51.9" calcext:value-type="float">
            <text:p>51.9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1.9689268780992" calcext:value-type="float">
            <text:p>51.9689268780992</text:p>
          </table:table-cell>
          <table:table-cell office:value-type="float" office:value="917.782865852924" calcext:value-type="float">
            <text:p>917.782865852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71" calcext:value-type="float">
            <text:p>44.7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0222599525337" calcext:value-type="float">
            <text:p>52.0222599525337</text:p>
          </table:table-cell>
          <table:table-cell office:value-type="float" office:value="906.889948520605" calcext:value-type="float">
            <text:p>906.889948520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87" calcext:value-type="float">
            <text:p>44.87</text:p>
          </table:table-cell>
          <table:table-cell office:value-type="float" office:value="52.1" calcext:value-type="float">
            <text:p>52.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0937952263048" calcext:value-type="float">
            <text:p>52.0937952263048</text:p>
          </table:table-cell>
          <table:table-cell office:value-type="float" office:value="896.632054426257" calcext:value-type="float">
            <text:p>896.6320544262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04" calcext:value-type="float">
            <text:p>45.04</text:p>
          </table:table-cell>
          <table:table-cell office:value-type="float" office:value="52.2" calcext:value-type="float">
            <text:p>52.2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1910737354312" calcext:value-type="float">
            <text:p>52.1910737354312</text:p>
          </table:table-cell>
          <table:table-cell office:value-type="float" office:value="886.773093059139" calcext:value-type="float">
            <text:p>886.7730930591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52.2" calcext:value-type="float">
            <text:p>52.2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2533898369891" calcext:value-type="float">
            <text:p>52.2533898369891</text:p>
          </table:table-cell>
          <table:table-cell office:value-type="float" office:value="877.179538274146" calcext:value-type="float">
            <text:p>877.179538274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52.4" calcext:value-type="float">
            <text:p>52.4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3354265136318" calcext:value-type="float">
            <text:p>52.3354265136318</text:p>
          </table:table-cell>
          <table:table-cell office:value-type="float" office:value="868.107676967842" calcext:value-type="float">
            <text:p>868.1076769678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54" calcext:value-type="float">
            <text:p>45.54</text:p>
          </table:table-cell>
          <table:table-cell office:value-type="float" office:value="52.4" calcext:value-type="float">
            <text:p>52.4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4268510962934" calcext:value-type="float">
            <text:p>52.4268510962934</text:p>
          </table:table-cell>
          <table:table-cell office:value-type="float" office:value="859.37500344036" calcext:value-type="float">
            <text:p>859.37500344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71" calcext:value-type="float">
            <text:p>45.71</text:p>
          </table:table-cell>
          <table:table-cell office:value-type="float" office:value="52.5" calcext:value-type="float">
            <text:p>52.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4809628710734" calcext:value-type="float">
            <text:p>52.4809628710734</text:p>
          </table:table-cell>
          <table:table-cell office:value-type="float" office:value="850.848075627402" calcext:value-type="float">
            <text:p>850.848075627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87" calcext:value-type="float">
            <text:p>45.87</text:p>
          </table:table-cell>
          <table:table-cell office:value-type="float" office:value="52.5" calcext:value-type="float">
            <text:p>52.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5421133511669" calcext:value-type="float">
            <text:p>52.5421133511669</text:p>
          </table:table-cell>
          <table:table-cell office:value-type="float" office:value="843.473042829169" calcext:value-type="float">
            <text:p>843.4730428291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52.6" calcext:value-type="float">
            <text:p>52.6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52.6182737737227" calcext:value-type="float">
            <text:p>52.6182737737227</text:p>
          </table:table-cell>
          <table:table-cell office:value-type="float" office:value="835.662528524381" calcext:value-type="float">
            <text:p>835.662528524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21" calcext:value-type="float">
            <text:p>46.21</text:p>
          </table:table-cell>
          <table:table-cell office:value-type="float" office:value="52.7" calcext:value-type="float">
            <text:p>52.7</text:p>
          </table:table-cell>
          <table:table-cell office:value-type="float" office:value="37.0174" calcext:value-type="float">
            <text:p>37.0174</text:p>
          </table:table-cell>
          <table:table-cell office:value-type="float" office:value="500" calcext:value-type="float">
            <text:p>500</text:p>
          </table:table-cell>
          <table:table-cell office:value-type="float" office:value="52.6743813480939" calcext:value-type="float">
            <text:p>52.6743813480939</text:p>
          </table:table-cell>
          <table:table-cell office:value-type="float" office:value="828.051814345305" calcext:value-type="float">
            <text:p>828.051814345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37" calcext:value-type="float">
            <text:p>46.37</text:p>
          </table:table-cell>
          <table:table-cell office:value-type="float" office:value="52.8" calcext:value-type="float">
            <text:p>52.8</text:p>
          </table:table-cell>
          <table:table-cell office:value-type="float" office:value="37.117" calcext:value-type="float">
            <text:p>37.117</text:p>
          </table:table-cell>
          <table:table-cell office:value-type="float" office:value="500" calcext:value-type="float">
            <text:p>500</text:p>
          </table:table-cell>
          <table:table-cell office:value-type="float" office:value="52.7410940877141" calcext:value-type="float">
            <text:p>52.7410940877141</text:p>
          </table:table-cell>
          <table:table-cell office:value-type="float" office:value="820.738403703898" calcext:value-type="float">
            <text:p>820.738403703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54" calcext:value-type="float">
            <text:p>46.54</text:p>
          </table:table-cell>
          <table:table-cell office:value-type="float" office:value="52.8" calcext:value-type="float">
            <text:p>52.8</text:p>
          </table:table-cell>
          <table:table-cell office:value-type="float" office:value="37.2172" calcext:value-type="float">
            <text:p>37.2172</text:p>
          </table:table-cell>
          <table:table-cell office:value-type="float" office:value="500" calcext:value-type="float">
            <text:p>500</text:p>
          </table:table-cell>
          <table:table-cell office:value-type="float" office:value="52.8285307390892" calcext:value-type="float">
            <text:p>52.8285307390892</text:p>
          </table:table-cell>
          <table:table-cell office:value-type="float" office:value="813.850756437546" calcext:value-type="float">
            <text:p>813.850756437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71" calcext:value-type="float">
            <text:p>46.71</text:p>
          </table:table-cell>
          <table:table-cell office:value-type="float" office:value="52.9" calcext:value-type="float">
            <text:p>52.9</text:p>
          </table:table-cell>
          <table:table-cell office:value-type="float" office:value="37.3174" calcext:value-type="float">
            <text:p>37.3174</text:p>
          </table:table-cell>
          <table:table-cell office:value-type="float" office:value="500" calcext:value-type="float">
            <text:p>500</text:p>
          </table:table-cell>
          <table:table-cell office:value-type="float" office:value="52.8869173176618" calcext:value-type="float">
            <text:p>52.8869173176618</text:p>
          </table:table-cell>
          <table:table-cell office:value-type="float" office:value="807.043954508067" calcext:value-type="float">
            <text:p>807.043954508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87" calcext:value-type="float">
            <text:p>46.87</text:p>
          </table:table-cell>
          <table:table-cell office:value-type="float" office:value="53" calcext:value-type="float">
            <text:p>53</text:p>
          </table:table-cell>
          <table:table-cell office:value-type="float" office:value="37.4176" calcext:value-type="float">
            <text:p>37.4176</text:p>
          </table:table-cell>
          <table:table-cell office:value-type="float" office:value="500" calcext:value-type="float">
            <text:p>500</text:p>
          </table:table-cell>
          <table:table-cell office:value-type="float" office:value="52.9534011604203" calcext:value-type="float">
            <text:p>52.9534011604203</text:p>
          </table:table-cell>
          <table:table-cell office:value-type="float" office:value="800.499041820936" calcext:value-type="float">
            <text:p>800.4990418209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04" calcext:value-type="float">
            <text:p>47.04</text:p>
          </table:table-cell>
          <table:table-cell office:value-type="float" office:value="53" calcext:value-type="float">
            <text:p>53</text:p>
          </table:table-cell>
          <table:table-cell office:value-type="float" office:value="37.5172" calcext:value-type="float">
            <text:p>37.5172</text:p>
          </table:table-cell>
          <table:table-cell office:value-type="float" office:value="500" calcext:value-type="float">
            <text:p>500</text:p>
          </table:table-cell>
          <table:table-cell office:value-type="float" office:value="53.0307518091727" calcext:value-type="float">
            <text:p>53.0307518091727</text:p>
          </table:table-cell>
          <table:table-cell office:value-type="float" office:value="794.297966984046" calcext:value-type="float">
            <text:p>794.297966984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21" calcext:value-type="float">
            <text:p>47.21</text:p>
          </table:table-cell>
          <table:table-cell office:value-type="float" office:value="53.1" calcext:value-type="float">
            <text:p>53.1</text:p>
          </table:table-cell>
          <table:table-cell office:value-type="float" office:value="37.6174" calcext:value-type="float">
            <text:p>37.6174</text:p>
          </table:table-cell>
          <table:table-cell office:value-type="float" office:value="500" calcext:value-type="float">
            <text:p>500</text:p>
          </table:table-cell>
          <table:table-cell office:value-type="float" office:value="53.0655037550198" calcext:value-type="float">
            <text:p>53.0655037550198</text:p>
          </table:table-cell>
          <table:table-cell office:value-type="float" office:value="788.680835534616" calcext:value-type="float">
            <text:p>788.6808355346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38" calcext:value-type="float">
            <text:p>47.38</text:p>
          </table:table-cell>
          <table:table-cell office:value-type="float" office:value="53.1" calcext:value-type="float">
            <text:p>53.1</text:p>
          </table:table-cell>
          <table:table-cell office:value-type="float" office:value="37.7176" calcext:value-type="float">
            <text:p>37.7176</text:p>
          </table:table-cell>
          <table:table-cell office:value-type="float" office:value="500" calcext:value-type="float">
            <text:p>500</text:p>
          </table:table-cell>
          <table:table-cell office:value-type="float" office:value="53.1335685599782" calcext:value-type="float">
            <text:p>53.1335685599782</text:p>
          </table:table-cell>
          <table:table-cell office:value-type="float" office:value="782.88895619782" calcext:value-type="float">
            <text:p>782.88895619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54" calcext:value-type="float">
            <text:p>47.54</text:p>
          </table:table-cell>
          <table:table-cell office:value-type="float" office:value="53.2" calcext:value-type="float">
            <text:p>53.2</text:p>
          </table:table-cell>
          <table:table-cell office:value-type="float" office:value="37.8178" calcext:value-type="float">
            <text:p>37.8178</text:p>
          </table:table-cell>
          <table:table-cell office:value-type="float" office:value="500" calcext:value-type="float">
            <text:p>500</text:p>
          </table:table-cell>
          <table:table-cell office:value-type="float" office:value="53.1665599889821" calcext:value-type="float">
            <text:p>53.1665599889821</text:p>
          </table:table-cell>
          <table:table-cell office:value-type="float" office:value="777.114774745924" calcext:value-type="float">
            <text:p>777.114774745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71" calcext:value-type="float">
            <text:p>47.71</text:p>
          </table:table-cell>
          <table:table-cell office:value-type="float" office:value="53.2" calcext:value-type="float">
            <text:p>53.2</text:p>
          </table:table-cell>
          <table:table-cell office:value-type="float" office:value="37.9174" calcext:value-type="float">
            <text:p>37.9174</text:p>
          </table:table-cell>
          <table:table-cell office:value-type="float" office:value="500" calcext:value-type="float">
            <text:p>500</text:p>
          </table:table-cell>
          <table:table-cell office:value-type="float" office:value="53.2328643635803" calcext:value-type="float">
            <text:p>53.2328643635803</text:p>
          </table:table-cell>
          <table:table-cell office:value-type="float" office:value="771.726095848368" calcext:value-type="float">
            <text:p>771.726095848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88" calcext:value-type="float">
            <text:p>47.88</text:p>
          </table:table-cell>
          <table:table-cell office:value-type="float" office:value="53.3" calcext:value-type="float">
            <text:p>53.3</text:p>
          </table:table-cell>
          <table:table-cell office:value-type="float" office:value="38.0176" calcext:value-type="float">
            <text:p>38.0176</text:p>
          </table:table-cell>
          <table:table-cell office:value-type="float" office:value="400" calcext:value-type="float">
            <text:p>400</text:p>
          </table:table-cell>
          <table:table-cell office:value-type="float" office:value="53.2866338449105" calcext:value-type="float">
            <text:p>53.2866338449105</text:p>
          </table:table-cell>
          <table:table-cell office:value-type="float" office:value="767.560296569832" calcext:value-type="float">
            <text:p>767.560296569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04" calcext:value-type="float">
            <text:p>48.04</text:p>
          </table:table-cell>
          <table:table-cell office:value-type="float" office:value="53.3" calcext:value-type="float">
            <text:p>53.3</text:p>
          </table:table-cell>
          <table:table-cell office:value-type="float" office:value="38.1178" calcext:value-type="float">
            <text:p>38.1178</text:p>
          </table:table-cell>
          <table:table-cell office:value-type="float" office:value="400" calcext:value-type="float">
            <text:p>400</text:p>
          </table:table-cell>
          <table:table-cell office:value-type="float" office:value="53.3383206095944" calcext:value-type="float">
            <text:p>53.3383206095944</text:p>
          </table:table-cell>
          <table:table-cell office:value-type="float" office:value="757.667218342069" calcext:value-type="float">
            <text:p>757.6672183420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21" calcext:value-type="float">
            <text:p>48.21</text:p>
          </table:table-cell>
          <table:table-cell office:value-type="float" office:value="53.4" calcext:value-type="float">
            <text:p>53.4</text:p>
          </table:table-cell>
          <table:table-cell office:value-type="float" office:value="38.218" calcext:value-type="float">
            <text:p>38.218</text:p>
          </table:table-cell>
          <table:table-cell office:value-type="float" office:value="400" calcext:value-type="float">
            <text:p>400</text:p>
          </table:table-cell>
          <table:table-cell office:value-type="float" office:value="53.3662319425661" calcext:value-type="float">
            <text:p>53.3662319425661</text:p>
          </table:table-cell>
          <table:table-cell office:value-type="float" office:value="748.097642777508" calcext:value-type="float">
            <text:p>748.097642777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38" calcext:value-type="float">
            <text:p>48.38</text:p>
          </table:table-cell>
          <table:table-cell office:value-type="float" office:value="53.5" calcext:value-type="float">
            <text:p>53.5</text:p>
          </table:table-cell>
          <table:table-cell office:value-type="float" office:value="38.3176" calcext:value-type="float">
            <text:p>38.3176</text:p>
          </table:table-cell>
          <table:table-cell office:value-type="float" office:value="400" calcext:value-type="float">
            <text:p>400</text:p>
          </table:table-cell>
          <table:table-cell office:value-type="float" office:value="53.4251485470489" calcext:value-type="float">
            <text:p>53.4251485470489</text:p>
          </table:table-cell>
          <table:table-cell office:value-type="float" office:value="740.024886417823" calcext:value-type="float">
            <text:p>740.0248864178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54" calcext:value-type="float">
            <text:p>48.54</text:p>
          </table:table-cell>
          <table:table-cell office:value-type="float" office:value="53.5" calcext:value-type="float">
            <text:p>53.5</text:p>
          </table:table-cell>
          <table:table-cell office:value-type="float" office:value="38.4184" calcext:value-type="float">
            <text:p>38.4184</text:p>
          </table:table-cell>
          <table:table-cell office:value-type="float" office:value="400" calcext:value-type="float">
            <text:p>400</text:p>
          </table:table-cell>
          <table:table-cell office:value-type="float" office:value="53.5048150918468" calcext:value-type="float">
            <text:p>53.5048150918468</text:p>
          </table:table-cell>
          <table:table-cell office:value-type="float" office:value="731.38700177898" calcext:value-type="float">
            <text:p>731.38700177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71" calcext:value-type="float">
            <text:p>48.71</text:p>
          </table:table-cell>
          <table:table-cell office:value-type="float" office:value="53.6" calcext:value-type="float">
            <text:p>53.6</text:p>
          </table:table-cell>
          <table:table-cell office:value-type="float" office:value="38.518" calcext:value-type="float">
            <text:p>38.518</text:p>
          </table:table-cell>
          <table:table-cell office:value-type="float" office:value="400" calcext:value-type="float">
            <text:p>400</text:p>
          </table:table-cell>
          <table:table-cell office:value-type="float" office:value="53.5506438864773" calcext:value-type="float">
            <text:p>53.5506438864773</text:p>
          </table:table-cell>
          <table:table-cell office:value-type="float" office:value="722.915510873922" calcext:value-type="float">
            <text:p>722.915510873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88" calcext:value-type="float">
            <text:p>48.88</text:p>
          </table:table-cell>
          <table:table-cell office:value-type="float" office:value="53.6" calcext:value-type="float">
            <text:p>53.6</text:p>
          </table:table-cell>
          <table:table-cell office:value-type="float" office:value="38.6182" calcext:value-type="float">
            <text:p>38.6182</text:p>
          </table:table-cell>
          <table:table-cell office:value-type="float" office:value="400" calcext:value-type="float">
            <text:p>400</text:p>
          </table:table-cell>
          <table:table-cell office:value-type="float" office:value="53.6158424300802" calcext:value-type="float">
            <text:p>53.6158424300802</text:p>
          </table:table-cell>
          <table:table-cell office:value-type="float" office:value="714.912779491819" calcext:value-type="float">
            <text:p>714.912779491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04" calcext:value-type="float">
            <text:p>49.04</text:p>
          </table:table-cell>
          <table:table-cell office:value-type="float" office:value="53.6" calcext:value-type="float">
            <text:p>53.6</text:p>
          </table:table-cell>
          <table:table-cell office:value-type="float" office:value="38.7178" calcext:value-type="float">
            <text:p>38.7178</text:p>
          </table:table-cell>
          <table:table-cell office:value-type="float" office:value="400" calcext:value-type="float">
            <text:p>400</text:p>
          </table:table-cell>
          <table:table-cell office:value-type="float" office:value="53.6424223953151" calcext:value-type="float">
            <text:p>53.6424223953151</text:p>
          </table:table-cell>
          <table:table-cell office:value-type="float" office:value="706.979339269768" calcext:value-type="float">
            <text:p>706.979339269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21" calcext:value-type="float">
            <text:p>49.21</text:p>
          </table:table-cell>
          <table:table-cell office:value-type="float" office:value="53.7" calcext:value-type="float">
            <text:p>53.7</text:p>
          </table:table-cell>
          <table:table-cell office:value-type="float" office:value="38.818" calcext:value-type="float">
            <text:p>38.818</text:p>
          </table:table-cell>
          <table:table-cell office:value-type="float" office:value="400" calcext:value-type="float">
            <text:p>400</text:p>
          </table:table-cell>
          <table:table-cell office:value-type="float" office:value="53.7081289109089" calcext:value-type="float">
            <text:p>53.7081289109089</text:p>
          </table:table-cell>
          <table:table-cell office:value-type="float" office:value="699.543843677638" calcext:value-type="float">
            <text:p>699.543843677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53.7" calcext:value-type="float">
            <text:p>53.7</text:p>
          </table:table-cell>
          <table:table-cell office:value-type="float" office:value="38.9176" calcext:value-type="float">
            <text:p>38.9176</text:p>
          </table:table-cell>
          <table:table-cell office:value-type="float" office:value="400" calcext:value-type="float">
            <text:p>400</text:p>
          </table:table-cell>
          <table:table-cell office:value-type="float" office:value="53.7560622901844" calcext:value-type="float">
            <text:p>53.7560622901844</text:p>
          </table:table-cell>
          <table:table-cell office:value-type="float" office:value="692.263632183349" calcext:value-type="float">
            <text:p>692.26363218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54" calcext:value-type="float">
            <text:p>49.54</text:p>
          </table:table-cell>
          <table:table-cell office:value-type="float" office:value="53.8" calcext:value-type="float">
            <text:p>53.8</text:p>
          </table:table-cell>
          <table:table-cell office:value-type="float" office:value="39.0178" calcext:value-type="float">
            <text:p>39.0178</text:p>
          </table:table-cell>
          <table:table-cell office:value-type="float" office:value="400" calcext:value-type="float">
            <text:p>400</text:p>
          </table:table-cell>
          <table:table-cell office:value-type="float" office:value="53.8059016326847" calcext:value-type="float">
            <text:p>53.8059016326847</text:p>
          </table:table-cell>
          <table:table-cell office:value-type="float" office:value="686.069686421138" calcext:value-type="float">
            <text:p>686.069686421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71" calcext:value-type="float">
            <text:p>49.71</text:p>
          </table:table-cell>
          <table:table-cell office:value-type="float" office:value="53.9" calcext:value-type="float">
            <text:p>53.9</text:p>
          </table:table-cell>
          <table:table-cell office:value-type="float" office:value="39.118" calcext:value-type="float">
            <text:p>39.118</text:p>
          </table:table-cell>
          <table:table-cell office:value-type="float" office:value="400" calcext:value-type="float">
            <text:p>400</text:p>
          </table:table-cell>
          <table:table-cell office:value-type="float" office:value="53.8358416279006" calcext:value-type="float">
            <text:p>53.8358416279006</text:p>
          </table:table-cell>
          <table:table-cell office:value-type="float" office:value="679.261674844972" calcext:value-type="float">
            <text:p>679.2616748449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53.9" calcext:value-type="float">
            <text:p>53.9</text:p>
          </table:table-cell>
          <table:table-cell office:value-type="float" office:value="39.2182" calcext:value-type="float">
            <text:p>39.2182</text:p>
          </table:table-cell>
          <table:table-cell office:value-type="float" office:value="400" calcext:value-type="float">
            <text:p>400</text:p>
          </table:table-cell>
          <table:table-cell office:value-type="float" office:value="53.9107820896027" calcext:value-type="float">
            <text:p>53.9107820896027</text:p>
          </table:table-cell>
          <table:table-cell office:value-type="float" office:value="672.974819551379" calcext:value-type="float">
            <text:p>672.974819551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54" calcext:value-type="float">
            <text:p>54</text:p>
          </table:table-cell>
          <table:table-cell office:value-type="float" office:value="39.3178" calcext:value-type="float">
            <text:p>39.3178</text:p>
          </table:table-cell>
          <table:table-cell office:value-type="float" office:value="400" calcext:value-type="float">
            <text:p>400</text:p>
          </table:table-cell>
          <table:table-cell office:value-type="float" office:value="53.9631560031295" calcext:value-type="float">
            <text:p>53.9631560031295</text:p>
          </table:table-cell>
          <table:table-cell office:value-type="float" office:value="666.782561168969" calcext:value-type="float">
            <text:p>666.782561168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21" calcext:value-type="float">
            <text:p>50.21</text:p>
          </table:table-cell>
          <table:table-cell office:value-type="float" office:value="54" calcext:value-type="float">
            <text:p>54</text:p>
          </table:table-cell>
          <table:table-cell office:value-type="float" office:value="39.4174" calcext:value-type="float">
            <text:p>39.4174</text:p>
          </table:table-cell>
          <table:table-cell office:value-type="float" office:value="400" calcext:value-type="float">
            <text:p>400</text:p>
          </table:table-cell>
          <table:table-cell office:value-type="float" office:value="54.0140090392544" calcext:value-type="float">
            <text:p>54.0140090392544</text:p>
          </table:table-cell>
          <table:table-cell office:value-type="float" office:value="660.819210455434" calcext:value-type="float">
            <text:p>660.819210455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54" calcext:value-type="float">
            <text:p>54</text:p>
          </table:table-cell>
          <table:table-cell office:value-type="float" office:value="39.5182" calcext:value-type="float">
            <text:p>39.5182</text:p>
          </table:table-cell>
          <table:table-cell office:value-type="float" office:value="400" calcext:value-type="float">
            <text:p>400</text:p>
          </table:table-cell>
          <table:table-cell office:value-type="float" office:value="54.0356584939633" calcext:value-type="float">
            <text:p>54.0356584939633</text:p>
          </table:table-cell>
          <table:table-cell office:value-type="float" office:value="655.011369435644" calcext:value-type="float">
            <text:p>655.0113694356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54.1" calcext:value-type="float">
            <text:p>54.1</text:p>
          </table:table-cell>
          <table:table-cell office:value-type="float" office:value="39.6178" calcext:value-type="float">
            <text:p>39.6178</text:p>
          </table:table-cell>
          <table:table-cell office:value-type="float" office:value="400" calcext:value-type="float">
            <text:p>400</text:p>
          </table:table-cell>
          <table:table-cell office:value-type="float" office:value="54.069745560625" calcext:value-type="float">
            <text:p>54.069745560625</text:p>
          </table:table-cell>
          <table:table-cell office:value-type="float" office:value="649.386675453088" calcext:value-type="float">
            <text:p>649.386675453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71" calcext:value-type="float">
            <text:p>50.71</text:p>
          </table:table-cell>
          <table:table-cell office:value-type="float" office:value="54.1" calcext:value-type="float">
            <text:p>54.1</text:p>
          </table:table-cell>
          <table:table-cell office:value-type="float" office:value="39.718" calcext:value-type="float">
            <text:p>39.718</text:p>
          </table:table-cell>
          <table:table-cell office:value-type="float" office:value="400" calcext:value-type="float">
            <text:p>400</text:p>
          </table:table-cell>
          <table:table-cell office:value-type="float" office:value="54.1053999903693" calcext:value-type="float">
            <text:p>54.1053999903693</text:p>
          </table:table-cell>
          <table:table-cell office:value-type="float" office:value="643.952534733124" calcext:value-type="float">
            <text:p>643.9525347331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 office:value-type="float" office:value="54.2" calcext:value-type="float">
            <text:p>54.2</text:p>
          </table:table-cell>
          <table:table-cell office:value-type="float" office:value="39.8182" calcext:value-type="float">
            <text:p>39.8182</text:p>
          </table:table-cell>
          <table:table-cell office:value-type="float" office:value="400" calcext:value-type="float">
            <text:p>400</text:p>
          </table:table-cell>
          <table:table-cell office:value-type="float" office:value="54.1360082214339" calcext:value-type="float">
            <text:p>54.1360082214339</text:p>
          </table:table-cell>
          <table:table-cell office:value-type="float" office:value="639.295060932869" calcext:value-type="float">
            <text:p>639.295060932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04" calcext:value-type="float">
            <text:p>51.04</text:p>
          </table:table-cell>
          <table:table-cell office:value-type="float" office:value="54.2" calcext:value-type="float">
            <text:p>54.2</text:p>
          </table:table-cell>
          <table:table-cell office:value-type="float" office:value="39.9184" calcext:value-type="float">
            <text:p>39.9184</text:p>
          </table:table-cell>
          <table:table-cell office:value-type="float" office:value="400" calcext:value-type="float">
            <text:p>400</text:p>
          </table:table-cell>
          <table:table-cell office:value-type="float" office:value="54.1656081904933" calcext:value-type="float">
            <text:p>54.1656081904933</text:p>
          </table:table-cell>
          <table:table-cell office:value-type="float" office:value="634.253698787078" calcext:value-type="float">
            <text:p>634.253698787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21" calcext:value-type="float">
            <text:p>51.21</text:p>
          </table:table-cell>
          <table:table-cell office:value-type="float" office:value="54.2" calcext:value-type="float">
            <text:p>54.2</text:p>
          </table:table-cell>
          <table:table-cell office:value-type="float" office:value="40.018" calcext:value-type="float">
            <text:p>40.018</text:p>
          </table:table-cell>
          <table:table-cell office:value-type="float" office:value="400" calcext:value-type="float">
            <text:p>400</text:p>
          </table:table-cell>
          <table:table-cell office:value-type="float" office:value="54.2020492013073" calcext:value-type="float">
            <text:p>54.2020492013073</text:p>
          </table:table-cell>
          <table:table-cell office:value-type="float" office:value="629.558108116825" calcext:value-type="float">
            <text:p>629.5581081168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38" calcext:value-type="float">
            <text:p>51.38</text:p>
          </table:table-cell>
          <table:table-cell office:value-type="float" office:value="54.3" calcext:value-type="float">
            <text:p>54.3</text:p>
          </table:table-cell>
          <table:table-cell office:value-type="float" office:value="40.1182" calcext:value-type="float">
            <text:p>40.1182</text:p>
          </table:table-cell>
          <table:table-cell office:value-type="float" office:value="400" calcext:value-type="float">
            <text:p>400</text:p>
          </table:table-cell>
          <table:table-cell office:value-type="float" office:value="54.23768851847" calcext:value-type="float">
            <text:p>54.23768851847</text:p>
          </table:table-cell>
          <table:table-cell office:value-type="float" office:value="624.896079319023" calcext:value-type="float">
            <text:p>624.896079319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54" calcext:value-type="float">
            <text:p>51.54</text:p>
          </table:table-cell>
          <table:table-cell office:value-type="float" office:value="54.3" calcext:value-type="float">
            <text:p>54.3</text:p>
          </table:table-cell>
          <table:table-cell office:value-type="float" office:value="40.2184" calcext:value-type="float">
            <text:p>40.2184</text:p>
          </table:table-cell>
          <table:table-cell office:value-type="float" office:value="400" calcext:value-type="float">
            <text:p>400</text:p>
          </table:table-cell>
          <table:table-cell office:value-type="float" office:value="54.3056613619284" calcext:value-type="float">
            <text:p>54.3056613619284</text:p>
          </table:table-cell>
          <table:table-cell office:value-type="float" office:value="620.626734332568" calcext:value-type="float">
            <text:p>620.626734332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71" calcext:value-type="float">
            <text:p>51.71</text:p>
          </table:table-cell>
          <table:table-cell office:value-type="float" office:value="54.4" calcext:value-type="float">
            <text:p>54.4</text:p>
          </table:table-cell>
          <table:table-cell office:value-type="float" office:value="40.318" calcext:value-type="float">
            <text:p>40.318</text:p>
          </table:table-cell>
          <table:table-cell office:value-type="float" office:value="400" calcext:value-type="float">
            <text:p>400</text:p>
          </table:table-cell>
          <table:table-cell office:value-type="float" office:value="54.3610757230488" calcext:value-type="float">
            <text:p>54.3610757230488</text:p>
          </table:table-cell>
          <table:table-cell office:value-type="float" office:value="616.513978841104" calcext:value-type="float">
            <text:p>616.513978841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54.4" calcext:value-type="float">
            <text:p>54.4</text:p>
          </table:table-cell>
          <table:table-cell office:value-type="float" office:value="40.4182" calcext:value-type="float">
            <text:p>40.4182</text:p>
          </table:table-cell>
          <table:table-cell office:value-type="float" office:value="400" calcext:value-type="float">
            <text:p>400</text:p>
          </table:table-cell>
          <table:table-cell office:value-type="float" office:value="54.4125141625057" calcext:value-type="float">
            <text:p>54.4125141625057</text:p>
          </table:table-cell>
          <table:table-cell office:value-type="float" office:value="612.511403086153" calcext:value-type="float">
            <text:p>612.5114030861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04" calcext:value-type="float">
            <text:p>52.04</text:p>
          </table:table-cell>
          <table:table-cell office:value-type="float" office:value="54.4" calcext:value-type="float">
            <text:p>54.4</text:p>
          </table:table-cell>
          <table:table-cell office:value-type="float" office:value="40.5184" calcext:value-type="float">
            <text:p>40.5184</text:p>
          </table:table-cell>
          <table:table-cell office:value-type="float" office:value="0" calcext:value-type="float">
            <text:p>0</text:p>
          </table:table-cell>
          <table:table-cell office:value-type="float" office:value="54.4295300869495" calcext:value-type="float">
            <text:p>54.4295300869495</text:p>
          </table:table-cell>
          <table:table-cell office:value-type="float" office:value="603.195397330792" calcext:value-type="float">
            <text:p>603.195397330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21" calcext:value-type="float">
            <text:p>52.21</text:p>
          </table:table-cell>
          <table:table-cell office:value-type="float" office:value="54.5" calcext:value-type="float">
            <text:p>54.5</text:p>
          </table:table-cell>
          <table:table-cell office:value-type="float" office:value="40.6186" calcext:value-type="float">
            <text:p>40.6186</text:p>
          </table:table-cell>
          <table:table-cell office:value-type="float" office:value="0" calcext:value-type="float">
            <text:p>0</text:p>
          </table:table-cell>
          <table:table-cell office:value-type="float" office:value="54.4552985406267" calcext:value-type="float">
            <text:p>54.4552985406267</text:p>
          </table:table-cell>
          <table:table-cell office:value-type="float" office:value="582.714661620162" calcext:value-type="float">
            <text:p>582.714661620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38" calcext:value-type="float">
            <text:p>52.38</text:p>
          </table:table-cell>
          <table:table-cell office:value-type="float" office:value="54.5" calcext:value-type="float">
            <text:p>54.5</text:p>
          </table:table-cell>
          <table:table-cell office:value-type="float" office:value="40.7182" calcext:value-type="float">
            <text:p>40.7182</text:p>
          </table:table-cell>
          <table:table-cell office:value-type="float" office:value="200" calcext:value-type="float">
            <text:p>200</text:p>
          </table:table-cell>
          <table:table-cell office:value-type="float" office:value="54.5013490420756" calcext:value-type="float">
            <text:p>54.5013490420756</text:p>
          </table:table-cell>
          <table:table-cell office:value-type="float" office:value="567.695296078604" calcext:value-type="float">
            <text:p>567.695296078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54" calcext:value-type="float">
            <text:p>52.54</text:p>
          </table:table-cell>
          <table:table-cell office:value-type="float" office:value="54.6" calcext:value-type="float">
            <text:p>54.6</text:p>
          </table:table-cell>
          <table:table-cell office:value-type="float" office:value="40.8178" calcext:value-type="float">
            <text:p>40.8178</text:p>
          </table:table-cell>
          <table:table-cell office:value-type="float" office:value="200" calcext:value-type="float">
            <text:p>200</text:p>
          </table:table-cell>
          <table:table-cell office:value-type="float" office:value="54.5208455420384" calcext:value-type="float">
            <text:p>54.5208455420384</text:p>
          </table:table-cell>
          <table:table-cell office:value-type="float" office:value="555.8365671439" calcext:value-type="float">
            <text:p>555.8365671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71" calcext:value-type="float">
            <text:p>52.71</text:p>
          </table:table-cell>
          <table:table-cell office:value-type="float" office:value="54.6" calcext:value-type="float">
            <text:p>54.6</text:p>
          </table:table-cell>
          <table:table-cell office:value-type="float" office:value="40.9186" calcext:value-type="float">
            <text:p>40.9186</text:p>
          </table:table-cell>
          <table:table-cell office:value-type="float" office:value="200" calcext:value-type="float">
            <text:p>200</text:p>
          </table:table-cell>
          <table:table-cell office:value-type="float" office:value="54.5914735469824" calcext:value-type="float">
            <text:p>54.5914735469824</text:p>
          </table:table-cell>
          <table:table-cell office:value-type="float" office:value="544.817630681623" calcext:value-type="float">
            <text:p>544.817630681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88" calcext:value-type="float">
            <text:p>52.88</text:p>
          </table:table-cell>
          <table:table-cell office:value-type="float" office:value="54.6" calcext:value-type="float">
            <text:p>54.6</text:p>
          </table:table-cell>
          <table:table-cell office:value-type="float" office:value="41.0182" calcext:value-type="float">
            <text:p>41.0182</text:p>
          </table:table-cell>
          <table:table-cell office:value-type="float" office:value="200" calcext:value-type="float">
            <text:p>200</text:p>
          </table:table-cell>
          <table:table-cell office:value-type="float" office:value="54.6150135437969" calcext:value-type="float">
            <text:p>54.6150135437969</text:p>
          </table:table-cell>
          <table:table-cell office:value-type="float" office:value="533.857765817389" calcext:value-type="float">
            <text:p>533.8577658173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04" calcext:value-type="float">
            <text:p>53.04</text:p>
          </table:table-cell>
          <table:table-cell office:value-type="float" office:value="54.6" calcext:value-type="float">
            <text:p>54.6</text:p>
          </table:table-cell>
          <table:table-cell office:value-type="float" office:value="41.1178" calcext:value-type="float">
            <text:p>41.1178</text:p>
          </table:table-cell>
          <table:table-cell office:value-type="float" office:value="200" calcext:value-type="float">
            <text:p>200</text:p>
          </table:table-cell>
          <table:table-cell office:value-type="float" office:value="54.6219134938927" calcext:value-type="float">
            <text:p>54.6219134938927</text:p>
          </table:table-cell>
          <table:table-cell office:value-type="float" office:value="523.361186474957" calcext:value-type="float">
            <text:p>523.361186474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21" calcext:value-type="float">
            <text:p>53.21</text:p>
          </table:table-cell>
          <table:table-cell office:value-type="float" office:value="54.6" calcext:value-type="float">
            <text:p>54.6</text:p>
          </table:table-cell>
          <table:table-cell office:value-type="float" office:value="41.218" calcext:value-type="float">
            <text:p>41.218</text:p>
          </table:table-cell>
          <table:table-cell office:value-type="float" office:value="200" calcext:value-type="float">
            <text:p>200</text:p>
          </table:table-cell>
          <table:table-cell office:value-type="float" office:value="54.676140812791" calcext:value-type="float">
            <text:p>54.676140812791</text:p>
          </table:table-cell>
          <table:table-cell office:value-type="float" office:value="513.377551793878" calcext:value-type="float">
            <text:p>513.377551793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38" calcext:value-type="float">
            <text:p>53.38</text:p>
          </table:table-cell>
          <table:table-cell office:value-type="float" office:value="54.7" calcext:value-type="float">
            <text:p>54.7</text:p>
          </table:table-cell>
          <table:table-cell office:value-type="float" office:value="41.3182" calcext:value-type="float">
            <text:p>41.3182</text:p>
          </table:table-cell>
          <table:table-cell office:value-type="float" office:value="200" calcext:value-type="float">
            <text:p>200</text:p>
          </table:table-cell>
          <table:table-cell office:value-type="float" office:value="54.7021218656671" calcext:value-type="float">
            <text:p>54.7021218656671</text:p>
          </table:table-cell>
          <table:table-cell office:value-type="float" office:value="503.752781482413" calcext:value-type="float">
            <text:p>503.752781482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54.7" calcext:value-type="float">
            <text:p>54.7</text:p>
          </table:table-cell>
          <table:table-cell office:value-type="float" office:value="41.4178" calcext:value-type="float">
            <text:p>41.4178</text:p>
          </table:table-cell>
          <table:table-cell office:value-type="float" office:value="200" calcext:value-type="float">
            <text:p>200</text:p>
          </table:table-cell>
          <table:table-cell office:value-type="float" office:value="54.7143131395519" calcext:value-type="float">
            <text:p>54.7143131395519</text:p>
          </table:table-cell>
          <table:table-cell office:value-type="float" office:value="494.369921272576" calcext:value-type="float">
            <text:p>494.369921272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71" calcext:value-type="float">
            <text:p>53.71</text:p>
          </table:table-cell>
          <table:table-cell office:value-type="float" office:value="54.7" calcext:value-type="float">
            <text:p>54.7</text:p>
          </table:table-cell>
          <table:table-cell office:value-type="float" office:value="41.5186" calcext:value-type="float">
            <text:p>41.5186</text:p>
          </table:table-cell>
          <table:table-cell office:value-type="float" office:value="200" calcext:value-type="float">
            <text:p>200</text:p>
          </table:table-cell>
          <table:table-cell office:value-type="float" office:value="54.717567592179" calcext:value-type="float">
            <text:p>54.717567592179</text:p>
          </table:table-cell>
          <table:table-cell office:value-type="float" office:value="485.248347756868" calcext:value-type="float">
            <text:p>485.248347756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88" calcext:value-type="float">
            <text:p>53.88</text:p>
          </table:table-cell>
          <table:table-cell office:value-type="float" office:value="54.7" calcext:value-type="float">
            <text:p>54.7</text:p>
          </table:table-cell>
          <table:table-cell office:value-type="float" office:value="41.6182" calcext:value-type="float">
            <text:p>41.6182</text:p>
          </table:table-cell>
          <table:table-cell office:value-type="float" office:value="200" calcext:value-type="float">
            <text:p>200</text:p>
          </table:table-cell>
          <table:table-cell office:value-type="float" office:value="54.717753195063" calcext:value-type="float">
            <text:p>54.717753195063</text:p>
          </table:table-cell>
          <table:table-cell office:value-type="float" office:value="476.513092623639" calcext:value-type="float">
            <text:p>476.513092623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04" calcext:value-type="float">
            <text:p>54.04</text:p>
          </table:table-cell>
          <table:table-cell office:value-type="float" office:value="54.7" calcext:value-type="float">
            <text:p>54.7</text:p>
          </table:table-cell>
          <table:table-cell office:value-type="float" office:value="41.7184" calcext:value-type="float">
            <text:p>41.7184</text:p>
          </table:table-cell>
          <table:table-cell office:value-type="float" office:value="200" calcext:value-type="float">
            <text:p>200</text:p>
          </table:table-cell>
          <table:table-cell office:value-type="float" office:value="54.7600129698775" calcext:value-type="float">
            <text:p>54.7600129698775</text:p>
          </table:table-cell>
          <table:table-cell office:value-type="float" office:value="469.104507472203" calcext:value-type="float">
            <text:p>469.104507472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21" calcext:value-type="float">
            <text:p>54.21</text:p>
          </table:table-cell>
          <table:table-cell office:value-type="float" office:value="54.8" calcext:value-type="float">
            <text:p>54.8</text:p>
          </table:table-cell>
          <table:table-cell office:value-type="float" office:value="41.8186" calcext:value-type="float">
            <text:p>41.8186</text:p>
          </table:table-cell>
          <table:table-cell office:value-type="float" office:value="200" calcext:value-type="float">
            <text:p>200</text:p>
          </table:table-cell>
          <table:table-cell office:value-type="float" office:value="54.7711497740911" calcext:value-type="float">
            <text:p>54.7711497740911</text:p>
          </table:table-cell>
          <table:table-cell office:value-type="float" office:value="460.992199998356" calcext:value-type="float">
            <text:p>460.9921999983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38" calcext:value-type="float">
            <text:p>54.38</text:p>
          </table:table-cell>
          <table:table-cell office:value-type="float" office:value="54.8" calcext:value-type="float">
            <text:p>54.8</text:p>
          </table:table-cell>
          <table:table-cell office:value-type="float" office:value="41.9188" calcext:value-type="float">
            <text:p>41.9188</text:p>
          </table:table-cell>
          <table:table-cell office:value-type="float" office:value="200" calcext:value-type="float">
            <text:p>200</text:p>
          </table:table-cell>
          <table:table-cell office:value-type="float" office:value="54.7990746189588" calcext:value-type="float">
            <text:p>54.7990746189588</text:p>
          </table:table-cell>
          <table:table-cell office:value-type="float" office:value="453.364853191114" calcext:value-type="float">
            <text:p>453.364853191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54" calcext:value-type="float">
            <text:p>54.54</text:p>
          </table:table-cell>
          <table:table-cell office:value-type="float" office:value="54.8" calcext:value-type="float">
            <text:p>54.8</text:p>
          </table:table-cell>
          <table:table-cell office:value-type="float" office:value="42.0184" calcext:value-type="float">
            <text:p>42.0184</text:p>
          </table:table-cell>
          <table:table-cell office:value-type="float" office:value="200" calcext:value-type="float">
            <text:p>200</text:p>
          </table:table-cell>
          <table:table-cell office:value-type="float" office:value="54.8079912010453" calcext:value-type="float">
            <text:p>54.8079912010453</text:p>
          </table:table-cell>
          <table:table-cell office:value-type="float" office:value="445.933967063979" calcext:value-type="float">
            <text:p>445.9339670639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71" calcext:value-type="float">
            <text:p>54.71</text:p>
          </table:table-cell>
          <table:table-cell office:value-type="float" office:value="54.8" calcext:value-type="float">
            <text:p>54.8</text:p>
          </table:table-cell>
          <table:table-cell office:value-type="float" office:value="42.1186" calcext:value-type="float">
            <text:p>42.1186</text:p>
          </table:table-cell>
          <table:table-cell office:value-type="float" office:value="200" calcext:value-type="float">
            <text:p>200</text:p>
          </table:table-cell>
          <table:table-cell office:value-type="float" office:value="54.834669130704" calcext:value-type="float">
            <text:p>54.834669130704</text:p>
          </table:table-cell>
          <table:table-cell office:value-type="float" office:value="438.831189928642" calcext:value-type="float">
            <text:p>438.831189928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88" calcext:value-type="float">
            <text:p>54.88</text:p>
          </table:table-cell>
          <table:table-cell office:value-type="float" office:value="54.8" calcext:value-type="float">
            <text:p>54.8</text:p>
          </table:table-cell>
          <table:table-cell office:value-type="float" office:value="42.2182" calcext:value-type="float">
            <text:p>42.2182</text:p>
          </table:table-cell>
          <table:table-cell office:value-type="float" office:value="200" calcext:value-type="float">
            <text:p>200</text:p>
          </table:table-cell>
          <table:table-cell office:value-type="float" office:value="54.8376702778977" calcext:value-type="float">
            <text:p>54.8376702778977</text:p>
          </table:table-cell>
          <table:table-cell office:value-type="float" office:value="431.761665659078" calcext:value-type="float">
            <text:p>431.761665659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54.9" calcext:value-type="float">
            <text:p>54.9</text:p>
          </table:table-cell>
          <table:table-cell office:value-type="float" office:value="42.3184" calcext:value-type="float">
            <text:p>42.3184</text:p>
          </table:table-cell>
          <table:table-cell office:value-type="float" office:value="1500" calcext:value-type="float">
            <text:p>1500</text:p>
          </table:table-cell>
          <table:table-cell office:value-type="float" office:value="54.8763208019331" calcext:value-type="float">
            <text:p>54.8763208019331</text:p>
          </table:table-cell>
          <table:table-cell office:value-type="float" office:value="425.297909715712" calcext:value-type="float">
            <text:p>425.2979097157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21" calcext:value-type="float">
            <text:p>55.21</text:p>
          </table:table-cell>
          <table:table-cell office:value-type="float" office:value="54.9" calcext:value-type="float">
            <text:p>54.9</text:p>
          </table:table-cell>
          <table:table-cell office:value-type="float" office:value="42.4186" calcext:value-type="float">
            <text:p>42.4186</text:p>
          </table:table-cell>
          <table:table-cell office:value-type="float" office:value="200" calcext:value-type="float">
            <text:p>200</text:p>
          </table:table-cell>
          <table:table-cell office:value-type="float" office:value="54.8978167456126" calcext:value-type="float">
            <text:p>54.8978167456126</text:p>
          </table:table-cell>
          <table:table-cell office:value-type="float" office:value="425.092943735418" calcext:value-type="float">
            <text:p>425.092943735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38" calcext:value-type="float">
            <text:p>55.38</text:p>
          </table:table-cell>
          <table:table-cell office:value-type="float" office:value="54.9" calcext:value-type="float">
            <text:p>54.9</text:p>
          </table:table-cell>
          <table:table-cell office:value-type="float" office:value="42.5182" calcext:value-type="float">
            <text:p>42.5182</text:p>
          </table:table-cell>
          <table:table-cell office:value-type="float" office:value="200" calcext:value-type="float">
            <text:p>200</text:p>
          </table:table-cell>
          <table:table-cell office:value-type="float" office:value="54.9046161898347" calcext:value-type="float">
            <text:p>54.9046161898347</text:p>
          </table:table-cell>
          <table:table-cell office:value-type="float" office:value="418.649917550261" calcext:value-type="float">
            <text:p>418.6499175502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54.9" calcext:value-type="float">
            <text:p>54.9</text:p>
          </table:table-cell>
          <table:table-cell office:value-type="float" office:value="42.6184" calcext:value-type="float">
            <text:p>42.6184</text:p>
          </table:table-cell>
          <table:table-cell office:value-type="float" office:value="200" calcext:value-type="float">
            <text:p>200</text:p>
          </table:table-cell>
          <table:table-cell office:value-type="float" office:value="54.9062828454107" calcext:value-type="float">
            <text:p>54.9062828454107</text:p>
          </table:table-cell>
          <table:table-cell office:value-type="float" office:value="412.465369785625" calcext:value-type="float">
            <text:p>412.465369785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71" calcext:value-type="float">
            <text:p>55.71</text:p>
          </table:table-cell>
          <table:table-cell office:value-type="float" office:value="54.9" calcext:value-type="float">
            <text:p>54.9</text:p>
          </table:table-cell>
          <table:table-cell office:value-type="float" office:value="42.7186" calcext:value-type="float">
            <text:p>42.7186</text:p>
          </table:table-cell>
          <table:table-cell office:value-type="float" office:value="200" calcext:value-type="float">
            <text:p>200</text:p>
          </table:table-cell>
          <table:table-cell office:value-type="float" office:value="54.9062234314807" calcext:value-type="float">
            <text:p>54.9062234314807</text:p>
          </table:table-cell>
          <table:table-cell office:value-type="float" office:value="406.438711225183" calcext:value-type="float">
            <text:p>406.438711225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88" calcext:value-type="float">
            <text:p>55.88</text:p>
          </table:table-cell>
          <table:table-cell office:value-type="float" office:value="54.9" calcext:value-type="float">
            <text:p>54.9</text:p>
          </table:table-cell>
          <table:table-cell office:value-type="float" office:value="42.8182" calcext:value-type="float">
            <text:p>42.8182</text:p>
          </table:table-cell>
          <table:table-cell office:value-type="float" office:value="200" calcext:value-type="float">
            <text:p>200</text:p>
          </table:table-cell>
          <table:table-cell office:value-type="float" office:value="54.9327682128261" calcext:value-type="float">
            <text:p>54.9327682128261</text:p>
          </table:table-cell>
          <table:table-cell office:value-type="float" office:value="401.413709616343" calcext:value-type="float">
            <text:p>401.413709616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55" calcext:value-type="float">
            <text:p>55</text:p>
          </table:table-cell>
          <table:table-cell office:value-type="float" office:value="42.9184" calcext:value-type="float">
            <text:p>42.9184</text:p>
          </table:table-cell>
          <table:table-cell office:value-type="float" office:value="200" calcext:value-type="float">
            <text:p>200</text:p>
          </table:table-cell>
          <table:table-cell office:value-type="float" office:value="54.9530343584723" calcext:value-type="float">
            <text:p>54.9530343584723</text:p>
          </table:table-cell>
          <table:table-cell office:value-type="float" office:value="395.9476679093" calcext:value-type="float">
            <text:p>395.94766790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21" calcext:value-type="float">
            <text:p>56.21</text:p>
          </table:table-cell>
          <table:table-cell office:value-type="float" office:value="55" calcext:value-type="float">
            <text:p>55</text:p>
          </table:table-cell>
          <table:table-cell office:value-type="float" office:value="43.0186" calcext:value-type="float">
            <text:p>43.0186</text:p>
          </table:table-cell>
          <table:table-cell office:value-type="float" office:value="200" calcext:value-type="float">
            <text:p>200</text:p>
          </table:table-cell>
          <table:table-cell office:value-type="float" office:value="54.9530592021114" calcext:value-type="float">
            <text:p>54.9530592021114</text:p>
          </table:table-cell>
          <table:table-cell office:value-type="float" office:value="390.652986135192" calcext:value-type="float">
            <text:p>390.652986135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38" calcext:value-type="float">
            <text:p>56.38</text:p>
          </table:table-cell>
          <table:table-cell office:value-type="float" office:value="55" calcext:value-type="float">
            <text:p>55</text:p>
          </table:table-cell>
          <table:table-cell office:value-type="float" office:value="43.1182" calcext:value-type="float">
            <text:p>43.1182</text:p>
          </table:table-cell>
          <table:table-cell office:value-type="float" office:value="200" calcext:value-type="float">
            <text:p>200</text:p>
          </table:table-cell>
          <table:table-cell office:value-type="float" office:value="54.9855505998212" calcext:value-type="float">
            <text:p>54.9855505998212</text:p>
          </table:table-cell>
          <table:table-cell office:value-type="float" office:value="385.688486119287" calcext:value-type="float">
            <text:p>385.6884861192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54" calcext:value-type="float">
            <text:p>56.54</text:p>
          </table:table-cell>
          <table:table-cell office:value-type="float" office:value="55" calcext:value-type="float">
            <text:p>55</text:p>
          </table:table-cell>
          <table:table-cell office:value-type="float" office:value="43.2178" calcext:value-type="float">
            <text:p>43.2178</text:p>
          </table:table-cell>
          <table:table-cell office:value-type="float" office:value="200" calcext:value-type="float">
            <text:p>200</text:p>
          </table:table-cell>
          <table:table-cell office:value-type="float" office:value="54.9915160681831" calcext:value-type="float">
            <text:p>54.9915160681831</text:p>
          </table:table-cell>
          <table:table-cell office:value-type="float" office:value="380.726505374544" calcext:value-type="float">
            <text:p>380.7265053745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71" calcext:value-type="float">
            <text:p>56.71</text:p>
          </table:table-cell>
          <table:table-cell office:value-type="float" office:value="55" calcext:value-type="float">
            <text:p>55</text:p>
          </table:table-cell>
          <table:table-cell office:value-type="float" office:value="43.3186" calcext:value-type="float">
            <text:p>43.3186</text:p>
          </table:table-cell>
          <table:table-cell office:value-type="float" office:value="200" calcext:value-type="float">
            <text:p>200</text:p>
          </table:table-cell>
          <table:table-cell office:value-type="float" office:value="55.002601906927" calcext:value-type="float">
            <text:p>55.002601906927</text:p>
          </table:table-cell>
          <table:table-cell office:value-type="float" office:value="375.980261991182" calcext:value-type="float">
            <text:p>375.980261991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88" calcext:value-type="float">
            <text:p>56.88</text:p>
          </table:table-cell>
          <table:table-cell office:value-type="float" office:value="55" calcext:value-type="float">
            <text:p>55</text:p>
          </table:table-cell>
          <table:table-cell office:value-type="float" office:value="43.4188" calcext:value-type="float">
            <text:p>43.4188</text:p>
          </table:table-cell>
          <table:table-cell office:value-type="float" office:value="200" calcext:value-type="float">
            <text:p>200</text:p>
          </table:table-cell>
          <table:table-cell office:value-type="float" office:value="55.0255120453683" calcext:value-type="float">
            <text:p>55.0255120453683</text:p>
          </table:table-cell>
          <table:table-cell office:value-type="float" office:value="371.55696942515" calcext:value-type="float">
            <text:p>371.5569694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55" calcext:value-type="float">
            <text:p>55</text:p>
          </table:table-cell>
          <table:table-cell office:value-type="float" office:value="43.5178" calcext:value-type="float">
            <text:p>43.5178</text:p>
          </table:table-cell>
          <table:table-cell office:value-type="float" office:value="200" calcext:value-type="float">
            <text:p>200</text:p>
          </table:table-cell>
          <table:table-cell office:value-type="float" office:value="55.0290002601804" calcext:value-type="float">
            <text:p>55.0290002601804</text:p>
          </table:table-cell>
          <table:table-cell office:value-type="float" office:value="367.178170957904" calcext:value-type="float">
            <text:p>367.178170957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21" calcext:value-type="float">
            <text:p>57.21</text:p>
          </table:table-cell>
          <table:table-cell office:value-type="float" office:value="55.1" calcext:value-type="float">
            <text:p>55.1</text:p>
          </table:table-cell>
          <table:table-cell office:value-type="float" office:value="43.6186" calcext:value-type="float">
            <text:p>43.6186</text:p>
          </table:table-cell>
          <table:table-cell office:value-type="float" office:value="200" calcext:value-type="float">
            <text:p>200</text:p>
          </table:table-cell>
          <table:table-cell office:value-type="float" office:value="55.0173260679642" calcext:value-type="float">
            <text:p>55.0173260679642</text:p>
          </table:table-cell>
          <table:table-cell office:value-type="float" office:value="363.239470161148" calcext:value-type="float">
            <text:p>363.239470161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38" calcext:value-type="float">
            <text:p>57.38</text:p>
          </table:table-cell>
          <table:table-cell office:value-type="float" office:value="55" calcext:value-type="float">
            <text:p>55</text:p>
          </table:table-cell>
          <table:table-cell office:value-type="float" office:value="43.7188" calcext:value-type="float">
            <text:p>43.7188</text:p>
          </table:table-cell>
          <table:table-cell office:value-type="float" office:value="200" calcext:value-type="float">
            <text:p>200</text:p>
          </table:table-cell>
          <table:table-cell office:value-type="float" office:value="55.0238988754799" calcext:value-type="float">
            <text:p>55.0238988754799</text:p>
          </table:table-cell>
          <table:table-cell office:value-type="float" office:value="359.17059023902" calcext:value-type="float">
            <text:p>359.170590239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54" calcext:value-type="float">
            <text:p>57.54</text:p>
          </table:table-cell>
          <table:table-cell office:value-type="float" office:value="55" calcext:value-type="float">
            <text:p>55</text:p>
          </table:table-cell>
          <table:table-cell office:value-type="float" office:value="43.8184" calcext:value-type="float">
            <text:p>43.8184</text:p>
          </table:table-cell>
          <table:table-cell office:value-type="float" office:value="200" calcext:value-type="float">
            <text:p>200</text:p>
          </table:table-cell>
          <table:table-cell office:value-type="float" office:value="55.0680639496984" calcext:value-type="float">
            <text:p>55.0680639496984</text:p>
          </table:table-cell>
          <table:table-cell office:value-type="float" office:value="355.489223419266" calcext:value-type="float">
            <text:p>355.4892234192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71" calcext:value-type="float">
            <text:p>57.71</text:p>
          </table:table-cell>
          <table:table-cell office:value-type="float" office:value="55.1" calcext:value-type="float">
            <text:p>55.1</text:p>
          </table:table-cell>
          <table:table-cell office:value-type="float" office:value="43.9192" calcext:value-type="float">
            <text:p>43.9192</text:p>
          </table:table-cell>
          <table:table-cell office:value-type="float" office:value="200" calcext:value-type="float">
            <text:p>200</text:p>
          </table:table-cell>
          <table:table-cell office:value-type="float" office:value="55.07925875363" calcext:value-type="float">
            <text:p>55.07925875363</text:p>
          </table:table-cell>
          <table:table-cell office:value-type="float" office:value="351.720540996684" calcext:value-type="float">
            <text:p>351.720540996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88" calcext:value-type="float">
            <text:p>57.88</text:p>
          </table:table-cell>
          <table:table-cell office:value-type="float" office:value="55.1" calcext:value-type="float">
            <text:p>55.1</text:p>
          </table:table-cell>
          <table:table-cell office:value-type="float" office:value="44.0188" calcext:value-type="float">
            <text:p>44.0188</text:p>
          </table:table-cell>
          <table:table-cell office:value-type="float" office:value="200" calcext:value-type="float">
            <text:p>200</text:p>
          </table:table-cell>
          <table:table-cell office:value-type="float" office:value="55.0905028968206" calcext:value-type="float">
            <text:p>55.0905028968206</text:p>
          </table:table-cell>
          <table:table-cell office:value-type="float" office:value="348.138921117334" calcext:value-type="float">
            <text:p>348.138921117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04" calcext:value-type="float">
            <text:p>58.04</text:p>
          </table:table-cell>
          <table:table-cell office:value-type="float" office:value="55.1" calcext:value-type="float">
            <text:p>55.1</text:p>
          </table:table-cell>
          <table:table-cell office:value-type="float" office:value="44.1184" calcext:value-type="float">
            <text:p>44.1184</text:p>
          </table:table-cell>
          <table:table-cell office:value-type="float" office:value="200" calcext:value-type="float">
            <text:p>200</text:p>
          </table:table-cell>
          <table:table-cell office:value-type="float" office:value="55.0870650118838" calcext:value-type="float">
            <text:p>55.0870650118838</text:p>
          </table:table-cell>
          <table:table-cell office:value-type="float" office:value="344.62192594789" calcext:value-type="float">
            <text:p>344.62192594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21" calcext:value-type="float">
            <text:p>58.21</text:p>
          </table:table-cell>
          <table:table-cell office:value-type="float" office:value="55.1" calcext:value-type="float">
            <text:p>55.1</text:p>
          </table:table-cell>
          <table:table-cell office:value-type="float" office:value="44.2186" calcext:value-type="float">
            <text:p>44.2186</text:p>
          </table:table-cell>
          <table:table-cell office:value-type="float" office:value="300" calcext:value-type="float">
            <text:p>300</text:p>
          </table:table-cell>
          <table:table-cell office:value-type="float" office:value="55.0927138445211" calcext:value-type="float">
            <text:p>55.0927138445211</text:p>
          </table:table-cell>
          <table:table-cell office:value-type="float" office:value="345.595157217797" calcext:value-type="float">
            <text:p>345.5951572177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38" calcext:value-type="float">
            <text:p>58.38</text:p>
          </table:table-cell>
          <table:table-cell office:value-type="float" office:value="55.1" calcext:value-type="float">
            <text:p>55.1</text:p>
          </table:table-cell>
          <table:table-cell office:value-type="float" office:value="44.3194" calcext:value-type="float">
            <text:p>44.3194</text:p>
          </table:table-cell>
          <table:table-cell office:value-type="float" office:value="300" calcext:value-type="float">
            <text:p>300</text:p>
          </table:table-cell>
          <table:table-cell office:value-type="float" office:value="55.0845677730206" calcext:value-type="float">
            <text:p>55.0845677730206</text:p>
          </table:table-cell>
          <table:table-cell office:value-type="float" office:value="346.882925793905" calcext:value-type="float">
            <text:p>346.8829257939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54" calcext:value-type="float">
            <text:p>58.54</text:p>
          </table:table-cell>
          <table:table-cell office:value-type="float" office:value="55.1" calcext:value-type="float">
            <text:p>55.1</text:p>
          </table:table-cell>
          <table:table-cell office:value-type="float" office:value="44.4196" calcext:value-type="float">
            <text:p>44.4196</text:p>
          </table:table-cell>
          <table:table-cell office:value-type="float" office:value="300" calcext:value-type="float">
            <text:p>300</text:p>
          </table:table-cell>
          <table:table-cell office:value-type="float" office:value="55.0844455653321" calcext:value-type="float">
            <text:p>55.0844455653321</text:p>
          </table:table-cell>
          <table:table-cell office:value-type="float" office:value="348.184690878003" calcext:value-type="float">
            <text:p>348.184690878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55.1" calcext:value-type="float">
            <text:p>55.1</text:p>
          </table:table-cell>
          <table:table-cell office:value-type="float" office:value="44.5186" calcext:value-type="float">
            <text:p>44.5186</text:p>
          </table:table-cell>
          <table:table-cell office:value-type="float" office:value="300" calcext:value-type="float">
            <text:p>300</text:p>
          </table:table-cell>
          <table:table-cell office:value-type="float" office:value="55.0721463025518" calcext:value-type="float">
            <text:p>55.0721463025518</text:p>
          </table:table-cell>
          <table:table-cell office:value-type="float" office:value="349.275437477965" calcext:value-type="float">
            <text:p>349.275437477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88" calcext:value-type="float">
            <text:p>58.88</text:p>
          </table:table-cell>
          <table:table-cell office:value-type="float" office:value="55.1" calcext:value-type="float">
            <text:p>55.1</text:p>
          </table:table-cell>
          <table:table-cell office:value-type="float" office:value="44.6188" calcext:value-type="float">
            <text:p>44.6188</text:p>
          </table:table-cell>
          <table:table-cell office:value-type="float" office:value="300" calcext:value-type="float">
            <text:p>300</text:p>
          </table:table-cell>
          <table:table-cell office:value-type="float" office:value="55.0880698229859" calcext:value-type="float">
            <text:p>55.0880698229859</text:p>
          </table:table-cell>
          <table:table-cell office:value-type="float" office:value="350.55727431977" calcext:value-type="float">
            <text:p>350.55727431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55.1" calcext:value-type="float">
            <text:p>55.1</text:p>
          </table:table-cell>
          <table:table-cell office:value-type="float" office:value="44.7196" calcext:value-type="float">
            <text:p>44.7196</text:p>
          </table:table-cell>
          <table:table-cell office:value-type="float" office:value="300" calcext:value-type="float">
            <text:p>300</text:p>
          </table:table-cell>
          <table:table-cell office:value-type="float" office:value="55.0937279488487" calcext:value-type="float">
            <text:p>55.0937279488487</text:p>
          </table:table-cell>
          <table:table-cell office:value-type="float" office:value="351.75350982596" calcext:value-type="float">
            <text:p>351.753509825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55.1" calcext:value-type="float">
            <text:p>55.1</text:p>
          </table:table-cell>
          <table:table-cell office:value-type="float" office:value="44.8186" calcext:value-type="float">
            <text:p>44.8186</text:p>
          </table:table-cell>
          <table:table-cell office:value-type="float" office:value="300" calcext:value-type="float">
            <text:p>300</text:p>
          </table:table-cell>
          <table:table-cell office:value-type="float" office:value="55.0957666295663" calcext:value-type="float">
            <text:p>55.0957666295663</text:p>
          </table:table-cell>
          <table:table-cell office:value-type="float" office:value="352.879376992561" calcext:value-type="float">
            <text:p>352.879376992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38" calcext:value-type="float">
            <text:p>59.38</text:p>
          </table:table-cell>
          <table:table-cell office:value-type="float" office:value="55.1" calcext:value-type="float">
            <text:p>55.1</text:p>
          </table:table-cell>
          <table:table-cell office:value-type="float" office:value="44.9194" calcext:value-type="float">
            <text:p>44.9194</text:p>
          </table:table-cell>
          <table:table-cell office:value-type="float" office:value="300" calcext:value-type="float">
            <text:p>300</text:p>
          </table:table-cell>
          <table:table-cell office:value-type="float" office:value="55.0965924687548" calcext:value-type="float">
            <text:p>55.0965924687548</text:p>
          </table:table-cell>
          <table:table-cell office:value-type="float" office:value="353.981034688789" calcext:value-type="float">
            <text:p>353.981034688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54" calcext:value-type="float">
            <text:p>59.54</text:p>
          </table:table-cell>
          <table:table-cell office:value-type="float" office:value="55.1" calcext:value-type="float">
            <text:p>55.1</text:p>
          </table:table-cell>
          <table:table-cell office:value-type="float" office:value="45.019" calcext:value-type="float">
            <text:p>45.019</text:p>
          </table:table-cell>
          <table:table-cell office:value-type="float" office:value="300" calcext:value-type="float">
            <text:p>300</text:p>
          </table:table-cell>
          <table:table-cell office:value-type="float" office:value="55.0969747111859" calcext:value-type="float">
            <text:p>55.0969747111859</text:p>
          </table:table-cell>
          <table:table-cell office:value-type="float" office:value="355.01330278207" calcext:value-type="float">
            <text:p>355.01330278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71" calcext:value-type="float">
            <text:p>59.71</text:p>
          </table:table-cell>
          <table:table-cell office:value-type="float" office:value="55.1" calcext:value-type="float">
            <text:p>55.1</text:p>
          </table:table-cell>
          <table:table-cell office:value-type="float" office:value="45.1192" calcext:value-type="float">
            <text:p>45.1192</text:p>
          </table:table-cell>
          <table:table-cell office:value-type="float" office:value="300" calcext:value-type="float">
            <text:p>300</text:p>
          </table:table-cell>
          <table:table-cell office:value-type="float" office:value="55.0971891893266" calcext:value-type="float">
            <text:p>55.0971891893266</text:p>
          </table:table-cell>
          <table:table-cell office:value-type="float" office:value="355.901421065712" calcext:value-type="float">
            <text:p>355.9014210657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88" calcext:value-type="float">
            <text:p>59.88</text:p>
          </table:table-cell>
          <table:table-cell office:value-type="float" office:value="55.1" calcext:value-type="float">
            <text:p>55.1</text:p>
          </table:table-cell>
          <table:table-cell office:value-type="float" office:value="45.2188" calcext:value-type="float">
            <text:p>45.2188</text:p>
          </table:table-cell>
          <table:table-cell office:value-type="float" office:value="300" calcext:value-type="float">
            <text:p>300</text:p>
          </table:table-cell>
          <table:table-cell office:value-type="float" office:value="55.0973739311456" calcext:value-type="float">
            <text:p>55.0973739311456</text:p>
          </table:table-cell>
          <table:table-cell office:value-type="float" office:value="356.853438269221" calcext:value-type="float">
            <text:p>356.853438269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04" calcext:value-type="float">
            <text:p>60.04</text:p>
          </table:table-cell>
          <table:table-cell office:value-type="float" office:value="55.1" calcext:value-type="float">
            <text:p>55.1</text:p>
          </table:table-cell>
          <table:table-cell office:value-type="float" office:value="45.3196" calcext:value-type="float">
            <text:p>45.3196</text:p>
          </table:table-cell>
          <table:table-cell office:value-type="float" office:value="300" calcext:value-type="float">
            <text:p>300</text:p>
          </table:table-cell>
          <table:table-cell office:value-type="float" office:value="55.0975344238688" calcext:value-type="float">
            <text:p>55.0975344238688</text:p>
          </table:table-cell>
          <table:table-cell office:value-type="float" office:value="357.769004612853" calcext:value-type="float">
            <text:p>357.7690046128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21" calcext:value-type="float">
            <text:p>60.21</text:p>
          </table:table-cell>
          <table:table-cell office:value-type="float" office:value="55.1" calcext:value-type="float">
            <text:p>55.1</text:p>
          </table:table-cell>
          <table:table-cell office:value-type="float" office:value="45.4198" calcext:value-type="float">
            <text:p>45.4198</text:p>
          </table:table-cell>
          <table:table-cell office:value-type="float" office:value="300" calcext:value-type="float">
            <text:p>300</text:p>
          </table:table-cell>
          <table:table-cell office:value-type="float" office:value="55.0976828515024" calcext:value-type="float">
            <text:p>55.0976828515024</text:p>
          </table:table-cell>
          <table:table-cell office:value-type="float" office:value="358.649569506467" calcext:value-type="float">
            <text:p>358.649569506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38" calcext:value-type="float">
            <text:p>60.38</text:p>
          </table:table-cell>
          <table:table-cell office:value-type="float" office:value="55.1" calcext:value-type="float">
            <text:p>55.1</text:p>
          </table:table-cell>
          <table:table-cell office:value-type="float" office:value="45.5194" calcext:value-type="float">
            <text:p>45.5194</text:p>
          </table:table-cell>
          <table:table-cell office:value-type="float" office:value="300" calcext:value-type="float">
            <text:p>300</text:p>
          </table:table-cell>
          <table:table-cell office:value-type="float" office:value="55.0978252015522" calcext:value-type="float">
            <text:p>55.0978252015522</text:p>
          </table:table-cell>
          <table:table-cell office:value-type="float" office:value="359.50639472024" calcext:value-type="float">
            <text:p>359.506394720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55.1" calcext:value-type="float">
            <text:p>55.1</text:p>
          </table:table-cell>
          <table:table-cell office:value-type="float" office:value="45.6196" calcext:value-type="float">
            <text:p>45.6196</text:p>
          </table:table-cell>
          <table:table-cell office:value-type="float" office:value="350" calcext:value-type="float">
            <text:p>350</text:p>
          </table:table-cell>
          <table:table-cell office:value-type="float" office:value="55.1077888213515" calcext:value-type="float">
            <text:p>55.1077888213515</text:p>
          </table:table-cell>
          <table:table-cell office:value-type="float" office:value="362.027564620527" calcext:value-type="float">
            <text:p>362.027564620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71" calcext:value-type="float">
            <text:p>60.71</text:p>
          </table:table-cell>
          <table:table-cell office:value-type="float" office:value="55.2" calcext:value-type="float">
            <text:p>55.2</text:p>
          </table:table-cell>
          <table:table-cell office:value-type="float" office:value="45.7198" calcext:value-type="float">
            <text:p>45.7198</text:p>
          </table:table-cell>
          <table:table-cell office:value-type="float" office:value="350" calcext:value-type="float">
            <text:p>350</text:p>
          </table:table-cell>
          <table:table-cell office:value-type="float" office:value="55.1017629008538" calcext:value-type="float">
            <text:p>55.1017629008538</text:p>
          </table:table-cell>
          <table:table-cell office:value-type="float" office:value="365.107139348592" calcext:value-type="float">
            <text:p>365.1071393485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88" calcext:value-type="float">
            <text:p>60.88</text:p>
          </table:table-cell>
          <table:table-cell office:value-type="float" office:value="55.2" calcext:value-type="float">
            <text:p>55.2</text:p>
          </table:table-cell>
          <table:table-cell office:value-type="float" office:value="45.82" calcext:value-type="float">
            <text:p>45.82</text:p>
          </table:table-cell>
          <table:table-cell office:value-type="float" office:value="350" calcext:value-type="float">
            <text:p>350</text:p>
          </table:table-cell>
          <table:table-cell office:value-type="float" office:value="55.104381233189" calcext:value-type="float">
            <text:p>55.104381233189</text:p>
          </table:table-cell>
          <table:table-cell office:value-type="float" office:value="368.110177826904" calcext:value-type="float">
            <text:p>368.110177826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05" calcext:value-type="float">
            <text:p>61.05</text:p>
          </table:table-cell>
          <table:table-cell office:value-type="float" office:value="55.2" calcext:value-type="float">
            <text:p>55.2</text:p>
          </table:table-cell>
          <table:table-cell office:value-type="float" office:value="45.9196" calcext:value-type="float">
            <text:p>45.9196</text:p>
          </table:table-cell>
          <table:table-cell office:value-type="float" office:value="300" calcext:value-type="float">
            <text:p>300</text:p>
          </table:table-cell>
          <table:table-cell office:value-type="float" office:value="55.1455325143227" calcext:value-type="float">
            <text:p>55.1455325143227</text:p>
          </table:table-cell>
          <table:table-cell office:value-type="float" office:value="369.743823584368" calcext:value-type="float">
            <text:p>369.743823584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21" calcext:value-type="float">
            <text:p>61.21</text:p>
          </table:table-cell>
          <table:table-cell office:value-type="float" office:value="55.1" calcext:value-type="float">
            <text:p>55.1</text:p>
          </table:table-cell>
          <table:table-cell office:value-type="float" office:value="46.0198" calcext:value-type="float">
            <text:p>46.0198</text:p>
          </table:table-cell>
          <table:table-cell office:value-type="float" office:value="300" calcext:value-type="float">
            <text:p>300</text:p>
          </table:table-cell>
          <table:table-cell office:value-type="float" office:value="55.1294263850294" calcext:value-type="float">
            <text:p>55.1294263850294</text:p>
          </table:table-cell>
          <table:table-cell office:value-type="float" office:value="370.095781370149" calcext:value-type="float">
            <text:p>370.0957813701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38" calcext:value-type="float">
            <text:p>61.38</text:p>
          </table:table-cell>
          <table:table-cell office:value-type="float" office:value="55.1" calcext:value-type="float">
            <text:p>55.1</text:p>
          </table:table-cell>
          <table:table-cell office:value-type="float" office:value="46.1194" calcext:value-type="float">
            <text:p>46.1194</text:p>
          </table:table-cell>
          <table:table-cell office:value-type="float" office:value="300" calcext:value-type="float">
            <text:p>300</text:p>
          </table:table-cell>
          <table:table-cell office:value-type="float" office:value="55.1260528502838" calcext:value-type="float">
            <text:p>55.1260528502838</text:p>
          </table:table-cell>
          <table:table-cell office:value-type="float" office:value="370.450753981344" calcext:value-type="float">
            <text:p>370.4507539813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55" calcext:value-type="float">
            <text:p>61.55</text:p>
          </table:table-cell>
          <table:table-cell office:value-type="float" office:value="55.1" calcext:value-type="float">
            <text:p>55.1</text:p>
          </table:table-cell>
          <table:table-cell office:value-type="float" office:value="46.2196" calcext:value-type="float">
            <text:p>46.2196</text:p>
          </table:table-cell>
          <table:table-cell office:value-type="float" office:value="300" calcext:value-type="float">
            <text:p>300</text:p>
          </table:table-cell>
          <table:table-cell office:value-type="float" office:value="55.1218043130522" calcext:value-type="float">
            <text:p>55.1218043130522</text:p>
          </table:table-cell>
          <table:table-cell office:value-type="float" office:value="370.830743667385" calcext:value-type="float">
            <text:p>370.8307436673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71" calcext:value-type="float">
            <text:p>61.71</text:p>
          </table:table-cell>
          <table:table-cell office:value-type="float" office:value="55.2" calcext:value-type="float">
            <text:p>55.2</text:p>
          </table:table-cell>
          <table:table-cell office:value-type="float" office:value="46.3198" calcext:value-type="float">
            <text:p>46.3198</text:p>
          </table:table-cell>
          <table:table-cell office:value-type="float" office:value="300" calcext:value-type="float">
            <text:p>300</text:p>
          </table:table-cell>
          <table:table-cell office:value-type="float" office:value="55.1485305463468" calcext:value-type="float">
            <text:p>55.1485305463468</text:p>
          </table:table-cell>
          <table:table-cell office:value-type="float" office:value="371.347891079633" calcext:value-type="float">
            <text:p>371.347891079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88" calcext:value-type="float">
            <text:p>61.88</text:p>
          </table:table-cell>
          <table:table-cell office:value-type="float" office:value="55.1" calcext:value-type="float">
            <text:p>55.1</text:p>
          </table:table-cell>
          <table:table-cell office:value-type="float" office:value="46.42" calcext:value-type="float">
            <text:p>46.42</text:p>
          </table:table-cell>
          <table:table-cell office:value-type="float" office:value="300" calcext:value-type="float">
            <text:p>300</text:p>
          </table:table-cell>
          <table:table-cell office:value-type="float" office:value="55.1205614387772" calcext:value-type="float">
            <text:p>55.1205614387772</text:p>
          </table:table-cell>
          <table:table-cell office:value-type="float" office:value="371.572076533069" calcext:value-type="float">
            <text:p>371.5720765330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05" calcext:value-type="float">
            <text:p>62.05</text:p>
          </table:table-cell>
          <table:table-cell office:value-type="float" office:value="55.2" calcext:value-type="float">
            <text:p>55.2</text:p>
          </table:table-cell>
          <table:table-cell office:value-type="float" office:value="46.5196" calcext:value-type="float">
            <text:p>46.5196</text:p>
          </table:table-cell>
          <table:table-cell office:value-type="float" office:value="300" calcext:value-type="float">
            <text:p>300</text:p>
          </table:table-cell>
          <table:table-cell office:value-type="float" office:value="55.1070698153308" calcext:value-type="float">
            <text:p>55.1070698153308</text:p>
          </table:table-cell>
          <table:table-cell office:value-type="float" office:value="371.857097417781" calcext:value-type="float">
            <text:p>371.857097417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21" calcext:value-type="float">
            <text:p>62.21</text:p>
          </table:table-cell>
          <table:table-cell office:value-type="float" office:value="55.2" calcext:value-type="float">
            <text:p>55.2</text:p>
          </table:table-cell>
          <table:table-cell office:value-type="float" office:value="46.6204" calcext:value-type="float">
            <text:p>46.6204</text:p>
          </table:table-cell>
          <table:table-cell office:value-type="float" office:value="300" calcext:value-type="float">
            <text:p>300</text:p>
          </table:table-cell>
          <table:table-cell office:value-type="float" office:value="55.1307466848253" calcext:value-type="float">
            <text:p>55.1307466848253</text:p>
          </table:table-cell>
          <table:table-cell office:value-type="float" office:value="372.318187264686" calcext:value-type="float">
            <text:p>372.318187264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38" calcext:value-type="float">
            <text:p>62.38</text:p>
          </table:table-cell>
          <table:table-cell office:value-type="float" office:value="55.1" calcext:value-type="float">
            <text:p>55.1</text:p>
          </table:table-cell>
          <table:table-cell office:value-type="float" office:value="46.7206" calcext:value-type="float">
            <text:p>46.7206</text:p>
          </table:table-cell>
          <table:table-cell office:value-type="float" office:value="300" calcext:value-type="float">
            <text:p>300</text:p>
          </table:table-cell>
          <table:table-cell office:value-type="float" office:value="55.1719423569963" calcext:value-type="float">
            <text:p>55.1719423569963</text:p>
          </table:table-cell>
          <table:table-cell office:value-type="float" office:value="372.845559602225" calcext:value-type="float">
            <text:p>372.8455596022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55.2" calcext:value-type="float">
            <text:p>55.2</text:p>
          </table:table-cell>
          <table:table-cell office:value-type="float" office:value="46.8202" calcext:value-type="float">
            <text:p>46.8202</text:p>
          </table:table-cell>
          <table:table-cell office:value-type="float" office:value="300" calcext:value-type="float">
            <text:p>300</text:p>
          </table:table-cell>
          <table:table-cell office:value-type="float" office:value="55.1852111781214" calcext:value-type="float">
            <text:p>55.1852111781214</text:p>
          </table:table-cell>
          <table:table-cell office:value-type="float" office:value="373.193332441007" calcext:value-type="float">
            <text:p>373.193332441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71" calcext:value-type="float">
            <text:p>62.71</text:p>
          </table:table-cell>
          <table:table-cell office:value-type="float" office:value="55.2" calcext:value-type="float">
            <text:p>55.2</text:p>
          </table:table-cell>
          <table:table-cell office:value-type="float" office:value="46.9198" calcext:value-type="float">
            <text:p>46.9198</text:p>
          </table:table-cell>
          <table:table-cell office:value-type="float" office:value="300" calcext:value-type="float">
            <text:p>300</text:p>
          </table:table-cell>
          <table:table-cell office:value-type="float" office:value="55.2199831424788" calcext:value-type="float">
            <text:p>55.2199831424788</text:p>
          </table:table-cell>
          <table:table-cell office:value-type="float" office:value="373.652032027117" calcext:value-type="float">
            <text:p>373.652032027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88" calcext:value-type="float">
            <text:p>62.88</text:p>
          </table:table-cell>
          <table:table-cell office:value-type="float" office:value="55.3" calcext:value-type="float">
            <text:p>55.3</text:p>
          </table:table-cell>
          <table:table-cell office:value-type="float" office:value="47.0194" calcext:value-type="float">
            <text:p>47.0194</text:p>
          </table:table-cell>
          <table:table-cell office:value-type="float" office:value="300" calcext:value-type="float">
            <text:p>300</text:p>
          </table:table-cell>
          <table:table-cell office:value-type="float" office:value="55.2426230311885" calcext:value-type="float">
            <text:p>55.2426230311885</text:p>
          </table:table-cell>
          <table:table-cell office:value-type="float" office:value="374.044972479299" calcext:value-type="float">
            <text:p>374.044972479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05" calcext:value-type="float">
            <text:p>63.05</text:p>
          </table:table-cell>
          <table:table-cell office:value-type="float" office:value="55.3" calcext:value-type="float">
            <text:p>55.3</text:p>
          </table:table-cell>
          <table:table-cell office:value-type="float" office:value="47.1202" calcext:value-type="float">
            <text:p>47.1202</text:p>
          </table:table-cell>
          <table:table-cell office:value-type="float" office:value="300" calcext:value-type="float">
            <text:p>300</text:p>
          </table:table-cell>
          <table:table-cell office:value-type="float" office:value="55.2648062272504" calcext:value-type="float">
            <text:p>55.2648062272504</text:p>
          </table:table-cell>
          <table:table-cell office:value-type="float" office:value="374.41450713669" calcext:value-type="float">
            <text:p>374.41450713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21" calcext:value-type="float">
            <text:p>63.21</text:p>
          </table:table-cell>
          <table:table-cell office:value-type="float" office:value="55.3" calcext:value-type="float">
            <text:p>55.3</text:p>
          </table:table-cell>
          <table:table-cell office:value-type="float" office:value="47.2204" calcext:value-type="float">
            <text:p>47.2204</text:p>
          </table:table-cell>
          <table:table-cell office:value-type="float" office:value="300" calcext:value-type="float">
            <text:p>300</text:p>
          </table:table-cell>
          <table:table-cell office:value-type="float" office:value="55.2877821945079" calcext:value-type="float">
            <text:p>55.2877821945079</text:p>
          </table:table-cell>
          <table:table-cell office:value-type="float" office:value="374.771729413836" calcext:value-type="float">
            <text:p>374.771729413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38" calcext:value-type="float">
            <text:p>63.38</text:p>
          </table:table-cell>
          <table:table-cell office:value-type="float" office:value="55.3" calcext:value-type="float">
            <text:p>55.3</text:p>
          </table:table-cell>
          <table:table-cell office:value-type="float" office:value="47.32" calcext:value-type="float">
            <text:p>47.32</text:p>
          </table:table-cell>
          <table:table-cell office:value-type="float" office:value="300" calcext:value-type="float">
            <text:p>300</text:p>
          </table:table-cell>
          <table:table-cell office:value-type="float" office:value="55.2958462178445" calcext:value-type="float">
            <text:p>55.2958462178445</text:p>
          </table:table-cell>
          <table:table-cell office:value-type="float" office:value="375.045203268338" calcext:value-type="float">
            <text:p>375.0452032683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55" calcext:value-type="float">
            <text:p>63.55</text:p>
          </table:table-cell>
          <table:table-cell office:value-type="float" office:value="55.3" calcext:value-type="float">
            <text:p>55.3</text:p>
          </table:table-cell>
          <table:table-cell office:value-type="float" office:value="47.4202" calcext:value-type="float">
            <text:p>47.4202</text:p>
          </table:table-cell>
          <table:table-cell office:value-type="float" office:value="300" calcext:value-type="float">
            <text:p>300</text:p>
          </table:table-cell>
          <table:table-cell office:value-type="float" office:value="55.2932539239867" calcext:value-type="float">
            <text:p>55.2932539239867</text:p>
          </table:table-cell>
          <table:table-cell office:value-type="float" office:value="375.25636435681" calcext:value-type="float">
            <text:p>375.25636435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71" calcext:value-type="float">
            <text:p>63.71</text:p>
          </table:table-cell>
          <table:table-cell office:value-type="float" office:value="55.3" calcext:value-type="float">
            <text:p>55.3</text:p>
          </table:table-cell>
          <table:table-cell office:value-type="float" office:value="47.521" calcext:value-type="float">
            <text:p>47.521</text:p>
          </table:table-cell>
          <table:table-cell office:value-type="float" office:value="300" calcext:value-type="float">
            <text:p>300</text:p>
          </table:table-cell>
          <table:table-cell office:value-type="float" office:value="55.2977843151626" calcext:value-type="float">
            <text:p>55.2977843151626</text:p>
          </table:table-cell>
          <table:table-cell office:value-type="float" office:value="375.495211512377" calcext:value-type="float">
            <text:p>375.495211512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88" calcext:value-type="float">
            <text:p>63.88</text:p>
          </table:table-cell>
          <table:table-cell office:value-type="float" office:value="55.2" calcext:value-type="float">
            <text:p>55.2</text:p>
          </table:table-cell>
          <table:table-cell office:value-type="float" office:value="47.6212" calcext:value-type="float">
            <text:p>47.6212</text:p>
          </table:table-cell>
          <table:table-cell office:value-type="float" office:value="300" calcext:value-type="float">
            <text:p>300</text:p>
          </table:table-cell>
          <table:table-cell office:value-type="float" office:value="55.2901587327395" calcext:value-type="float">
            <text:p>55.2901587327395</text:p>
          </table:table-cell>
          <table:table-cell office:value-type="float" office:value="375.644240781154" calcext:value-type="float">
            <text:p>375.6442407811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05" calcext:value-type="float">
            <text:p>64.05</text:p>
          </table:table-cell>
          <table:table-cell office:value-type="float" office:value="55.2" calcext:value-type="float">
            <text:p>55.2</text:p>
          </table:table-cell>
          <table:table-cell office:value-type="float" office:value="47.7208" calcext:value-type="float">
            <text:p>47.7208</text:p>
          </table:table-cell>
          <table:table-cell office:value-type="float" office:value="300" calcext:value-type="float">
            <text:p>300</text:p>
          </table:table-cell>
          <table:table-cell office:value-type="float" office:value="55.2540981627387" calcext:value-type="float">
            <text:p>55.2540981627387</text:p>
          </table:table-cell>
          <table:table-cell office:value-type="float" office:value="375.668986014239" calcext:value-type="float">
            <text:p>375.6689860142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21" calcext:value-type="float">
            <text:p>64.21</text:p>
          </table:table-cell>
          <table:table-cell office:value-type="float" office:value="55.3" calcext:value-type="float">
            <text:p>55.3</text:p>
          </table:table-cell>
          <table:table-cell office:value-type="float" office:value="47.821" calcext:value-type="float">
            <text:p>47.821</text:p>
          </table:table-cell>
          <table:table-cell office:value-type="float" office:value="300" calcext:value-type="float">
            <text:p>300</text:p>
          </table:table-cell>
          <table:table-cell office:value-type="float" office:value="55.2603598367001" calcext:value-type="float">
            <text:p>55.2603598367001</text:p>
          </table:table-cell>
          <table:table-cell office:value-type="float" office:value="375.901274587757" calcext:value-type="float">
            <text:p>375.901274587757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6T13:51:00.029000000</dc:date>
    <meta:editing-duration>PT2M18S</meta:editing-duration>
    <meta:editing-cycles>1</meta:editing-cycles>
    <meta:document-statistic meta:table-count="1" meta:cell-count="2709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0.488cm" svg:y="3.955cm" style:legend-expansion="high" chart:style-name="ch2"/>
        <chart:plot-area chart:style-name="ch3" table:cell-range-address="temperature20200426_063913.A1:temperature20200426_063913.C387" chart:data-source-has-labels="both" svg:x="0.32cm" svg:y="0.18cm" svg:width="9.848cm" svg:height="8.646cm">
          <chartooo:coordinate-region svg:x="0.941cm" svg:y="0.379cm" svg:width="9.04cm" svg:height="7.8cm"/>
          <chart:axis chart:dimension="x" chart:name="primary-x" chart:style-name="ch4" chartooo:axis-type="auto">
            <chart:categories table:cell-range-address="temperature20200426_063913.A2:temperature20200426_063913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erature20200426_063913.B2:temperature20200426_063913.B387" chart:label-cell-address="temperature20200426_063913.B1:temperature20200426_063913.B1" chart:class="chart:scatter">
            <chart:domain table:cell-range-address="temperature20200426_063913.A2:temperature20200426_063913.A387"/>
            <chart:data-point chart:repeated="386"/>
          </chart:series>
          <chart:series chart:style-name="ch7" chart:values-cell-range-address="temperature20200426_063913.C2:temperature20200426_063913.C387" chart:label-cell-address="temperature20200426_063913.C1:temperature20200426_063913.C1" chart:class="chart:scatter">
            <chart:data-point chart:repeated="3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[°C]</text:p>
                <draw:g>
                  <svg:desc>temperature20200426_063913.B1:temperature20200426_063913.B1</svg:desc>
                </draw:g>
              </table:table-cell>
              <table:table-cell office:value-type="string">
                <text:p>Reference Temperature[°C]</text:p>
                <draw:g>
                  <svg:desc>temperature20200426_063913.C1:temperature20200426_063913.C1</svg:desc>
                </draw:g>
              </table:table-cell>
            </table:table-row>
          </table:table-header-rows>
          <table:table-rows>
            <table:table-row>
              <table:table-cell office:value-type="float" office:value="0.03">
                <text:p>0.03</text:p>
                <draw:g>
                  <svg:desc>temperature20200426_063913.A2:temperature20200426_063913.A387</svg:desc>
                </draw:g>
              </table:table-cell>
              <table:table-cell office:value-type="float" office:value="17">
                <text:p>17</text:p>
                <draw:g>
                  <svg:desc>temperature20200426_063913.B2:temperature20200426_063913.B387</svg:desc>
                </draw:g>
              </table:table-cell>
              <table:table-cell office:value-type="float" office:value="17">
                <text:p>17</text:p>
                <draw:g>
                  <svg:desc>temperature20200426_063913.C2:temperature20200426_063913.C387</svg:desc>
                </draw:g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4.7">
                <text:p>24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4.9">
                <text:p>24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5.3">
                <text:p>25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5.6">
                <text:p>25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26.3">
                <text:p>26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6.7">
                <text:p>26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7.1">
                <text:p>27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7.5">
                <text:p>27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7.8">
                <text:p>27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28.3">
                <text:p>28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28.7">
                <text:p>28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9.1">
                <text:p>29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29.4">
                <text:p>29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9.8">
                <text:p>29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30.2">
                <text:p>30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30.5">
                <text:p>30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0.9">
                <text:p>30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31.3">
                <text:p>31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31.8">
                <text:p>31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2.1">
                <text:p>32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32.5">
                <text:p>32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32.9">
                <text:p>32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3.3">
                <text:p>33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33.7">
                <text:p>33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4.5">
                <text:p>34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34.9">
                <text:p>34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35.2">
                <text:p>35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5.5">
                <text:p>35.5</text:p>
              </table:table-cell>
              <table:table-cell office:value-type="float" office:value="17.158">
                <text:p>17.158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35.8">
                <text:p>35.8</text:p>
              </table:table-cell>
              <table:table-cell office:value-type="float" office:value="17.325">
                <text:p>17.325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35.8">
                <text:p>35.8</text:p>
              </table:table-cell>
              <table:table-cell office:value-type="float" office:value="17.492">
                <text:p>17.49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5.8">
                <text:p>35.8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35.9">
                <text:p>35.9</text:p>
              </table:table-cell>
              <table:table-cell office:value-type="float" office:value="17.826">
                <text:p>17.826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35.8">
                <text:p>35.8</text:p>
              </table:table-cell>
              <table:table-cell office:value-type="float" office:value="17.993">
                <text:p>17.99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35.8">
                <text:p>35.8</text:p>
              </table:table-cell>
              <table:table-cell office:value-type="float" office:value="18.159">
                <text:p>18.159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35.8">
                <text:p>35.8</text:p>
              </table:table-cell>
              <table:table-cell office:value-type="float" office:value="18.326">
                <text:p>18.326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35.9">
                <text:p>35.9</text:p>
              </table:table-cell>
              <table:table-cell office:value-type="float" office:value="18.493">
                <text:p>18.493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35.9">
                <text:p>35.9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35.9">
                <text:p>35.9</text:p>
              </table:table-cell>
              <table:table-cell office:value-type="float" office:value="18.826">
                <text:p>18.826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36">
                <text:p>36</text:p>
              </table:table-cell>
              <table:table-cell office:value-type="float" office:value="18.993">
                <text:p>18.99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">
                <text:p>36</text:p>
              </table:table-cell>
              <table:table-cell office:value-type="float" office:value="19.159">
                <text:p>19.159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36">
                <text:p>36</text:p>
              </table:table-cell>
              <table:table-cell office:value-type="float" office:value="19.326">
                <text:p>19.326</text:p>
              </table:table-cell>
            </table:table-row>
            <table:table-row>
              <table:table-cell office:value-type="float" office:value="7.53">
                <text:p>7.53</text:p>
              </table:table-cell>
              <table:table-cell office:value-type="float" office:value="36">
                <text:p>36</text:p>
              </table:table-cell>
              <table:table-cell office:value-type="float" office:value="19.493">
                <text:p>19.49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6.1">
                <text:p>36.1</text:p>
              </table:table-cell>
              <table:table-cell office:value-type="float" office:value="19.659">
                <text:p>19.659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36.1">
                <text:p>36.1</text:p>
              </table:table-cell>
              <table:table-cell office:value-type="float" office:value="19.826">
                <text:p>19.826</text:p>
              </table:table-cell>
            </table:table-row>
            <table:table-row>
              <table:table-cell office:value-type="float" office:value="8.03">
                <text:p>8.03</text:p>
              </table:table-cell>
              <table:table-cell office:value-type="float" office:value="36.2">
                <text:p>36.2</text:p>
              </table:table-cell>
              <table:table-cell office:value-type="float" office:value="19.994">
                <text:p>19.99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36.3">
                <text:p>36.3</text:p>
              </table:table-cell>
              <table:table-cell office:value-type="float" office:value="20.159">
                <text:p>20.159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36.4">
                <text:p>36.4</text:p>
              </table:table-cell>
              <table:table-cell office:value-type="float" office:value="20.327">
                <text:p>20.327</text:p>
              </table:table-cell>
            </table:table-row>
            <table:table-row>
              <table:table-cell office:value-type="float" office:value="8.53">
                <text:p>8.53</text:p>
              </table:table-cell>
              <table:table-cell office:value-type="float" office:value="36.5">
                <text:p>36.5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36.5">
                <text:p>36.5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36.7">
                <text:p>36.7</text:p>
              </table:table-cell>
              <table:table-cell office:value-type="float" office:value="20.827">
                <text:p>20.827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36.7">
                <text:p>36.7</text:p>
              </table:table-cell>
              <table:table-cell office:value-type="float" office:value="20.993">
                <text:p>20.99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6.8">
                <text:p>36.8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36.9">
                <text:p>36.9</text:p>
              </table:table-cell>
              <table:table-cell office:value-type="float" office:value="21.326">
                <text:p>21.326</text:p>
              </table:table-cell>
            </table:table-row>
            <table:table-row>
              <table:table-cell office:value-type="float" office:value="9.53">
                <text:p>9.53</text:p>
              </table:table-cell>
              <table:table-cell office:value-type="float" office:value="37">
                <text:p>37</text:p>
              </table:table-cell>
              <table:table-cell office:value-type="float" office:value="21.494">
                <text:p>21.49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37.2">
                <text:p>37.2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37.2">
                <text:p>37.2</text:p>
              </table:table-cell>
              <table:table-cell office:value-type="float" office:value="21.827">
                <text:p>21.827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37.4">
                <text:p>37.4</text:p>
              </table:table-cell>
              <table:table-cell office:value-type="float" office:value="21.994">
                <text:p>21.99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7.5">
                <text:p>37.5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37.6">
                <text:p>37.6</text:p>
              </table:table-cell>
              <table:table-cell office:value-type="float" office:value="22.328">
                <text:p>22.328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37.8">
                <text:p>37.8</text:p>
              </table:table-cell>
              <table:table-cell office:value-type="float" office:value="22.493">
                <text:p>22.493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37.9">
                <text:p>37.9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float" office:value="10.86">
                <text:p>10.86</text:p>
              </table:table-cell>
              <table:table-cell office:value-type="float" office:value="38">
                <text:p>38</text:p>
              </table:table-cell>
              <table:table-cell office:value-type="float" office:value="22.827">
                <text:p>22.827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38.1">
                <text:p>38.1</text:p>
              </table:table-cell>
              <table:table-cell office:value-type="float" office:value="22.994">
                <text:p>22.99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38.3">
                <text:p>38.3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38.4">
                <text:p>38.4</text:p>
              </table:table-cell>
              <table:table-cell office:value-type="float" office:value="23.328">
                <text:p>23.328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38.6">
                <text:p>38.6</text:p>
              </table:table-cell>
              <table:table-cell office:value-type="float" office:value="23.493">
                <text:p>23.49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38.6">
                <text:p>38.6</text:p>
              </table:table-cell>
              <table:table-cell office:value-type="float" office:value="23.661">
                <text:p>23.661</text:p>
              </table:table-cell>
            </table:table-row>
            <table:table-row>
              <table:table-cell office:value-type="float" office:value="11.86">
                <text:p>11.86</text:p>
              </table:table-cell>
              <table:table-cell office:value-type="float" office:value="38.7">
                <text:p>38.7</text:p>
              </table:table-cell>
              <table:table-cell office:value-type="float" office:value="23.827">
                <text:p>23.827</text:p>
              </table:table-cell>
            </table:table-row>
            <table:table-row>
              <table:table-cell office:value-type="float" office:value="12.03">
                <text:p>12.03</text:p>
              </table:table-cell>
              <table:table-cell office:value-type="float" office:value="38.9">
                <text:p>38.9</text:p>
              </table:table-cell>
              <table:table-cell office:value-type="float" office:value="23.993">
                <text:p>23.99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39">
                <text:p>39</text:p>
              </table:table-cell>
              <table:table-cell office:value-type="float" office:value="24.161">
                <text:p>24.161</text:p>
              </table:table-cell>
            </table:table-row>
            <table:table-row>
              <table:table-cell office:value-type="float" office:value="12.36">
                <text:p>12.36</text:p>
              </table:table-cell>
              <table:table-cell office:value-type="float" office:value="39.1">
                <text:p>39.1</text:p>
              </table:table-cell>
              <table:table-cell office:value-type="float" office:value="24.328">
                <text:p>24.328</text:p>
              </table:table-cell>
            </table:table-row>
            <table:table-row>
              <table:table-cell office:value-type="float" office:value="12.53">
                <text:p>12.53</text:p>
              </table:table-cell>
              <table:table-cell office:value-type="float" office:value="39.2">
                <text:p>39.2</text:p>
              </table:table-cell>
              <table:table-cell office:value-type="float" office:value="24.494">
                <text:p>24.494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39.4">
                <text:p>39.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12.86">
                <text:p>12.86</text:p>
              </table:table-cell>
              <table:table-cell office:value-type="float" office:value="39.6">
                <text:p>39.6</text:p>
              </table:table-cell>
              <table:table-cell office:value-type="float" office:value="24.827">
                <text:p>24.827</text:p>
              </table:table-cell>
            </table:table-row>
            <table:table-row>
              <table:table-cell office:value-type="float" office:value="13.03">
                <text:p>13.03</text:p>
              </table:table-cell>
              <table:table-cell office:value-type="float" office:value="39.8">
                <text:p>39.8</text:p>
              </table:table-cell>
              <table:table-cell office:value-type="float" office:value="24.993">
                <text:p>24.99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40">
                <text:p>40</text:p>
              </table:table-cell>
              <table:table-cell office:value-type="float" office:value="25.161">
                <text:p>25.161</text:p>
              </table:table-cell>
            </table:table-row>
            <table:table-row>
              <table:table-cell office:value-type="float" office:value="13.36">
                <text:p>13.36</text:p>
              </table:table-cell>
              <table:table-cell office:value-type="float" office:value="40.2">
                <text:p>40.2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float" office:value="13.53">
                <text:p>13.53</text:p>
              </table:table-cell>
              <table:table-cell office:value-type="float" office:value="40.4">
                <text:p>40.4</text:p>
              </table:table-cell>
              <table:table-cell office:value-type="float" office:value="25.494">
                <text:p>25.494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0.7">
                <text:p>40.7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3.86">
                <text:p>13.86</text:p>
              </table:table-cell>
              <table:table-cell office:value-type="float" office:value="40.9">
                <text:p>40.9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4.03">
                <text:p>14.03</text:p>
              </table:table-cell>
              <table:table-cell office:value-type="float" office:value="41">
                <text:p>41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1.3">
                <text:p>41.3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4.36">
                <text:p>14.36</text:p>
              </table:table-cell>
              <table:table-cell office:value-type="float" office:value="41.5">
                <text:p>41.5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4.53">
                <text:p>14.53</text:p>
              </table:table-cell>
              <table:table-cell office:value-type="float" office:value="41.7">
                <text:p>41.7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1.8">
                <text:p>41.8</text:p>
              </table:table-cell>
              <table:table-cell office:value-type="float" office:value="25.656">
                <text:p>25.656</text:p>
              </table:table-cell>
            </table:table-row>
            <table:table-row>
              <table:table-cell office:value-type="float" office:value="14.86">
                <text:p>14.86</text:p>
              </table:table-cell>
              <table:table-cell office:value-type="float" office:value="42">
                <text:p>42</text:p>
              </table:table-cell>
              <table:table-cell office:value-type="float" office:value="25.685">
                <text:p>25.685</text:p>
              </table:table-cell>
            </table:table-row>
            <table:table-row>
              <table:table-cell office:value-type="float" office:value="15.03">
                <text:p>15.03</text:p>
              </table:table-cell>
              <table:table-cell office:value-type="float" office:value="42.1">
                <text:p>42.1</text:p>
              </table:table-cell>
              <table:table-cell office:value-type="float" office:value="25.853">
                <text:p>25.853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2.4">
                <text:p>42.4</text:p>
              </table:table-cell>
              <table:table-cell office:value-type="float" office:value="26.018">
                <text:p>26.018</text:p>
              </table:table-cell>
            </table:table-row>
            <table:table-row>
              <table:table-cell office:value-type="float" office:value="15.36">
                <text:p>15.36</text:p>
              </table:table-cell>
              <table:table-cell office:value-type="float" office:value="42.5">
                <text:p>42.5</text:p>
              </table:table-cell>
              <table:table-cell office:value-type="float" office:value="26.186">
                <text:p>26.186</text:p>
              </table:table-cell>
            </table:table-row>
            <table:table-row>
              <table:table-cell office:value-type="float" office:value="15.53">
                <text:p>15.53</text:p>
              </table:table-cell>
              <table:table-cell office:value-type="float" office:value="42.6">
                <text:p>42.6</text:p>
              </table:table-cell>
              <table:table-cell office:value-type="float" office:value="26.353">
                <text:p>26.353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42.8">
                <text:p>42.8</text:p>
              </table:table-cell>
              <table:table-cell office:value-type="float" office:value="26.519">
                <text:p>26.519</text:p>
              </table:table-cell>
            </table:table-row>
            <table:table-row>
              <table:table-cell office:value-type="float" office:value="15.86">
                <text:p>15.86</text:p>
              </table:table-cell>
              <table:table-cell office:value-type="float" office:value="42.8">
                <text:p>42.8</text:p>
              </table:table-cell>
              <table:table-cell office:value-type="float" office:value="26.686">
                <text:p>26.686</text:p>
              </table:table-cell>
            </table:table-row>
            <table:table-row>
              <table:table-cell office:value-type="float" office:value="16.03">
                <text:p>16.03</text:p>
              </table:table-cell>
              <table:table-cell office:value-type="float" office:value="43">
                <text:p>43</text:p>
              </table:table-cell>
              <table:table-cell office:value-type="float" office:value="26.852">
                <text:p>26.85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43.1">
                <text:p>43.1</text:p>
              </table:table-cell>
              <table:table-cell office:value-type="float" office:value="27.019">
                <text:p>27.019</text:p>
              </table:table-cell>
            </table:table-row>
            <table:table-row>
              <table:table-cell office:value-type="float" office:value="16.37">
                <text:p>16.37</text:p>
              </table:table-cell>
              <table:table-cell office:value-type="float" office:value="43.2">
                <text:p>43.2</text:p>
              </table:table-cell>
              <table:table-cell office:value-type="float" office:value="27.187">
                <text:p>27.187</text:p>
              </table:table-cell>
            </table:table-row>
            <table:table-row>
              <table:table-cell office:value-type="float" office:value="16.53">
                <text:p>16.53</text:p>
              </table:table-cell>
              <table:table-cell office:value-type="float" office:value="43.3">
                <text:p>43.3</text:p>
              </table:table-cell>
              <table:table-cell office:value-type="float" office:value="27.353">
                <text:p>27.35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43.4">
                <text:p>43.4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float" office:value="16.87">
                <text:p>16.87</text:p>
              </table:table-cell>
              <table:table-cell office:value-type="float" office:value="43.5">
                <text:p>43.5</text:p>
              </table:table-cell>
              <table:table-cell office:value-type="float" office:value="27.686">
                <text:p>27.686</text:p>
              </table:table-cell>
            </table:table-row>
            <table:table-row>
              <table:table-cell office:value-type="float" office:value="17.03">
                <text:p>17.03</text:p>
              </table:table-cell>
              <table:table-cell office:value-type="float" office:value="43.6">
                <text:p>43.6</text:p>
              </table:table-cell>
              <table:table-cell office:value-type="float" office:value="27.852">
                <text:p>27.85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43.7">
                <text:p>43.7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float" office:value="17.37">
                <text:p>17.37</text:p>
              </table:table-cell>
              <table:table-cell office:value-type="float" office:value="43.8">
                <text:p>43.8</text:p>
              </table:table-cell>
              <table:table-cell office:value-type="float" office:value="28.187">
                <text:p>28.187</text:p>
              </table:table-cell>
            </table:table-row>
            <table:table-row>
              <table:table-cell office:value-type="float" office:value="17.53">
                <text:p>17.53</text:p>
              </table:table-cell>
              <table:table-cell office:value-type="float" office:value="43.8">
                <text:p>43.8</text:p>
              </table:table-cell>
              <table:table-cell office:value-type="float" office:value="28.353">
                <text:p>28.35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43.9">
                <text:p>43.9</text:p>
              </table:table-cell>
              <table:table-cell office:value-type="float" office:value="28.519">
                <text:p>28.519</text:p>
              </table:table-cell>
            </table:table-row>
            <table:table-row>
              <table:table-cell office:value-type="float" office:value="17.87">
                <text:p>17.87</text:p>
              </table:table-cell>
              <table:table-cell office:value-type="float" office:value="44">
                <text:p>44</text:p>
              </table:table-cell>
              <table:table-cell office:value-type="float" office:value="28.686">
                <text:p>28.686</text:p>
              </table:table-cell>
            </table:table-row>
            <table:table-row>
              <table:table-cell office:value-type="float" office:value="18.03">
                <text:p>18.03</text:p>
              </table:table-cell>
              <table:table-cell office:value-type="float" office:value="44.1">
                <text:p>44.1</text:p>
              </table:table-cell>
              <table:table-cell office:value-type="float" office:value="28.853">
                <text:p>28.853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44.1">
                <text:p>44.1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float" office:value="18.37">
                <text:p>18.37</text:p>
              </table:table-cell>
              <table:table-cell office:value-type="float" office:value="44.2">
                <text:p>44.2</text:p>
              </table:table-cell>
              <table:table-cell office:value-type="float" office:value="29.187">
                <text:p>29.187</text:p>
              </table:table-cell>
            </table:table-row>
            <table:table-row>
              <table:table-cell office:value-type="float" office:value="18.53">
                <text:p>18.53</text:p>
              </table:table-cell>
              <table:table-cell office:value-type="float" office:value="44.3">
                <text:p>44.3</text:p>
              </table:table-cell>
              <table:table-cell office:value-type="float" office:value="29.354">
                <text:p>29.35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44.3">
                <text:p>44.3</text:p>
              </table:table-cell>
              <table:table-cell office:value-type="float" office:value="29.519">
                <text:p>29.519</text:p>
              </table:table-cell>
            </table:table-row>
            <table:table-row>
              <table:table-cell office:value-type="float" office:value="18.87">
                <text:p>18.87</text:p>
              </table:table-cell>
              <table:table-cell office:value-type="float" office:value="44.3">
                <text:p>44.3</text:p>
              </table:table-cell>
              <table:table-cell office:value-type="float" office:value="29.686">
                <text:p>29.686</text:p>
              </table:table-cell>
            </table:table-row>
            <table:table-row>
              <table:table-cell office:value-type="float" office:value="19.03">
                <text:p>19.03</text:p>
              </table:table-cell>
              <table:table-cell office:value-type="float" office:value="44.4">
                <text:p>44.4</text:p>
              </table:table-cell>
              <table:table-cell office:value-type="float" office:value="29.853">
                <text:p>29.85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44.5">
                <text:p>44.5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9.37">
                <text:p>19.37</text:p>
              </table:table-cell>
              <table:table-cell office:value-type="float" office:value="44.5">
                <text:p>44.5</text:p>
              </table:table-cell>
              <table:table-cell office:value-type="float" office:value="30.187">
                <text:p>30.187</text:p>
              </table:table-cell>
            </table:table-row>
            <table:table-row>
              <table:table-cell office:value-type="float" office:value="19.53">
                <text:p>19.53</text:p>
              </table:table-cell>
              <table:table-cell office:value-type="float" office:value="44.6">
                <text:p>44.6</text:p>
              </table:table-cell>
              <table:table-cell office:value-type="float" office:value="30.354">
                <text:p>30.354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44.6">
                <text:p>44.6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float" office:value="19.87">
                <text:p>19.87</text:p>
              </table:table-cell>
              <table:table-cell office:value-type="float" office:value="44.6">
                <text:p>44.6</text:p>
              </table:table-cell>
              <table:table-cell office:value-type="float" office:value="30.688">
                <text:p>30.688</text:p>
              </table:table-cell>
            </table:table-row>
            <table:table-row>
              <table:table-cell office:value-type="float" office:value="20.03">
                <text:p>20.03</text:p>
              </table:table-cell>
              <table:table-cell office:value-type="float" office:value="44.7">
                <text:p>44.7</text:p>
              </table:table-cell>
              <table:table-cell office:value-type="float" office:value="30.853">
                <text:p>30.853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4.7">
                <text:p>44.7</text:p>
              </table:table-cell>
              <table:table-cell office:value-type="float" office:value="31.021">
                <text:p>31.021</text:p>
              </table:table-cell>
            </table:table-row>
            <table:table-row>
              <table:table-cell office:value-type="float" office:value="20.37">
                <text:p>20.37</text:p>
              </table:table-cell>
              <table:table-cell office:value-type="float" office:value="44.8">
                <text:p>44.8</text:p>
              </table:table-cell>
              <table:table-cell office:value-type="float" office:value="31.188">
                <text:p>31.188</text:p>
              </table:table-cell>
            </table:table-row>
            <table:table-row>
              <table:table-cell office:value-type="float" office:value="20.53">
                <text:p>20.53</text:p>
              </table:table-cell>
              <table:table-cell office:value-type="float" office:value="44.8">
                <text:p>44.8</text:p>
              </table:table-cell>
              <table:table-cell office:value-type="float" office:value="31.354">
                <text:p>31.354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44.8">
                <text:p>44.8</text:p>
              </table:table-cell>
              <table:table-cell office:value-type="float" office:value="31.521">
                <text:p>31.521</text:p>
              </table:table-cell>
            </table:table-row>
            <table:table-row>
              <table:table-cell office:value-type="float" office:value="20.87">
                <text:p>20.87</text:p>
              </table:table-cell>
              <table:table-cell office:value-type="float" office:value="44.8">
                <text:p>44.8</text:p>
              </table:table-cell>
              <table:table-cell office:value-type="float" office:value="31.689">
                <text:p>31.689</text:p>
              </table:table-cell>
            </table:table-row>
            <table:table-row>
              <table:table-cell office:value-type="float" office:value="21.03">
                <text:p>21.03</text:p>
              </table:table-cell>
              <table:table-cell office:value-type="float" office:value="44.9">
                <text:p>44.9</text:p>
              </table:table-cell>
              <table:table-cell office:value-type="float" office:value="31.854">
                <text:p>31.85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45">
                <text:p>45</text:p>
              </table:table-cell>
              <table:table-cell office:value-type="float" office:value="32.022">
                <text:p>32.022</text:p>
              </table:table-cell>
            </table:table-row>
            <table:table-row>
              <table:table-cell office:value-type="float" office:value="21.37">
                <text:p>21.37</text:p>
              </table:table-cell>
              <table:table-cell office:value-type="float" office:value="45">
                <text:p>45</text:p>
              </table:table-cell>
              <table:table-cell office:value-type="float" office:value="32.189">
                <text:p>32.189</text:p>
              </table:table-cell>
            </table:table-row>
            <table:table-row>
              <table:table-cell office:value-type="float" office:value="21.53">
                <text:p>21.53</text:p>
              </table:table-cell>
              <table:table-cell office:value-type="float" office:value="45">
                <text:p>45</text:p>
              </table:table-cell>
              <table:table-cell office:value-type="float" office:value="32.354">
                <text:p>32.354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45">
                <text:p>45</text:p>
              </table:table-cell>
              <table:table-cell office:value-type="float" office:value="32.522">
                <text:p>32.522</text:p>
              </table:table-cell>
            </table:table-row>
            <table:table-row>
              <table:table-cell office:value-type="float" office:value="21.87">
                <text:p>21.87</text:p>
              </table:table-cell>
              <table:table-cell office:value-type="float" office:value="45">
                <text:p>45</text:p>
              </table:table-cell>
              <table:table-cell office:value-type="float" office:value="32.688">
                <text:p>32.688</text:p>
              </table:table-cell>
            </table:table-row>
            <table:table-row>
              <table:table-cell office:value-type="float" office:value="22.03">
                <text:p>22.03</text:p>
              </table:table-cell>
              <table:table-cell office:value-type="float" office:value="45">
                <text:p>45</text:p>
              </table:table-cell>
              <table:table-cell office:value-type="float" office:value="32.855">
                <text:p>32.855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45.1">
                <text:p>45.1</text:p>
              </table:table-cell>
              <table:table-cell office:value-type="float" office:value="33.022">
                <text:p>33.022</text:p>
              </table:table-cell>
            </table:table-row>
            <table:table-row>
              <table:table-cell office:value-type="float" office:value="22.37">
                <text:p>22.37</text:p>
              </table:table-cell>
              <table:table-cell office:value-type="float" office:value="45.1">
                <text:p>45.1</text:p>
              </table:table-cell>
              <table:table-cell office:value-type="float" office:value="33.188">
                <text:p>33.188</text:p>
              </table:table-cell>
            </table:table-row>
            <table:table-row>
              <table:table-cell office:value-type="float" office:value="22.53">
                <text:p>22.53</text:p>
              </table:table-cell>
              <table:table-cell office:value-type="float" office:value="45.1">
                <text:p>45.1</text:p>
              </table:table-cell>
              <table:table-cell office:value-type="float" office:value="33.356">
                <text:p>33.356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45.1">
                <text:p>45.1</text:p>
              </table:table-cell>
              <table:table-cell office:value-type="float" office:value="33.521">
                <text:p>33.521</text:p>
              </table:table-cell>
            </table:table-row>
            <table:table-row>
              <table:table-cell office:value-type="float" office:value="22.87">
                <text:p>22.87</text:p>
              </table:table-cell>
              <table:table-cell office:value-type="float" office:value="45.1">
                <text:p>45.1</text:p>
              </table:table-cell>
              <table:table-cell office:value-type="float" office:value="33.689">
                <text:p>33.689</text:p>
              </table:table-cell>
            </table:table-row>
            <table:table-row>
              <table:table-cell office:value-type="float" office:value="23.03">
                <text:p>23.03</text:p>
              </table:table-cell>
              <table:table-cell office:value-type="float" office:value="45.1">
                <text:p>45.1</text:p>
              </table:table-cell>
              <table:table-cell office:value-type="float" office:value="33.856">
                <text:p>33.856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45.2">
                <text:p>45.2</text:p>
              </table:table-cell>
              <table:table-cell office:value-type="float" office:value="34.022">
                <text:p>34.022</text:p>
              </table:table-cell>
            </table:table-row>
            <table:table-row>
              <table:table-cell office:value-type="float" office:value="23.37">
                <text:p>23.37</text:p>
              </table:table-cell>
              <table:table-cell office:value-type="float" office:value="45.2">
                <text:p>45.2</text:p>
              </table:table-cell>
              <table:table-cell office:value-type="float" office:value="34.189">
                <text:p>34.189</text:p>
              </table:table-cell>
            </table:table-row>
            <table:table-row>
              <table:table-cell office:value-type="float" office:value="23.53">
                <text:p>23.53</text:p>
              </table:table-cell>
              <table:table-cell office:value-type="float" office:value="45.2">
                <text:p>45.2</text:p>
              </table:table-cell>
              <table:table-cell office:value-type="float" office:value="34.355">
                <text:p>34.355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5.2">
                <text:p>45.2</text:p>
              </table:table-cell>
              <table:table-cell office:value-type="float" office:value="34.522">
                <text:p>34.522</text:p>
              </table:table-cell>
            </table:table-row>
            <table:table-row>
              <table:table-cell office:value-type="float" office:value="23.87">
                <text:p>23.87</text:p>
              </table:table-cell>
              <table:table-cell office:value-type="float" office:value="45.2">
                <text:p>45.2</text:p>
              </table:table-cell>
              <table:table-cell office:value-type="float" office:value="34.689">
                <text:p>34.689</text:p>
              </table:table-cell>
            </table:table-row>
            <table:table-row>
              <table:table-cell office:value-type="float" office:value="24.03">
                <text:p>24.03</text:p>
              </table:table-cell>
              <table:table-cell office:value-type="float" office:value="45.2">
                <text:p>45.2</text:p>
              </table:table-cell>
              <table:table-cell office:value-type="float" office:value="34.856">
                <text:p>34.856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5.3">
                <text:p>45.3</text:p>
              </table:table-cell>
              <table:table-cell office:value-type="float" office:value="35.022">
                <text:p>35.022</text:p>
              </table:table-cell>
            </table:table-row>
            <table:table-row>
              <table:table-cell office:value-type="float" office:value="24.37">
                <text:p>24.37</text:p>
              </table:table-cell>
              <table:table-cell office:value-type="float" office:value="45.3">
                <text:p>45.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24.53">
                <text:p>24.53</text:p>
              </table:table-cell>
              <table:table-cell office:value-type="float" office:value="45.2">
                <text:p>45.2</text:p>
              </table:table-cell>
              <table:table-cell office:value-type="float" office:value="35.357">
                <text:p>35.357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5.3">
                <text:p>45.3</text:p>
              </table:table-cell>
              <table:table-cell office:value-type="float" office:value="35.524">
                <text:p>35.524</text:p>
              </table:table-cell>
            </table:table-row>
            <table:table-row>
              <table:table-cell office:value-type="float" office:value="24.87">
                <text:p>24.87</text:p>
              </table:table-cell>
              <table:table-cell office:value-type="float" office:value="45.3">
                <text:p>45.3</text:p>
              </table:table-cell>
              <table:table-cell office:value-type="float" office:value="35.689">
                <text:p>35.689</text:p>
              </table:table-cell>
            </table:table-row>
            <table:table-row>
              <table:table-cell office:value-type="float" office:value="25.04">
                <text:p>25.04</text:p>
              </table:table-cell>
              <table:table-cell office:value-type="float" office:value="45.3">
                <text:p>45.3</text:p>
              </table:table-cell>
              <table:table-cell office:value-type="float" office:value="35.857">
                <text:p>35.85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5.3">
                <text:p>45.3</text:p>
              </table:table-cell>
              <table:table-cell office:value-type="float" office:value="36.023">
                <text:p>36.023</text:p>
              </table:table-cell>
            </table:table-row>
            <table:table-row>
              <table:table-cell office:value-type="float" office:value="25.37">
                <text:p>25.37</text:p>
              </table:table-cell>
              <table:table-cell office:value-type="float" office:value="45.3">
                <text:p>45.3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float" office:value="25.54">
                <text:p>25.54</text:p>
              </table:table-cell>
              <table:table-cell office:value-type="float" office:value="45.3">
                <text:p>45.3</text:p>
              </table:table-cell>
              <table:table-cell office:value-type="float" office:value="36.356">
                <text:p>36.356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5.3">
                <text:p>45.3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float" office:value="25.87">
                <text:p>25.87</text:p>
              </table:table-cell>
              <table:table-cell office:value-type="float" office:value="45.3">
                <text:p>45.3</text:p>
              </table:table-cell>
              <table:table-cell office:value-type="float" office:value="36.69">
                <text:p>36.69</text:p>
              </table:table-cell>
            </table:table-row>
            <table:table-row>
              <table:table-cell office:value-type="float" office:value="26.04">
                <text:p>26.04</text:p>
              </table:table-cell>
              <table:table-cell office:value-type="float" office:value="45.3">
                <text:p>45.3</text:p>
              </table:table-cell>
              <table:table-cell office:value-type="float" office:value="36.857">
                <text:p>36.857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6.37">
                <text:p>26.37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6.54">
                <text:p>26.54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6.87">
                <text:p>26.87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.04">
                <text:p>27.04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.37">
                <text:p>27.3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.54">
                <text:p>27.54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.87">
                <text:p>27.8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.04">
                <text:p>28.04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.37">
                <text:p>28.3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.54">
                <text:p>28.54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.87">
                <text:p>28.8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9.04">
                <text:p>29.04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9.37">
                <text:p>29.3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9.54">
                <text:p>29.54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9.87">
                <text:p>29.8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04">
                <text:p>30.04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37">
                <text:p>30.37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54">
                <text:p>30.54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.87">
                <text:p>30.87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1.04">
                <text:p>31.04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1.37">
                <text:p>31.37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1.54">
                <text:p>31.54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1.87">
                <text:p>31.87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04">
                <text:p>32.04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37">
                <text:p>32.3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54">
                <text:p>32.54</text:p>
              </table:table-cell>
              <table:table-cell office:value-type="float" office:value="45.1">
                <text:p>45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.87">
                <text:p>32.87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04">
                <text:p>33.04</text:p>
              </table:table-cell>
              <table:table-cell office:value-type="float" office:value="45.2">
                <text:p>45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21">
                <text:p>33.21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37">
                <text:p>33.37</text:p>
              </table:table-cell>
              <table:table-cell office:value-type="float" office:value="45.3">
                <text:p>45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54">
                <text:p>33.54</text:p>
              </table:table-cell>
              <table:table-cell office:value-type="float" office:value="45.4">
                <text:p>45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71">
                <text:p>33.71</text:p>
              </table:table-cell>
              <table:table-cell office:value-type="float" office:value="45.5">
                <text:p>4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87">
                <text:p>33.87</text:p>
              </table:table-cell>
              <table:table-cell office:value-type="float" office:value="45.5">
                <text:p>4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.04">
                <text:p>34.04</text:p>
              </table:table-cell>
              <table:table-cell office:value-type="float" office:value="45.5">
                <text:p>4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.21">
                <text:p>34.21</text:p>
              </table:table-cell>
              <table:table-cell office:value-type="float" office:value="45.6">
                <text:p>45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.37">
                <text:p>34.37</text:p>
              </table:table-cell>
              <table:table-cell office:value-type="float" office:value="45.7">
                <text:p>45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.54">
                <text:p>34.54</text:p>
              </table:table-cell>
              <table:table-cell office:value-type="float" office:value="45.7">
                <text:p>45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.71">
                <text:p>34.71</text:p>
              </table:table-cell>
              <table:table-cell office:value-type="float" office:value="45.9">
                <text:p>45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.87">
                <text:p>34.87</text:p>
              </table:table-cell>
              <table:table-cell office:value-type="float" office:value="45.9">
                <text:p>45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04">
                <text:p>35.04</text:p>
              </table:table-cell>
              <table:table-cell office:value-type="float" office:value="46.1">
                <text:p>46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21">
                <text:p>35.21</text:p>
              </table:table-cell>
              <table:table-cell office:value-type="float" office:value="46.2">
                <text:p>46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37">
                <text:p>35.37</text:p>
              </table:table-cell>
              <table:table-cell office:value-type="float" office:value="46.3">
                <text:p>46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54">
                <text:p>35.54</text:p>
              </table:table-cell>
              <table:table-cell office:value-type="float" office:value="46.4">
                <text:p>46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71">
                <text:p>35.71</text:p>
              </table:table-cell>
              <table:table-cell office:value-type="float" office:value="46.4">
                <text:p>46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5.87">
                <text:p>35.87</text:p>
              </table:table-cell>
              <table:table-cell office:value-type="float" office:value="46.6">
                <text:p>46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.04">
                <text:p>36.04</text:p>
              </table:table-cell>
              <table:table-cell office:value-type="float" office:value="46.7">
                <text:p>46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.21">
                <text:p>36.21</text:p>
              </table:table-cell>
              <table:table-cell office:value-type="float" office:value="46.8">
                <text:p>46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.37">
                <text:p>36.37</text:p>
              </table:table-cell>
              <table:table-cell office:value-type="float" office:value="46.9">
                <text:p>46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.54">
                <text:p>36.54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.71">
                <text:p>36.71</text:p>
              </table:table-cell>
              <table:table-cell office:value-type="float" office:value="47.1">
                <text:p>47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.87">
                <text:p>36.87</text:p>
              </table:table-cell>
              <table:table-cell office:value-type="float" office:value="47.2">
                <text:p>47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04">
                <text:p>37.04</text:p>
              </table:table-cell>
              <table:table-cell office:value-type="float" office:value="47.3">
                <text:p>47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21">
                <text:p>37.21</text:p>
              </table:table-cell>
              <table:table-cell office:value-type="float" office:value="47.5">
                <text:p>47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37">
                <text:p>37.37</text:p>
              </table:table-cell>
              <table:table-cell office:value-type="float" office:value="47.5">
                <text:p>47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54">
                <text:p>37.54</text:p>
              </table:table-cell>
              <table:table-cell office:value-type="float" office:value="47.7">
                <text:p>47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71">
                <text:p>37.71</text:p>
              </table:table-cell>
              <table:table-cell office:value-type="float" office:value="47.7">
                <text:p>47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87">
                <text:p>37.87</text:p>
              </table:table-cell>
              <table:table-cell office:value-type="float" office:value="47.8">
                <text:p>47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.04">
                <text:p>38.04</text:p>
              </table:table-cell>
              <table:table-cell office:value-type="float" office:value="47.9">
                <text:p>47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.21">
                <text:p>38.21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.37">
                <text:p>38.37</text:p>
              </table:table-cell>
              <table:table-cell office:value-type="float" office:value="48.2">
                <text:p>48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.54">
                <text:p>38.54</text:p>
              </table:table-cell>
              <table:table-cell office:value-type="float" office:value="48.2">
                <text:p>48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.71">
                <text:p>38.71</text:p>
              </table:table-cell>
              <table:table-cell office:value-type="float" office:value="48.4">
                <text:p>48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.87">
                <text:p>38.87</text:p>
              </table:table-cell>
              <table:table-cell office:value-type="float" office:value="48.5">
                <text:p>48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.04">
                <text:p>39.04</text:p>
              </table:table-cell>
              <table:table-cell office:value-type="float" office:value="48.6">
                <text:p>48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.21">
                <text:p>39.21</text:p>
              </table:table-cell>
              <table:table-cell office:value-type="float" office:value="48.7">
                <text:p>48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.37">
                <text:p>39.37</text:p>
              </table:table-cell>
              <table:table-cell office:value-type="float" office:value="48.8">
                <text:p>48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.54">
                <text:p>39.54</text:p>
              </table:table-cell>
              <table:table-cell office:value-type="float" office:value="48.9">
                <text:p>48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.71">
                <text:p>39.71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.87">
                <text:p>39.87</text:p>
              </table:table-cell>
              <table:table-cell office:value-type="float" office:value="49.2">
                <text:p>49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.04">
                <text:p>40.04</text:p>
              </table:table-cell>
              <table:table-cell office:value-type="float" office:value="49.3">
                <text:p>49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.21">
                <text:p>40.21</text:p>
              </table:table-cell>
              <table:table-cell office:value-type="float" office:value="49.4">
                <text:p>49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.37">
                <text:p>40.37</text:p>
              </table:table-cell>
              <table:table-cell office:value-type="float" office:value="49.5">
                <text:p>49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.54">
                <text:p>40.54</text:p>
              </table:table-cell>
              <table:table-cell office:value-type="float" office:value="49.6">
                <text:p>49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.71">
                <text:p>40.71</text:p>
              </table:table-cell>
              <table:table-cell office:value-type="float" office:value="49.7">
                <text:p>49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.87">
                <text:p>40.87</text:p>
              </table:table-cell>
              <table:table-cell office:value-type="float" office:value="49.8">
                <text:p>49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.04">
                <text:p>41.04</text:p>
              </table:table-cell>
              <table:table-cell office:value-type="float" office:value="49.9">
                <text:p>49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.21">
                <text:p>41.21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.37">
                <text:p>41.37</text:p>
              </table:table-cell>
              <table:table-cell office:value-type="float" office:value="50.1">
                <text:p>50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.54">
                <text:p>41.54</text:p>
              </table:table-cell>
              <table:table-cell office:value-type="float" office:value="50.2">
                <text:p>50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.71">
                <text:p>41.71</text:p>
              </table:table-cell>
              <table:table-cell office:value-type="float" office:value="50.3">
                <text:p>50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.87">
                <text:p>41.87</text:p>
              </table:table-cell>
              <table:table-cell office:value-type="float" office:value="50.5">
                <text:p>50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.04">
                <text:p>42.04</text:p>
              </table:table-cell>
              <table:table-cell office:value-type="float" office:value="50.6">
                <text:p>50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.21">
                <text:p>42.21</text:p>
              </table:table-cell>
              <table:table-cell office:value-type="float" office:value="50.7">
                <text:p>50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.37">
                <text:p>42.37</text:p>
              </table:table-cell>
              <table:table-cell office:value-type="float" office:value="50.8">
                <text:p>50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.54">
                <text:p>42.54</text:p>
              </table:table-cell>
              <table:table-cell office:value-type="float" office:value="50.9">
                <text:p>50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.71">
                <text:p>42.71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.87">
                <text:p>42.87</text:p>
              </table:table-cell>
              <table:table-cell office:value-type="float" office:value="51.1">
                <text:p>51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.04">
                <text:p>43.04</text:p>
              </table:table-cell>
              <table:table-cell office:value-type="float" office:value="51.2">
                <text:p>51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.21">
                <text:p>43.21</text:p>
              </table:table-cell>
              <table:table-cell office:value-type="float" office:value="51.3">
                <text:p>51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.37">
                <text:p>43.37</text:p>
              </table:table-cell>
              <table:table-cell office:value-type="float" office:value="51.4">
                <text:p>51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.54">
                <text:p>43.54</text:p>
              </table:table-cell>
              <table:table-cell office:value-type="float" office:value="51.5">
                <text:p>51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.71">
                <text:p>43.71</text:p>
              </table:table-cell>
              <table:table-cell office:value-type="float" office:value="51.5">
                <text:p>51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.87">
                <text:p>43.87</text:p>
              </table:table-cell>
              <table:table-cell office:value-type="float" office:value="51.6">
                <text:p>51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.04">
                <text:p>44.04</text:p>
              </table:table-cell>
              <table:table-cell office:value-type="float" office:value="51.7">
                <text:p>51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.21">
                <text:p>44.21</text:p>
              </table:table-cell>
              <table:table-cell office:value-type="float" office:value="51.8">
                <text:p>51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.37">
                <text:p>44.37</text:p>
              </table:table-cell>
              <table:table-cell office:value-type="float" office:value="51.9">
                <text:p>51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.54">
                <text:p>44.54</text:p>
              </table:table-cell>
              <table:table-cell office:value-type="float" office:value="51.9">
                <text:p>51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.71">
                <text:p>44.71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.87">
                <text:p>44.87</text:p>
              </table:table-cell>
              <table:table-cell office:value-type="float" office:value="52.1">
                <text:p>52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5.04">
                <text:p>45.04</text:p>
              </table:table-cell>
              <table:table-cell office:value-type="float" office:value="52.2">
                <text:p>52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5.21">
                <text:p>45.21</text:p>
              </table:table-cell>
              <table:table-cell office:value-type="float" office:value="52.2">
                <text:p>52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5.37">
                <text:p>45.37</text:p>
              </table:table-cell>
              <table:table-cell office:value-type="float" office:value="52.4">
                <text:p>52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5.54">
                <text:p>45.54</text:p>
              </table:table-cell>
              <table:table-cell office:value-type="float" office:value="52.4">
                <text:p>52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5.71">
                <text:p>45.71</text:p>
              </table:table-cell>
              <table:table-cell office:value-type="float" office:value="52.5">
                <text:p>5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5.87">
                <text:p>45.87</text:p>
              </table:table-cell>
              <table:table-cell office:value-type="float" office:value="52.5">
                <text:p>5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6.04">
                <text:p>46.04</text:p>
              </table:table-cell>
              <table:table-cell office:value-type="float" office:value="52.6">
                <text:p>52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6.21">
                <text:p>46.21</text:p>
              </table:table-cell>
              <table:table-cell office:value-type="float" office:value="52.7">
                <text:p>52.7</text:p>
              </table:table-cell>
              <table:table-cell office:value-type="float" office:value="37.0174">
                <text:p>37.0174</text:p>
              </table:table-cell>
            </table:table-row>
            <table:table-row>
              <table:table-cell office:value-type="float" office:value="46.37">
                <text:p>46.37</text:p>
              </table:table-cell>
              <table:table-cell office:value-type="float" office:value="52.8">
                <text:p>52.8</text:p>
              </table:table-cell>
              <table:table-cell office:value-type="float" office:value="37.117">
                <text:p>37.117</text:p>
              </table:table-cell>
            </table:table-row>
            <table:table-row>
              <table:table-cell office:value-type="float" office:value="46.54">
                <text:p>46.54</text:p>
              </table:table-cell>
              <table:table-cell office:value-type="float" office:value="52.8">
                <text:p>52.8</text:p>
              </table:table-cell>
              <table:table-cell office:value-type="float" office:value="37.2172">
                <text:p>37.2172</text:p>
              </table:table-cell>
            </table:table-row>
            <table:table-row>
              <table:table-cell office:value-type="float" office:value="46.71">
                <text:p>46.71</text:p>
              </table:table-cell>
              <table:table-cell office:value-type="float" office:value="52.9">
                <text:p>52.9</text:p>
              </table:table-cell>
              <table:table-cell office:value-type="float" office:value="37.3174">
                <text:p>37.3174</text:p>
              </table:table-cell>
            </table:table-row>
            <table:table-row>
              <table:table-cell office:value-type="float" office:value="46.87">
                <text:p>46.87</text:p>
              </table:table-cell>
              <table:table-cell office:value-type="float" office:value="53">
                <text:p>53</text:p>
              </table:table-cell>
              <table:table-cell office:value-type="float" office:value="37.4176">
                <text:p>37.4176</text:p>
              </table:table-cell>
            </table:table-row>
            <table:table-row>
              <table:table-cell office:value-type="float" office:value="47.04">
                <text:p>47.04</text:p>
              </table:table-cell>
              <table:table-cell office:value-type="float" office:value="53">
                <text:p>53</text:p>
              </table:table-cell>
              <table:table-cell office:value-type="float" office:value="37.5172">
                <text:p>37.5172</text:p>
              </table:table-cell>
            </table:table-row>
            <table:table-row>
              <table:table-cell office:value-type="float" office:value="47.21">
                <text:p>47.21</text:p>
              </table:table-cell>
              <table:table-cell office:value-type="float" office:value="53.1">
                <text:p>53.1</text:p>
              </table:table-cell>
              <table:table-cell office:value-type="float" office:value="37.6174">
                <text:p>37.6174</text:p>
              </table:table-cell>
            </table:table-row>
            <table:table-row>
              <table:table-cell office:value-type="float" office:value="47.38">
                <text:p>47.38</text:p>
              </table:table-cell>
              <table:table-cell office:value-type="float" office:value="53.1">
                <text:p>53.1</text:p>
              </table:table-cell>
              <table:table-cell office:value-type="float" office:value="37.7176">
                <text:p>37.7176</text:p>
              </table:table-cell>
            </table:table-row>
            <table:table-row>
              <table:table-cell office:value-type="float" office:value="47.54">
                <text:p>47.54</text:p>
              </table:table-cell>
              <table:table-cell office:value-type="float" office:value="53.2">
                <text:p>53.2</text:p>
              </table:table-cell>
              <table:table-cell office:value-type="float" office:value="37.8178">
                <text:p>37.8178</text:p>
              </table:table-cell>
            </table:table-row>
            <table:table-row>
              <table:table-cell office:value-type="float" office:value="47.71">
                <text:p>47.71</text:p>
              </table:table-cell>
              <table:table-cell office:value-type="float" office:value="53.2">
                <text:p>53.2</text:p>
              </table:table-cell>
              <table:table-cell office:value-type="float" office:value="37.9174">
                <text:p>37.9174</text:p>
              </table:table-cell>
            </table:table-row>
            <table:table-row>
              <table:table-cell office:value-type="float" office:value="47.88">
                <text:p>47.88</text:p>
              </table:table-cell>
              <table:table-cell office:value-type="float" office:value="53.3">
                <text:p>53.3</text:p>
              </table:table-cell>
              <table:table-cell office:value-type="float" office:value="38.0176">
                <text:p>38.0176</text:p>
              </table:table-cell>
            </table:table-row>
            <table:table-row>
              <table:table-cell office:value-type="float" office:value="48.04">
                <text:p>48.04</text:p>
              </table:table-cell>
              <table:table-cell office:value-type="float" office:value="53.3">
                <text:p>53.3</text:p>
              </table:table-cell>
              <table:table-cell office:value-type="float" office:value="38.1178">
                <text:p>38.1178</text:p>
              </table:table-cell>
            </table:table-row>
            <table:table-row>
              <table:table-cell office:value-type="float" office:value="48.21">
                <text:p>48.21</text:p>
              </table:table-cell>
              <table:table-cell office:value-type="float" office:value="53.4">
                <text:p>53.4</text:p>
              </table:table-cell>
              <table:table-cell office:value-type="float" office:value="38.218">
                <text:p>38.218</text:p>
              </table:table-cell>
            </table:table-row>
            <table:table-row>
              <table:table-cell office:value-type="float" office:value="48.38">
                <text:p>48.38</text:p>
              </table:table-cell>
              <table:table-cell office:value-type="float" office:value="53.5">
                <text:p>53.5</text:p>
              </table:table-cell>
              <table:table-cell office:value-type="float" office:value="38.3176">
                <text:p>38.3176</text:p>
              </table:table-cell>
            </table:table-row>
            <table:table-row>
              <table:table-cell office:value-type="float" office:value="48.54">
                <text:p>48.54</text:p>
              </table:table-cell>
              <table:table-cell office:value-type="float" office:value="53.5">
                <text:p>53.5</text:p>
              </table:table-cell>
              <table:table-cell office:value-type="float" office:value="38.4184">
                <text:p>38.4184</text:p>
              </table:table-cell>
            </table:table-row>
            <table:table-row>
              <table:table-cell office:value-type="float" office:value="48.71">
                <text:p>48.71</text:p>
              </table:table-cell>
              <table:table-cell office:value-type="float" office:value="53.6">
                <text:p>53.6</text:p>
              </table:table-cell>
              <table:table-cell office:value-type="float" office:value="38.518">
                <text:p>38.518</text:p>
              </table:table-cell>
            </table:table-row>
            <table:table-row>
              <table:table-cell office:value-type="float" office:value="48.88">
                <text:p>48.88</text:p>
              </table:table-cell>
              <table:table-cell office:value-type="float" office:value="53.6">
                <text:p>53.6</text:p>
              </table:table-cell>
              <table:table-cell office:value-type="float" office:value="38.6182">
                <text:p>38.6182</text:p>
              </table:table-cell>
            </table:table-row>
            <table:table-row>
              <table:table-cell office:value-type="float" office:value="49.04">
                <text:p>49.04</text:p>
              </table:table-cell>
              <table:table-cell office:value-type="float" office:value="53.6">
                <text:p>53.6</text:p>
              </table:table-cell>
              <table:table-cell office:value-type="float" office:value="38.7178">
                <text:p>38.7178</text:p>
              </table:table-cell>
            </table:table-row>
            <table:table-row>
              <table:table-cell office:value-type="float" office:value="49.21">
                <text:p>49.21</text:p>
              </table:table-cell>
              <table:table-cell office:value-type="float" office:value="53.7">
                <text:p>53.7</text:p>
              </table:table-cell>
              <table:table-cell office:value-type="float" office:value="38.818">
                <text:p>38.818</text:p>
              </table:table-cell>
            </table:table-row>
            <table:table-row>
              <table:table-cell office:value-type="float" office:value="49.38">
                <text:p>49.38</text:p>
              </table:table-cell>
              <table:table-cell office:value-type="float" office:value="53.7">
                <text:p>53.7</text:p>
              </table:table-cell>
              <table:table-cell office:value-type="float" office:value="38.9176">
                <text:p>38.9176</text:p>
              </table:table-cell>
            </table:table-row>
            <table:table-row>
              <table:table-cell office:value-type="float" office:value="49.54">
                <text:p>49.54</text:p>
              </table:table-cell>
              <table:table-cell office:value-type="float" office:value="53.8">
                <text:p>53.8</text:p>
              </table:table-cell>
              <table:table-cell office:value-type="float" office:value="39.0178">
                <text:p>39.0178</text:p>
              </table:table-cell>
            </table:table-row>
            <table:table-row>
              <table:table-cell office:value-type="float" office:value="49.71">
                <text:p>49.71</text:p>
              </table:table-cell>
              <table:table-cell office:value-type="float" office:value="53.9">
                <text:p>53.9</text:p>
              </table:table-cell>
              <table:table-cell office:value-type="float" office:value="39.118">
                <text:p>39.118</text:p>
              </table:table-cell>
            </table:table-row>
            <table:table-row>
              <table:table-cell office:value-type="float" office:value="49.88">
                <text:p>49.88</text:p>
              </table:table-cell>
              <table:table-cell office:value-type="float" office:value="53.9">
                <text:p>53.9</text:p>
              </table:table-cell>
              <table:table-cell office:value-type="float" office:value="39.2182">
                <text:p>39.2182</text:p>
              </table:table-cell>
            </table:table-row>
            <table:table-row>
              <table:table-cell office:value-type="float" office:value="50.04">
                <text:p>50.04</text:p>
              </table:table-cell>
              <table:table-cell office:value-type="float" office:value="54">
                <text:p>54</text:p>
              </table:table-cell>
              <table:table-cell office:value-type="float" office:value="39.3178">
                <text:p>39.3178</text:p>
              </table:table-cell>
            </table:table-row>
            <table:table-row>
              <table:table-cell office:value-type="float" office:value="50.21">
                <text:p>50.21</text:p>
              </table:table-cell>
              <table:table-cell office:value-type="float" office:value="54">
                <text:p>54</text:p>
              </table:table-cell>
              <table:table-cell office:value-type="float" office:value="39.4174">
                <text:p>39.4174</text:p>
              </table:table-cell>
            </table:table-row>
            <table:table-row>
              <table:table-cell office:value-type="float" office:value="50.38">
                <text:p>50.38</text:p>
              </table:table-cell>
              <table:table-cell office:value-type="float" office:value="54">
                <text:p>54</text:p>
              </table:table-cell>
              <table:table-cell office:value-type="float" office:value="39.5182">
                <text:p>39.5182</text:p>
              </table:table-cell>
            </table:table-row>
            <table:table-row>
              <table:table-cell office:value-type="float" office:value="50.54">
                <text:p>50.54</text:p>
              </table:table-cell>
              <table:table-cell office:value-type="float" office:value="54.1">
                <text:p>54.1</text:p>
              </table:table-cell>
              <table:table-cell office:value-type="float" office:value="39.6178">
                <text:p>39.6178</text:p>
              </table:table-cell>
            </table:table-row>
            <table:table-row>
              <table:table-cell office:value-type="float" office:value="50.71">
                <text:p>50.71</text:p>
              </table:table-cell>
              <table:table-cell office:value-type="float" office:value="54.1">
                <text:p>54.1</text:p>
              </table:table-cell>
              <table:table-cell office:value-type="float" office:value="39.718">
                <text:p>39.718</text:p>
              </table:table-cell>
            </table:table-row>
            <table:table-row>
              <table:table-cell office:value-type="float" office:value="50.88">
                <text:p>50.88</text:p>
              </table:table-cell>
              <table:table-cell office:value-type="float" office:value="54.2">
                <text:p>54.2</text:p>
              </table:table-cell>
              <table:table-cell office:value-type="float" office:value="39.8182">
                <text:p>39.8182</text:p>
              </table:table-cell>
            </table:table-row>
            <table:table-row>
              <table:table-cell office:value-type="float" office:value="51.04">
                <text:p>51.04</text:p>
              </table:table-cell>
              <table:table-cell office:value-type="float" office:value="54.2">
                <text:p>54.2</text:p>
              </table:table-cell>
              <table:table-cell office:value-type="float" office:value="39.9184">
                <text:p>39.9184</text:p>
              </table:table-cell>
            </table:table-row>
            <table:table-row>
              <table:table-cell office:value-type="float" office:value="51.21">
                <text:p>51.21</text:p>
              </table:table-cell>
              <table:table-cell office:value-type="float" office:value="54.2">
                <text:p>54.2</text:p>
              </table:table-cell>
              <table:table-cell office:value-type="float" office:value="40.018">
                <text:p>40.018</text:p>
              </table:table-cell>
            </table:table-row>
            <table:table-row>
              <table:table-cell office:value-type="float" office:value="51.38">
                <text:p>51.38</text:p>
              </table:table-cell>
              <table:table-cell office:value-type="float" office:value="54.3">
                <text:p>54.3</text:p>
              </table:table-cell>
              <table:table-cell office:value-type="float" office:value="40.1182">
                <text:p>40.1182</text:p>
              </table:table-cell>
            </table:table-row>
            <table:table-row>
              <table:table-cell office:value-type="float" office:value="51.54">
                <text:p>51.54</text:p>
              </table:table-cell>
              <table:table-cell office:value-type="float" office:value="54.3">
                <text:p>54.3</text:p>
              </table:table-cell>
              <table:table-cell office:value-type="float" office:value="40.2184">
                <text:p>40.2184</text:p>
              </table:table-cell>
            </table:table-row>
            <table:table-row>
              <table:table-cell office:value-type="float" office:value="51.71">
                <text:p>51.71</text:p>
              </table:table-cell>
              <table:table-cell office:value-type="float" office:value="54.4">
                <text:p>54.4</text:p>
              </table:table-cell>
              <table:table-cell office:value-type="float" office:value="40.318">
                <text:p>40.318</text:p>
              </table:table-cell>
            </table:table-row>
            <table:table-row>
              <table:table-cell office:value-type="float" office:value="51.88">
                <text:p>51.88</text:p>
              </table:table-cell>
              <table:table-cell office:value-type="float" office:value="54.4">
                <text:p>54.4</text:p>
              </table:table-cell>
              <table:table-cell office:value-type="float" office:value="40.4182">
                <text:p>40.4182</text:p>
              </table:table-cell>
            </table:table-row>
            <table:table-row>
              <table:table-cell office:value-type="float" office:value="52.04">
                <text:p>52.04</text:p>
              </table:table-cell>
              <table:table-cell office:value-type="float" office:value="54.4">
                <text:p>54.4</text:p>
              </table:table-cell>
              <table:table-cell office:value-type="float" office:value="40.5184">
                <text:p>40.5184</text:p>
              </table:table-cell>
            </table:table-row>
            <table:table-row>
              <table:table-cell office:value-type="float" office:value="52.21">
                <text:p>52.21</text:p>
              </table:table-cell>
              <table:table-cell office:value-type="float" office:value="54.5">
                <text:p>54.5</text:p>
              </table:table-cell>
              <table:table-cell office:value-type="float" office:value="40.6186">
                <text:p>40.6186</text:p>
              </table:table-cell>
            </table:table-row>
            <table:table-row>
              <table:table-cell office:value-type="float" office:value="52.38">
                <text:p>52.38</text:p>
              </table:table-cell>
              <table:table-cell office:value-type="float" office:value="54.5">
                <text:p>54.5</text:p>
              </table:table-cell>
              <table:table-cell office:value-type="float" office:value="40.7182">
                <text:p>40.7182</text:p>
              </table:table-cell>
            </table:table-row>
            <table:table-row>
              <table:table-cell office:value-type="float" office:value="52.54">
                <text:p>52.54</text:p>
              </table:table-cell>
              <table:table-cell office:value-type="float" office:value="54.6">
                <text:p>54.6</text:p>
              </table:table-cell>
              <table:table-cell office:value-type="float" office:value="40.8178">
                <text:p>40.8178</text:p>
              </table:table-cell>
            </table:table-row>
            <table:table-row>
              <table:table-cell office:value-type="float" office:value="52.71">
                <text:p>52.71</text:p>
              </table:table-cell>
              <table:table-cell office:value-type="float" office:value="54.6">
                <text:p>54.6</text:p>
              </table:table-cell>
              <table:table-cell office:value-type="float" office:value="40.9186">
                <text:p>40.9186</text:p>
              </table:table-cell>
            </table:table-row>
            <table:table-row>
              <table:table-cell office:value-type="float" office:value="52.88">
                <text:p>52.88</text:p>
              </table:table-cell>
              <table:table-cell office:value-type="float" office:value="54.6">
                <text:p>54.6</text:p>
              </table:table-cell>
              <table:table-cell office:value-type="float" office:value="41.0182">
                <text:p>41.0182</text:p>
              </table:table-cell>
            </table:table-row>
            <table:table-row>
              <table:table-cell office:value-type="float" office:value="53.04">
                <text:p>53.04</text:p>
              </table:table-cell>
              <table:table-cell office:value-type="float" office:value="54.6">
                <text:p>54.6</text:p>
              </table:table-cell>
              <table:table-cell office:value-type="float" office:value="41.1178">
                <text:p>41.1178</text:p>
              </table:table-cell>
            </table:table-row>
            <table:table-row>
              <table:table-cell office:value-type="float" office:value="53.21">
                <text:p>53.21</text:p>
              </table:table-cell>
              <table:table-cell office:value-type="float" office:value="54.6">
                <text:p>54.6</text:p>
              </table:table-cell>
              <table:table-cell office:value-type="float" office:value="41.218">
                <text:p>41.218</text:p>
              </table:table-cell>
            </table:table-row>
            <table:table-row>
              <table:table-cell office:value-type="float" office:value="53.38">
                <text:p>53.38</text:p>
              </table:table-cell>
              <table:table-cell office:value-type="float" office:value="54.7">
                <text:p>54.7</text:p>
              </table:table-cell>
              <table:table-cell office:value-type="float" office:value="41.3182">
                <text:p>41.3182</text:p>
              </table:table-cell>
            </table:table-row>
            <table:table-row>
              <table:table-cell office:value-type="float" office:value="53.54">
                <text:p>53.54</text:p>
              </table:table-cell>
              <table:table-cell office:value-type="float" office:value="54.7">
                <text:p>54.7</text:p>
              </table:table-cell>
              <table:table-cell office:value-type="float" office:value="41.4178">
                <text:p>41.4178</text:p>
              </table:table-cell>
            </table:table-row>
            <table:table-row>
              <table:table-cell office:value-type="float" office:value="53.71">
                <text:p>53.71</text:p>
              </table:table-cell>
              <table:table-cell office:value-type="float" office:value="54.7">
                <text:p>54.7</text:p>
              </table:table-cell>
              <table:table-cell office:value-type="float" office:value="41.5186">
                <text:p>41.5186</text:p>
              </table:table-cell>
            </table:table-row>
            <table:table-row>
              <table:table-cell office:value-type="float" office:value="53.88">
                <text:p>53.88</text:p>
              </table:table-cell>
              <table:table-cell office:value-type="float" office:value="54.7">
                <text:p>54.7</text:p>
              </table:table-cell>
              <table:table-cell office:value-type="float" office:value="41.6182">
                <text:p>41.6182</text:p>
              </table:table-cell>
            </table:table-row>
            <table:table-row>
              <table:table-cell office:value-type="float" office:value="54.04">
                <text:p>54.04</text:p>
              </table:table-cell>
              <table:table-cell office:value-type="float" office:value="54.7">
                <text:p>54.7</text:p>
              </table:table-cell>
              <table:table-cell office:value-type="float" office:value="41.7184">
                <text:p>41.7184</text:p>
              </table:table-cell>
            </table:table-row>
            <table:table-row>
              <table:table-cell office:value-type="float" office:value="54.21">
                <text:p>54.21</text:p>
              </table:table-cell>
              <table:table-cell office:value-type="float" office:value="54.8">
                <text:p>54.8</text:p>
              </table:table-cell>
              <table:table-cell office:value-type="float" office:value="41.8186">
                <text:p>41.8186</text:p>
              </table:table-cell>
            </table:table-row>
            <table:table-row>
              <table:table-cell office:value-type="float" office:value="54.38">
                <text:p>54.38</text:p>
              </table:table-cell>
              <table:table-cell office:value-type="float" office:value="54.8">
                <text:p>54.8</text:p>
              </table:table-cell>
              <table:table-cell office:value-type="float" office:value="41.9188">
                <text:p>41.9188</text:p>
              </table:table-cell>
            </table:table-row>
            <table:table-row>
              <table:table-cell office:value-type="float" office:value="54.54">
                <text:p>54.54</text:p>
              </table:table-cell>
              <table:table-cell office:value-type="float" office:value="54.8">
                <text:p>54.8</text:p>
              </table:table-cell>
              <table:table-cell office:value-type="float" office:value="42.0184">
                <text:p>42.0184</text:p>
              </table:table-cell>
            </table:table-row>
            <table:table-row>
              <table:table-cell office:value-type="float" office:value="54.71">
                <text:p>54.71</text:p>
              </table:table-cell>
              <table:table-cell office:value-type="float" office:value="54.8">
                <text:p>54.8</text:p>
              </table:table-cell>
              <table:table-cell office:value-type="float" office:value="42.1186">
                <text:p>42.1186</text:p>
              </table:table-cell>
            </table:table-row>
            <table:table-row>
              <table:table-cell office:value-type="float" office:value="54.88">
                <text:p>54.88</text:p>
              </table:table-cell>
              <table:table-cell office:value-type="float" office:value="54.8">
                <text:p>54.8</text:p>
              </table:table-cell>
              <table:table-cell office:value-type="float" office:value="42.2182">
                <text:p>42.2182</text:p>
              </table:table-cell>
            </table:table-row>
            <table:table-row>
              <table:table-cell office:value-type="float" office:value="55.04">
                <text:p>55.04</text:p>
              </table:table-cell>
              <table:table-cell office:value-type="float" office:value="54.9">
                <text:p>54.9</text:p>
              </table:table-cell>
              <table:table-cell office:value-type="float" office:value="42.3184">
                <text:p>42.3184</text:p>
              </table:table-cell>
            </table:table-row>
            <table:table-row>
              <table:table-cell office:value-type="float" office:value="55.21">
                <text:p>55.21</text:p>
              </table:table-cell>
              <table:table-cell office:value-type="float" office:value="54.9">
                <text:p>54.9</text:p>
              </table:table-cell>
              <table:table-cell office:value-type="float" office:value="42.4186">
                <text:p>42.4186</text:p>
              </table:table-cell>
            </table:table-row>
            <table:table-row>
              <table:table-cell office:value-type="float" office:value="55.38">
                <text:p>55.38</text:p>
              </table:table-cell>
              <table:table-cell office:value-type="float" office:value="54.9">
                <text:p>54.9</text:p>
              </table:table-cell>
              <table:table-cell office:value-type="float" office:value="42.5182">
                <text:p>42.5182</text:p>
              </table:table-cell>
            </table:table-row>
            <table:table-row>
              <table:table-cell office:value-type="float" office:value="55.54">
                <text:p>55.54</text:p>
              </table:table-cell>
              <table:table-cell office:value-type="float" office:value="54.9">
                <text:p>54.9</text:p>
              </table:table-cell>
              <table:table-cell office:value-type="float" office:value="42.6184">
                <text:p>42.6184</text:p>
              </table:table-cell>
            </table:table-row>
            <table:table-row>
              <table:table-cell office:value-type="float" office:value="55.71">
                <text:p>55.71</text:p>
              </table:table-cell>
              <table:table-cell office:value-type="float" office:value="54.9">
                <text:p>54.9</text:p>
              </table:table-cell>
              <table:table-cell office:value-type="float" office:value="42.7186">
                <text:p>42.7186</text:p>
              </table:table-cell>
            </table:table-row>
            <table:table-row>
              <table:table-cell office:value-type="float" office:value="55.88">
                <text:p>55.88</text:p>
              </table:table-cell>
              <table:table-cell office:value-type="float" office:value="54.9">
                <text:p>54.9</text:p>
              </table:table-cell>
              <table:table-cell office:value-type="float" office:value="42.8182">
                <text:p>42.8182</text:p>
              </table:table-cell>
            </table:table-row>
            <table:table-row>
              <table:table-cell office:value-type="float" office:value="56.04">
                <text:p>56.04</text:p>
              </table:table-cell>
              <table:table-cell office:value-type="float" office:value="55">
                <text:p>55</text:p>
              </table:table-cell>
              <table:table-cell office:value-type="float" office:value="42.9184">
                <text:p>42.9184</text:p>
              </table:table-cell>
            </table:table-row>
            <table:table-row>
              <table:table-cell office:value-type="float" office:value="56.21">
                <text:p>56.21</text:p>
              </table:table-cell>
              <table:table-cell office:value-type="float" office:value="55">
                <text:p>55</text:p>
              </table:table-cell>
              <table:table-cell office:value-type="float" office:value="43.0186">
                <text:p>43.0186</text:p>
              </table:table-cell>
            </table:table-row>
            <table:table-row>
              <table:table-cell office:value-type="float" office:value="56.38">
                <text:p>56.38</text:p>
              </table:table-cell>
              <table:table-cell office:value-type="float" office:value="55">
                <text:p>55</text:p>
              </table:table-cell>
              <table:table-cell office:value-type="float" office:value="43.1182">
                <text:p>43.1182</text:p>
              </table:table-cell>
            </table:table-row>
            <table:table-row>
              <table:table-cell office:value-type="float" office:value="56.54">
                <text:p>56.54</text:p>
              </table:table-cell>
              <table:table-cell office:value-type="float" office:value="55">
                <text:p>55</text:p>
              </table:table-cell>
              <table:table-cell office:value-type="float" office:value="43.2178">
                <text:p>43.2178</text:p>
              </table:table-cell>
            </table:table-row>
            <table:table-row>
              <table:table-cell office:value-type="float" office:value="56.71">
                <text:p>56.71</text:p>
              </table:table-cell>
              <table:table-cell office:value-type="float" office:value="55">
                <text:p>55</text:p>
              </table:table-cell>
              <table:table-cell office:value-type="float" office:value="43.3186">
                <text:p>43.3186</text:p>
              </table:table-cell>
            </table:table-row>
            <table:table-row>
              <table:table-cell office:value-type="float" office:value="56.88">
                <text:p>56.88</text:p>
              </table:table-cell>
              <table:table-cell office:value-type="float" office:value="55">
                <text:p>55</text:p>
              </table:table-cell>
              <table:table-cell office:value-type="float" office:value="43.4188">
                <text:p>43.4188</text:p>
              </table:table-cell>
            </table:table-row>
            <table:table-row>
              <table:table-cell office:value-type="float" office:value="57.04">
                <text:p>57.04</text:p>
              </table:table-cell>
              <table:table-cell office:value-type="float" office:value="55">
                <text:p>55</text:p>
              </table:table-cell>
              <table:table-cell office:value-type="float" office:value="43.5178">
                <text:p>43.5178</text:p>
              </table:table-cell>
            </table:table-row>
            <table:table-row>
              <table:table-cell office:value-type="float" office:value="57.21">
                <text:p>57.21</text:p>
              </table:table-cell>
              <table:table-cell office:value-type="float" office:value="55.1">
                <text:p>55.1</text:p>
              </table:table-cell>
              <table:table-cell office:value-type="float" office:value="43.6186">
                <text:p>43.6186</text:p>
              </table:table-cell>
            </table:table-row>
            <table:table-row>
              <table:table-cell office:value-type="float" office:value="57.38">
                <text:p>57.38</text:p>
              </table:table-cell>
              <table:table-cell office:value-type="float" office:value="55">
                <text:p>55</text:p>
              </table:table-cell>
              <table:table-cell office:value-type="float" office:value="43.7188">
                <text:p>43.7188</text:p>
              </table:table-cell>
            </table:table-row>
            <table:table-row>
              <table:table-cell office:value-type="float" office:value="57.54">
                <text:p>57.54</text:p>
              </table:table-cell>
              <table:table-cell office:value-type="float" office:value="55">
                <text:p>55</text:p>
              </table:table-cell>
              <table:table-cell office:value-type="float" office:value="43.8184">
                <text:p>43.8184</text:p>
              </table:table-cell>
            </table:table-row>
            <table:table-row>
              <table:table-cell office:value-type="float" office:value="57.71">
                <text:p>57.71</text:p>
              </table:table-cell>
              <table:table-cell office:value-type="float" office:value="55.1">
                <text:p>55.1</text:p>
              </table:table-cell>
              <table:table-cell office:value-type="float" office:value="43.9192">
                <text:p>43.9192</text:p>
              </table:table-cell>
            </table:table-row>
            <table:table-row>
              <table:table-cell office:value-type="float" office:value="57.88">
                <text:p>57.88</text:p>
              </table:table-cell>
              <table:table-cell office:value-type="float" office:value="55.1">
                <text:p>55.1</text:p>
              </table:table-cell>
              <table:table-cell office:value-type="float" office:value="44.0188">
                <text:p>44.0188</text:p>
              </table:table-cell>
            </table:table-row>
            <table:table-row>
              <table:table-cell office:value-type="float" office:value="58.04">
                <text:p>58.04</text:p>
              </table:table-cell>
              <table:table-cell office:value-type="float" office:value="55.1">
                <text:p>55.1</text:p>
              </table:table-cell>
              <table:table-cell office:value-type="float" office:value="44.1184">
                <text:p>44.1184</text:p>
              </table:table-cell>
            </table:table-row>
            <table:table-row>
              <table:table-cell office:value-type="float" office:value="58.21">
                <text:p>58.21</text:p>
              </table:table-cell>
              <table:table-cell office:value-type="float" office:value="55.1">
                <text:p>55.1</text:p>
              </table:table-cell>
              <table:table-cell office:value-type="float" office:value="44.2186">
                <text:p>44.2186</text:p>
              </table:table-cell>
            </table:table-row>
            <table:table-row>
              <table:table-cell office:value-type="float" office:value="58.38">
                <text:p>58.38</text:p>
              </table:table-cell>
              <table:table-cell office:value-type="float" office:value="55.1">
                <text:p>55.1</text:p>
              </table:table-cell>
              <table:table-cell office:value-type="float" office:value="44.3194">
                <text:p>44.3194</text:p>
              </table:table-cell>
            </table:table-row>
            <table:table-row>
              <table:table-cell office:value-type="float" office:value="58.54">
                <text:p>58.54</text:p>
              </table:table-cell>
              <table:table-cell office:value-type="float" office:value="55.1">
                <text:p>55.1</text:p>
              </table:table-cell>
              <table:table-cell office:value-type="float" office:value="44.4196">
                <text:p>44.4196</text:p>
              </table:table-cell>
            </table:table-row>
            <table:table-row>
              <table:table-cell office:value-type="float" office:value="58.71">
                <text:p>58.71</text:p>
              </table:table-cell>
              <table:table-cell office:value-type="float" office:value="55.1">
                <text:p>55.1</text:p>
              </table:table-cell>
              <table:table-cell office:value-type="float" office:value="44.5186">
                <text:p>44.5186</text:p>
              </table:table-cell>
            </table:table-row>
            <table:table-row>
              <table:table-cell office:value-type="float" office:value="58.88">
                <text:p>58.88</text:p>
              </table:table-cell>
              <table:table-cell office:value-type="float" office:value="55.1">
                <text:p>55.1</text:p>
              </table:table-cell>
              <table:table-cell office:value-type="float" office:value="44.6188">
                <text:p>44.6188</text:p>
              </table:table-cell>
            </table:table-row>
            <table:table-row>
              <table:table-cell office:value-type="float" office:value="59.04">
                <text:p>59.04</text:p>
              </table:table-cell>
              <table:table-cell office:value-type="float" office:value="55.1">
                <text:p>55.1</text:p>
              </table:table-cell>
              <table:table-cell office:value-type="float" office:value="44.7196">
                <text:p>44.7196</text:p>
              </table:table-cell>
            </table:table-row>
            <table:table-row>
              <table:table-cell office:value-type="float" office:value="59.21">
                <text:p>59.21</text:p>
              </table:table-cell>
              <table:table-cell office:value-type="float" office:value="55.1">
                <text:p>55.1</text:p>
              </table:table-cell>
              <table:table-cell office:value-type="float" office:value="44.8186">
                <text:p>44.8186</text:p>
              </table:table-cell>
            </table:table-row>
            <table:table-row>
              <table:table-cell office:value-type="float" office:value="59.38">
                <text:p>59.38</text:p>
              </table:table-cell>
              <table:table-cell office:value-type="float" office:value="55.1">
                <text:p>55.1</text:p>
              </table:table-cell>
              <table:table-cell office:value-type="float" office:value="44.9194">
                <text:p>44.9194</text:p>
              </table:table-cell>
            </table:table-row>
            <table:table-row>
              <table:table-cell office:value-type="float" office:value="59.54">
                <text:p>59.54</text:p>
              </table:table-cell>
              <table:table-cell office:value-type="float" office:value="55.1">
                <text:p>55.1</text:p>
              </table:table-cell>
              <table:table-cell office:value-type="float" office:value="45.019">
                <text:p>45.019</text:p>
              </table:table-cell>
            </table:table-row>
            <table:table-row>
              <table:table-cell office:value-type="float" office:value="59.71">
                <text:p>59.71</text:p>
              </table:table-cell>
              <table:table-cell office:value-type="float" office:value="55.1">
                <text:p>55.1</text:p>
              </table:table-cell>
              <table:table-cell office:value-type="float" office:value="45.1192">
                <text:p>45.1192</text:p>
              </table:table-cell>
            </table:table-row>
            <table:table-row>
              <table:table-cell office:value-type="float" office:value="59.88">
                <text:p>59.88</text:p>
              </table:table-cell>
              <table:table-cell office:value-type="float" office:value="55.1">
                <text:p>55.1</text:p>
              </table:table-cell>
              <table:table-cell office:value-type="float" office:value="45.2188">
                <text:p>45.2188</text:p>
              </table:table-cell>
            </table:table-row>
            <table:table-row>
              <table:table-cell office:value-type="float" office:value="60.04">
                <text:p>60.04</text:p>
              </table:table-cell>
              <table:table-cell office:value-type="float" office:value="55.1">
                <text:p>55.1</text:p>
              </table:table-cell>
              <table:table-cell office:value-type="float" office:value="45.3196">
                <text:p>45.3196</text:p>
              </table:table-cell>
            </table:table-row>
            <table:table-row>
              <table:table-cell office:value-type="float" office:value="60.21">
                <text:p>60.21</text:p>
              </table:table-cell>
              <table:table-cell office:value-type="float" office:value="55.1">
                <text:p>55.1</text:p>
              </table:table-cell>
              <table:table-cell office:value-type="float" office:value="45.4198">
                <text:p>45.4198</text:p>
              </table:table-cell>
            </table:table-row>
            <table:table-row>
              <table:table-cell office:value-type="float" office:value="60.38">
                <text:p>60.38</text:p>
              </table:table-cell>
              <table:table-cell office:value-type="float" office:value="55.1">
                <text:p>55.1</text:p>
              </table:table-cell>
              <table:table-cell office:value-type="float" office:value="45.5194">
                <text:p>45.5194</text:p>
              </table:table-cell>
            </table:table-row>
            <table:table-row>
              <table:table-cell office:value-type="float" office:value="60.55">
                <text:p>60.55</text:p>
              </table:table-cell>
              <table:table-cell office:value-type="float" office:value="55.1">
                <text:p>55.1</text:p>
              </table:table-cell>
              <table:table-cell office:value-type="float" office:value="45.6196">
                <text:p>45.6196</text:p>
              </table:table-cell>
            </table:table-row>
            <table:table-row>
              <table:table-cell office:value-type="float" office:value="60.71">
                <text:p>60.71</text:p>
              </table:table-cell>
              <table:table-cell office:value-type="float" office:value="55.2">
                <text:p>55.2</text:p>
              </table:table-cell>
              <table:table-cell office:value-type="float" office:value="45.7198">
                <text:p>45.7198</text:p>
              </table:table-cell>
            </table:table-row>
            <table:table-row>
              <table:table-cell office:value-type="float" office:value="60.88">
                <text:p>60.88</text:p>
              </table:table-cell>
              <table:table-cell office:value-type="float" office:value="55.2">
                <text:p>55.2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float" office:value="61.05">
                <text:p>61.05</text:p>
              </table:table-cell>
              <table:table-cell office:value-type="float" office:value="55.2">
                <text:p>55.2</text:p>
              </table:table-cell>
              <table:table-cell office:value-type="float" office:value="45.9196">
                <text:p>45.9196</text:p>
              </table:table-cell>
            </table:table-row>
            <table:table-row>
              <table:table-cell office:value-type="float" office:value="61.21">
                <text:p>61.21</text:p>
              </table:table-cell>
              <table:table-cell office:value-type="float" office:value="55.1">
                <text:p>55.1</text:p>
              </table:table-cell>
              <table:table-cell office:value-type="float" office:value="46.0198">
                <text:p>46.0198</text:p>
              </table:table-cell>
            </table:table-row>
            <table:table-row>
              <table:table-cell office:value-type="float" office:value="61.38">
                <text:p>61.38</text:p>
              </table:table-cell>
              <table:table-cell office:value-type="float" office:value="55.1">
                <text:p>55.1</text:p>
              </table:table-cell>
              <table:table-cell office:value-type="float" office:value="46.1194">
                <text:p>46.1194</text:p>
              </table:table-cell>
            </table:table-row>
            <table:table-row>
              <table:table-cell office:value-type="float" office:value="61.55">
                <text:p>61.55</text:p>
              </table:table-cell>
              <table:table-cell office:value-type="float" office:value="55.1">
                <text:p>55.1</text:p>
              </table:table-cell>
              <table:table-cell office:value-type="float" office:value="46.2196">
                <text:p>46.2196</text:p>
              </table:table-cell>
            </table:table-row>
            <table:table-row>
              <table:table-cell office:value-type="float" office:value="61.71">
                <text:p>61.71</text:p>
              </table:table-cell>
              <table:table-cell office:value-type="float" office:value="55.2">
                <text:p>55.2</text:p>
              </table:table-cell>
              <table:table-cell office:value-type="float" office:value="46.3198">
                <text:p>46.3198</text:p>
              </table:table-cell>
            </table:table-row>
            <table:table-row>
              <table:table-cell office:value-type="float" office:value="61.88">
                <text:p>61.88</text:p>
              </table:table-cell>
              <table:table-cell office:value-type="float" office:value="55.1">
                <text:p>55.1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float" office:value="62.05">
                <text:p>62.05</text:p>
              </table:table-cell>
              <table:table-cell office:value-type="float" office:value="55.2">
                <text:p>55.2</text:p>
              </table:table-cell>
              <table:table-cell office:value-type="float" office:value="46.5196">
                <text:p>46.5196</text:p>
              </table:table-cell>
            </table:table-row>
            <table:table-row>
              <table:table-cell office:value-type="float" office:value="62.21">
                <text:p>62.21</text:p>
              </table:table-cell>
              <table:table-cell office:value-type="float" office:value="55.2">
                <text:p>55.2</text:p>
              </table:table-cell>
              <table:table-cell office:value-type="float" office:value="46.6204">
                <text:p>46.6204</text:p>
              </table:table-cell>
            </table:table-row>
            <table:table-row>
              <table:table-cell office:value-type="float" office:value="62.38">
                <text:p>62.38</text:p>
              </table:table-cell>
              <table:table-cell office:value-type="float" office:value="55.1">
                <text:p>55.1</text:p>
              </table:table-cell>
              <table:table-cell office:value-type="float" office:value="46.7206">
                <text:p>46.7206</text:p>
              </table:table-cell>
            </table:table-row>
            <table:table-row>
              <table:table-cell office:value-type="float" office:value="62.55">
                <text:p>62.55</text:p>
              </table:table-cell>
              <table:table-cell office:value-type="float" office:value="55.2">
                <text:p>55.2</text:p>
              </table:table-cell>
              <table:table-cell office:value-type="float" office:value="46.8202">
                <text:p>46.8202</text:p>
              </table:table-cell>
            </table:table-row>
            <table:table-row>
              <table:table-cell office:value-type="float" office:value="62.71">
                <text:p>62.71</text:p>
              </table:table-cell>
              <table:table-cell office:value-type="float" office:value="55.2">
                <text:p>55.2</text:p>
              </table:table-cell>
              <table:table-cell office:value-type="float" office:value="46.9198">
                <text:p>46.9198</text:p>
              </table:table-cell>
            </table:table-row>
            <table:table-row>
              <table:table-cell office:value-type="float" office:value="62.88">
                <text:p>62.88</text:p>
              </table:table-cell>
              <table:table-cell office:value-type="float" office:value="55.3">
                <text:p>55.3</text:p>
              </table:table-cell>
              <table:table-cell office:value-type="float" office:value="47.0194">
                <text:p>47.0194</text:p>
              </table:table-cell>
            </table:table-row>
            <table:table-row>
              <table:table-cell office:value-type="float" office:value="63.05">
                <text:p>63.05</text:p>
              </table:table-cell>
              <table:table-cell office:value-type="float" office:value="55.3">
                <text:p>55.3</text:p>
              </table:table-cell>
              <table:table-cell office:value-type="float" office:value="47.1202">
                <text:p>47.1202</text:p>
              </table:table-cell>
            </table:table-row>
            <table:table-row>
              <table:table-cell office:value-type="float" office:value="63.21">
                <text:p>63.21</text:p>
              </table:table-cell>
              <table:table-cell office:value-type="float" office:value="55.3">
                <text:p>55.3</text:p>
              </table:table-cell>
              <table:table-cell office:value-type="float" office:value="47.2204">
                <text:p>47.2204</text:p>
              </table:table-cell>
            </table:table-row>
            <table:table-row>
              <table:table-cell office:value-type="float" office:value="63.38">
                <text:p>63.38</text:p>
              </table:table-cell>
              <table:table-cell office:value-type="float" office:value="55.3">
                <text:p>55.3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float" office:value="63.55">
                <text:p>63.55</text:p>
              </table:table-cell>
              <table:table-cell office:value-type="float" office:value="55.3">
                <text:p>55.3</text:p>
              </table:table-cell>
              <table:table-cell office:value-type="float" office:value="47.4202">
                <text:p>47.4202</text:p>
              </table:table-cell>
            </table:table-row>
            <table:table-row>
              <table:table-cell office:value-type="float" office:value="63.71">
                <text:p>63.71</text:p>
              </table:table-cell>
              <table:table-cell office:value-type="float" office:value="55.3">
                <text:p>55.3</text:p>
              </table:table-cell>
              <table:table-cell office:value-type="float" office:value="47.521">
                <text:p>47.521</text:p>
              </table:table-cell>
            </table:table-row>
            <table:table-row>
              <table:table-cell office:value-type="float" office:value="63.88">
                <text:p>63.88</text:p>
              </table:table-cell>
              <table:table-cell office:value-type="float" office:value="55.2">
                <text:p>55.2</text:p>
              </table:table-cell>
              <table:table-cell office:value-type="float" office:value="47.6212">
                <text:p>47.6212</text:p>
              </table:table-cell>
            </table:table-row>
            <table:table-row>
              <table:table-cell office:value-type="float" office:value="64.05">
                <text:p>64.05</text:p>
              </table:table-cell>
              <table:table-cell office:value-type="float" office:value="55.2">
                <text:p>55.2</text:p>
              </table:table-cell>
              <table:table-cell office:value-type="float" office:value="47.7208">
                <text:p>47.7208</text:p>
              </table:table-cell>
            </table:table-row>
            <table:table-row>
              <table:table-cell office:value-type="float" office:value="64.21">
                <text:p>64.21</text:p>
              </table:table-cell>
              <table:table-cell office:value-type="float" office:value="55.3">
                <text:p>55.3</text:p>
              </table:table-cell>
              <table:table-cell office:value-type="float" office:value="47.821">
                <text:p>47.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